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09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395.44pt" svg:y="60.9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83.85pt" svg:y="341.23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783.55pt" svg:y="104.54pt">
            <loext:p draw:notify-on-update-of-ranges="Sheet2.A2:Sheet2.A83 Sheet2.S1:Sheet2.S1 Sheet2.S2:Sheet2.S83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453.51pt" svg:height="255.09pt" svg:x="240.24pt" svg:y="258.83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Sheet2.B2]/[Sheet2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Sheet2.K2]/[Sheet2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Sheet2.M2]/[Sheet2.M$2]" office:value-type="float" office:value="1" calcext:value-type="float">
            <text:p>1</text:p>
          </table:table-cell>
          <table:table-cell table:formula="of:=[Sheet2.N2]/[Sheet2.N$2]" office:value-type="float" office:value="1" calcext:value-type="float">
            <text:p>1</text:p>
          </table:table-cell>
          <table:table-cell table:formula="of:=[Sheet2.O2]/[Sheet2.O$2]" office:value-type="float" office:value="1" calcext:value-type="float">
            <text:p>1</text:p>
          </table:table-cell>
          <table:table-cell table:formula="of:=([Sheet2.M2])/([Sheet2.M$2]+[Sheet2.N$2]+[Sheet2.O$2])" office:value-type="float" office:value="0.961964347782909" calcext:value-type="float">
            <text:p>0.961964347782909</text:p>
          </table:table-cell>
          <table:table-cell table:formula="of:=([Sheet2.N2]+[Sheet2.O2])/([Sheet2.M$2]+[Sheet2.N$2]+[Sheet2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Sheet2.B3]/[Sheet2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Sheet2.K3]/[Sheet2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Sheet2.M3]/[Sheet2.M$2]" office:value-type="float" office:value="1" calcext:value-type="float">
            <text:p>1</text:p>
          </table:table-cell>
          <table:table-cell table:formula="of:=[Sheet2.N3]/[Sheet2.N$2]" office:value-type="float" office:value="1" calcext:value-type="float">
            <text:p>1</text:p>
          </table:table-cell>
          <table:table-cell table:formula="of:=[Sheet2.O3]/[Sheet2.O$2]" office:value-type="float" office:value="1" calcext:value-type="float">
            <text:p>1</text:p>
          </table:table-cell>
          <table:table-cell table:formula="of:=([Sheet2.M3])/([Sheet2.M$2]+[Sheet2.N$2]+[Sheet2.O$2])" office:value-type="float" office:value="0.961964347782909" calcext:value-type="float">
            <text:p>0.961964347782909</text:p>
          </table:table-cell>
          <table:table-cell table:formula="of:=([Sheet2.N3]+[Sheet2.O3])/([Sheet2.M$2]+[Sheet2.N$2]+[Sheet2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Sheet2.B4]/[Sheet2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Sheet2.K4]/[Sheet2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Sheet2.M4]/[Sheet2.M$2]" office:value-type="float" office:value="0.940776682324197" calcext:value-type="float">
            <text:p>0.940776682324197</text:p>
          </table:table-cell>
          <table:table-cell table:formula="of:=[Sheet2.N4]/[Sheet2.N$2]" office:value-type="float" office:value="0.777147841255997" calcext:value-type="float">
            <text:p>0.777147841255997</text:p>
          </table:table-cell>
          <table:table-cell table:formula="of:=[Sheet2.O4]/[Sheet2.O$2]" office:value-type="float" office:value="0.6" calcext:value-type="float">
            <text:p>0.6</text:p>
          </table:table-cell>
          <table:table-cell table:formula="of:=([Sheet2.M4])/([Sheet2.M$2]+[Sheet2.N$2]+[Sheet2.O$2])" office:value-type="float" office:value="0.904993627621365" calcext:value-type="float">
            <text:p>0.904993627621365</text:p>
          </table:table-cell>
          <table:table-cell table:formula="of:=([Sheet2.N4]+[Sheet2.O4])/([Sheet2.M$2]+[Sheet2.N$2]+[Sheet2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Sheet2.B5]/[Sheet2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Sheet2.K5]/[Sheet2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Sheet2.M5]/[Sheet2.M$2]" office:value-type="float" office:value="0.940776682324197" calcext:value-type="float">
            <text:p>0.940776682324197</text:p>
          </table:table-cell>
          <table:table-cell table:formula="of:=[Sheet2.N5]/[Sheet2.N$2]" office:value-type="float" office:value="0.777147841255997" calcext:value-type="float">
            <text:p>0.777147841255997</text:p>
          </table:table-cell>
          <table:table-cell table:formula="of:=[Sheet2.O5]/[Sheet2.O$2]" office:value-type="float" office:value="0.6" calcext:value-type="float">
            <text:p>0.6</text:p>
          </table:table-cell>
          <table:table-cell table:formula="of:=([Sheet2.M5])/([Sheet2.M$2]+[Sheet2.N$2]+[Sheet2.O$2])" office:value-type="float" office:value="0.904993627621365" calcext:value-type="float">
            <text:p>0.904993627621365</text:p>
          </table:table-cell>
          <table:table-cell table:formula="of:=([Sheet2.N5]+[Sheet2.O5])/([Sheet2.M$2]+[Sheet2.N$2]+[Sheet2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Sheet2.B6]/[Sheet2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Sheet2.K6]/[Sheet2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Sheet2.M6]/[Sheet2.M$2]" office:value-type="float" office:value="0.884185894457922" calcext:value-type="float">
            <text:p>0.884185894457922</text:p>
          </table:table-cell>
          <table:table-cell table:formula="of:=[Sheet2.N6]/[Sheet2.N$2]" office:value-type="float" office:value="0.527692978630615" calcext:value-type="float">
            <text:p>0.527692978630615</text:p>
          </table:table-cell>
          <table:table-cell table:formula="of:=[Sheet2.O6]/[Sheet2.O$2]" office:value-type="float" office:value="0.4" calcext:value-type="float">
            <text:p>0.4</text:p>
          </table:table-cell>
          <table:table-cell table:formula="of:=([Sheet2.M6])/([Sheet2.M$2]+[Sheet2.N$2]+[Sheet2.O$2])" office:value-type="float" office:value="0.850555307281063" calcext:value-type="float">
            <text:p>0.850555307281063</text:p>
          </table:table-cell>
          <table:table-cell table:formula="of:=([Sheet2.N6]+[Sheet2.O6])/([Sheet2.M$2]+[Sheet2.N$2]+[Sheet2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Sheet2.B7]/[Sheet2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Sheet2.K7]/[Sheet2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Sheet2.M7]/[Sheet2.M$2]" office:value-type="float" office:value="0.884185894457922" calcext:value-type="float">
            <text:p>0.884185894457922</text:p>
          </table:table-cell>
          <table:table-cell table:formula="of:=[Sheet2.N7]/[Sheet2.N$2]" office:value-type="float" office:value="0.527692978630615" calcext:value-type="float">
            <text:p>0.527692978630615</text:p>
          </table:table-cell>
          <table:table-cell table:formula="of:=[Sheet2.O7]/[Sheet2.O$2]" office:value-type="float" office:value="0.4" calcext:value-type="float">
            <text:p>0.4</text:p>
          </table:table-cell>
          <table:table-cell table:formula="of:=([Sheet2.M7])/([Sheet2.M$2]+[Sheet2.N$2]+[Sheet2.O$2])" office:value-type="float" office:value="0.850555307281063" calcext:value-type="float">
            <text:p>0.850555307281063</text:p>
          </table:table-cell>
          <table:table-cell table:formula="of:=([Sheet2.N7]+[Sheet2.O7])/([Sheet2.M$2]+[Sheet2.N$2]+[Sheet2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Sheet2.B8]/[Sheet2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Sheet2.K8]/[Sheet2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Sheet2.M8]/[Sheet2.M$2]" office:value-type="float" office:value="0.828765119840328" calcext:value-type="float">
            <text:p>0.828765119840328</text:p>
          </table:table-cell>
          <table:table-cell table:formula="of:=[Sheet2.N8]/[Sheet2.N$2]" office:value-type="float" office:value="0.301351940689054" calcext:value-type="float">
            <text:p>0.301351940689054</text:p>
          </table:table-cell>
          <table:table-cell table:formula="of:=[Sheet2.O8]/[Sheet2.O$2]" office:value-type="float" office:value="0.2" calcext:value-type="float">
            <text:p>0.2</text:p>
          </table:table-cell>
          <table:table-cell table:formula="of:=([Sheet2.M8])/([Sheet2.M$2]+[Sheet2.N$2]+[Sheet2.O$2])" office:value-type="float" office:value="0.797242497972425" calcext:value-type="float">
            <text:p>0.797242497972425</text:p>
          </table:table-cell>
          <table:table-cell table:formula="of:=([Sheet2.N8]+[Sheet2.O8])/([Sheet2.M$2]+[Sheet2.N$2]+[Sheet2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Sheet2.B9]/[Sheet2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Sheet2.K9]/[Sheet2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Sheet2.M9]/[Sheet2.M$2]" office:value-type="float" office:value="0.828765119840328" calcext:value-type="float">
            <text:p>0.828765119840328</text:p>
          </table:table-cell>
          <table:table-cell table:formula="of:=[Sheet2.N9]/[Sheet2.N$2]" office:value-type="float" office:value="0.301351940689054" calcext:value-type="float">
            <text:p>0.301351940689054</text:p>
          </table:table-cell>
          <table:table-cell table:formula="of:=[Sheet2.O9]/[Sheet2.O$2]" office:value-type="float" office:value="0.2" calcext:value-type="float">
            <text:p>0.2</text:p>
          </table:table-cell>
          <table:table-cell table:formula="of:=([Sheet2.M9])/([Sheet2.M$2]+[Sheet2.N$2]+[Sheet2.O$2])" office:value-type="float" office:value="0.797242497972425" calcext:value-type="float">
            <text:p>0.797242497972425</text:p>
          </table:table-cell>
          <table:table-cell table:formula="of:=([Sheet2.N9]+[Sheet2.O9])/([Sheet2.M$2]+[Sheet2.N$2]+[Sheet2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Sheet2.B10]/[Sheet2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Sheet2.K10]/[Sheet2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Sheet2.M10]/[Sheet2.M$2]" office:value-type="float" office:value="0.769404153547033" calcext:value-type="float">
            <text:p>0.769404153547033</text:p>
          </table:table-cell>
          <table:table-cell table:formula="of:=[Sheet2.N10]/[Sheet2.N$2]" office:value-type="float" office:value="0.167466201482774" calcext:value-type="float">
            <text:p>0.167466201482774</text:p>
          </table:table-cell>
          <table:table-cell table:formula="of:=[Sheet2.O10]/[Sheet2.O$2]" office:value-type="float" office:value="0" calcext:value-type="float">
            <text:p>0</text:p>
          </table:table-cell>
          <table:table-cell table:formula="of:=([Sheet2.M10])/([Sheet2.M$2]+[Sheet2.N$2]+[Sheet2.O$2])" office:value-type="float" office:value="0.740139364748332" calcext:value-type="float">
            <text:p>0.740139364748332</text:p>
          </table:table-cell>
          <table:table-cell table:formula="of:=([Sheet2.N10]+[Sheet2.O10])/([Sheet2.M$2]+[Sheet2.N$2]+[Sheet2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Sheet2.B11]/[Sheet2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Sheet2.K11]/[Sheet2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Sheet2.M11]/[Sheet2.M$2]" office:value-type="float" office:value="0.769404153547033" calcext:value-type="float">
            <text:p>0.769404153547033</text:p>
          </table:table-cell>
          <table:table-cell table:formula="of:=[Sheet2.N11]/[Sheet2.N$2]" office:value-type="float" office:value="0.167466201482774" calcext:value-type="float">
            <text:p>0.167466201482774</text:p>
          </table:table-cell>
          <table:table-cell table:formula="of:=[Sheet2.O11]/[Sheet2.O$2]" office:value-type="float" office:value="0" calcext:value-type="float">
            <text:p>0</text:p>
          </table:table-cell>
          <table:table-cell table:formula="of:=([Sheet2.M11])/([Sheet2.M$2]+[Sheet2.N$2]+[Sheet2.O$2])" office:value-type="float" office:value="0.740139364748332" calcext:value-type="float">
            <text:p>0.740139364748332</text:p>
          </table:table-cell>
          <table:table-cell table:formula="of:=([Sheet2.N11]+[Sheet2.O11])/([Sheet2.M$2]+[Sheet2.N$2]+[Sheet2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Sheet2.B12]/[Sheet2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Sheet2.K12]/[Sheet2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Sheet2.M12]/[Sheet2.M$2]" office:value-type="float" office:value="0.71406940931537" calcext:value-type="float">
            <text:p>0.71406940931537</text:p>
          </table:table-cell>
          <table:table-cell table:formula="of:=[Sheet2.N12]/[Sheet2.N$2]" office:value-type="float" office:value="0.100305276929786" calcext:value-type="float">
            <text:p>0.100305276929786</text:p>
          </table:table-cell>
          <table:table-cell table:formula="of:=[Sheet2.O12]/[Sheet2.O$2]" office:value-type="float" office:value="0" calcext:value-type="float">
            <text:p>0</text:p>
          </table:table-cell>
          <table:table-cell table:formula="of:=([Sheet2.M12])/([Sheet2.M$2]+[Sheet2.N$2]+[Sheet2.O$2])" office:value-type="float" office:value="0.686909313603787" calcext:value-type="float">
            <text:p>0.686909313603787</text:p>
          </table:table-cell>
          <table:table-cell table:formula="of:=([Sheet2.N12]+[Sheet2.O12])/([Sheet2.M$2]+[Sheet2.N$2]+[Sheet2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Sheet2.B13]/[Sheet2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Sheet2.K13]/[Sheet2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Sheet2.M13]/[Sheet2.M$2]" office:value-type="float" office:value="0.71406940931537" calcext:value-type="float">
            <text:p>0.71406940931537</text:p>
          </table:table-cell>
          <table:table-cell table:formula="of:=[Sheet2.N13]/[Sheet2.N$2]" office:value-type="float" office:value="0.100305276929786" calcext:value-type="float">
            <text:p>0.100305276929786</text:p>
          </table:table-cell>
          <table:table-cell table:formula="of:=[Sheet2.O13]/[Sheet2.O$2]" office:value-type="float" office:value="0" calcext:value-type="float">
            <text:p>0</text:p>
          </table:table-cell>
          <table:table-cell table:formula="of:=([Sheet2.M13])/([Sheet2.M$2]+[Sheet2.N$2]+[Sheet2.O$2])" office:value-type="float" office:value="0.686909313603787" calcext:value-type="float">
            <text:p>0.686909313603787</text:p>
          </table:table-cell>
          <table:table-cell table:formula="of:=([Sheet2.N13]+[Sheet2.O13])/([Sheet2.M$2]+[Sheet2.N$2]+[Sheet2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Sheet2.B14]/[Sheet2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Sheet2.K14]/[Sheet2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Sheet2.M14]/[Sheet2.M$2]" office:value-type="float" office:value="0.661005867272321" calcext:value-type="float">
            <text:p>0.661005867272321</text:p>
          </table:table-cell>
          <table:table-cell table:formula="of:=[Sheet2.N14]/[Sheet2.N$2]" office:value-type="float" office:value="0.0597470562581771" calcext:value-type="float">
            <text:p>0.059747056258177</text:p>
          </table:table-cell>
          <table:table-cell table:formula="of:=[Sheet2.O14]/[Sheet2.O$2]" office:value-type="float" office:value="0" calcext:value-type="float">
            <text:p>0</text:p>
          </table:table-cell>
          <table:table-cell table:formula="of:=([Sheet2.M14])/([Sheet2.M$2]+[Sheet2.N$2]+[Sheet2.O$2])" office:value-type="float" office:value="0.635864077991294" calcext:value-type="float">
            <text:p>0.635864077991294</text:p>
          </table:table-cell>
          <table:table-cell table:formula="of:=([Sheet2.N14]+[Sheet2.O14])/([Sheet2.M$2]+[Sheet2.N$2]+[Sheet2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Sheet2.B15]/[Sheet2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Sheet2.K15]/[Sheet2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Sheet2.M15]/[Sheet2.M$2]" office:value-type="float" office:value="0.661005867272321" calcext:value-type="float">
            <text:p>0.661005867272321</text:p>
          </table:table-cell>
          <table:table-cell table:formula="of:=[Sheet2.N15]/[Sheet2.N$2]" office:value-type="float" office:value="0.0597470562581771" calcext:value-type="float">
            <text:p>0.059747056258177</text:p>
          </table:table-cell>
          <table:table-cell table:formula="of:=[Sheet2.O15]/[Sheet2.O$2]" office:value-type="float" office:value="0" calcext:value-type="float">
            <text:p>0</text:p>
          </table:table-cell>
          <table:table-cell table:formula="of:=([Sheet2.M15])/([Sheet2.M$2]+[Sheet2.N$2]+[Sheet2.O$2])" office:value-type="float" office:value="0.635864077991294" calcext:value-type="float">
            <text:p>0.635864077991294</text:p>
          </table:table-cell>
          <table:table-cell table:formula="of:=([Sheet2.N15]+[Sheet2.O15])/([Sheet2.M$2]+[Sheet2.N$2]+[Sheet2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Sheet2.B16]/[Sheet2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Sheet2.K16]/[Sheet2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Sheet2.M16]/[Sheet2.M$2]" office:value-type="float" office:value="0.607821882688966" calcext:value-type="float">
            <text:p>0.607821882688966</text:p>
          </table:table-cell>
          <table:table-cell table:formula="of:=[Sheet2.N16]/[Sheet2.N$2]" office:value-type="float" office:value="0.0405582206716093" calcext:value-type="float">
            <text:p>0.040558220671609</text:p>
          </table:table-cell>
          <table:table-cell table:formula="of:=[Sheet2.O16]/[Sheet2.O$2]" office:value-type="float" office:value="0" calcext:value-type="float">
            <text:p>0</text:p>
          </table:table-cell>
          <table:table-cell table:formula="of:=([Sheet2.M16])/([Sheet2.M$2]+[Sheet2.N$2]+[Sheet2.O$2])" office:value-type="float" office:value="0.584702980949071" calcext:value-type="float">
            <text:p>0.584702980949071</text:p>
          </table:table-cell>
          <table:table-cell table:formula="of:=([Sheet2.N16]+[Sheet2.O16])/([Sheet2.M$2]+[Sheet2.N$2]+[Sheet2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Sheet2.B17]/[Sheet2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Sheet2.K17]/[Sheet2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Sheet2.M17]/[Sheet2.M$2]" office:value-type="float" office:value="0.607821882688966" calcext:value-type="float">
            <text:p>0.607821882688966</text:p>
          </table:table-cell>
          <table:table-cell table:formula="of:=[Sheet2.N17]/[Sheet2.N$2]" office:value-type="float" office:value="0.0405582206716093" calcext:value-type="float">
            <text:p>0.040558220671609</text:p>
          </table:table-cell>
          <table:table-cell table:formula="of:=[Sheet2.O17]/[Sheet2.O$2]" office:value-type="float" office:value="0" calcext:value-type="float">
            <text:p>0</text:p>
          </table:table-cell>
          <table:table-cell table:formula="of:=([Sheet2.M17])/([Sheet2.M$2]+[Sheet2.N$2]+[Sheet2.O$2])" office:value-type="float" office:value="0.584702980949071" calcext:value-type="float">
            <text:p>0.584702980949071</text:p>
          </table:table-cell>
          <table:table-cell table:formula="of:=([Sheet2.N17]+[Sheet2.O17])/([Sheet2.M$2]+[Sheet2.N$2]+[Sheet2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Sheet2.B18]/[Sheet2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Sheet2.K18]/[Sheet2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Sheet2.M18]/[Sheet2.M$2]" office:value-type="float" office:value="0.558646914090057" calcext:value-type="float">
            <text:p>0.558646914090057</text:p>
          </table:table-cell>
          <table:table-cell table:formula="of:=[Sheet2.N18]/[Sheet2.N$2]" office:value-type="float" office:value="0.0170082860880942" calcext:value-type="float">
            <text:p>0.017008286088094</text:p>
          </table:table-cell>
          <table:table-cell table:formula="of:=[Sheet2.O18]/[Sheet2.O$2]" office:value-type="float" office:value="0" calcext:value-type="float">
            <text:p>0</text:p>
          </table:table-cell>
          <table:table-cell table:formula="of:=([Sheet2.M18])/([Sheet2.M$2]+[Sheet2.N$2]+[Sheet2.O$2])" office:value-type="float" office:value="0.537398414353576" calcext:value-type="float">
            <text:p>0.537398414353576</text:p>
          </table:table-cell>
          <table:table-cell table:formula="of:=([Sheet2.N18]+[Sheet2.O18])/([Sheet2.M$2]+[Sheet2.N$2]+[Sheet2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Sheet2.B19]/[Sheet2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Sheet2.K19]/[Sheet2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Sheet2.M19]/[Sheet2.M$2]" office:value-type="float" office:value="0.558646914090057" calcext:value-type="float">
            <text:p>0.558646914090057</text:p>
          </table:table-cell>
          <table:table-cell table:formula="of:=[Sheet2.N19]/[Sheet2.N$2]" office:value-type="float" office:value="0.0170082860880942" calcext:value-type="float">
            <text:p>0.017008286088094</text:p>
          </table:table-cell>
          <table:table-cell table:formula="of:=[Sheet2.O19]/[Sheet2.O$2]" office:value-type="float" office:value="0" calcext:value-type="float">
            <text:p>0</text:p>
          </table:table-cell>
          <table:table-cell table:formula="of:=([Sheet2.M19])/([Sheet2.M$2]+[Sheet2.N$2]+[Sheet2.O$2])" office:value-type="float" office:value="0.537398414353576" calcext:value-type="float">
            <text:p>0.537398414353576</text:p>
          </table:table-cell>
          <table:table-cell table:formula="of:=([Sheet2.N19]+[Sheet2.O19])/([Sheet2.M$2]+[Sheet2.N$2]+[Sheet2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Sheet2.B20]/[Sheet2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Sheet2.K20]/[Sheet2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Sheet2.M20]/[Sheet2.M$2]" office:value-type="float" office:value="0.511433438290404" calcext:value-type="float">
            <text:p>0.511433438290404</text:p>
          </table:table-cell>
          <table:table-cell table:formula="of:=[Sheet2.N20]/[Sheet2.N$2]" office:value-type="float" office:value="0.0104666375926734" calcext:value-type="float">
            <text:p>0.010466637592673</text:p>
          </table:table-cell>
          <table:table-cell table:formula="of:=[Sheet2.O20]/[Sheet2.O$2]" office:value-type="float" office:value="0" calcext:value-type="float">
            <text:p>0</text:p>
          </table:table-cell>
          <table:table-cell table:formula="of:=([Sheet2.M20])/([Sheet2.M$2]+[Sheet2.N$2]+[Sheet2.O$2])" office:value-type="float" office:value="0.491980733899399" calcext:value-type="float">
            <text:p>0.491980733899399</text:p>
          </table:table-cell>
          <table:table-cell table:formula="of:=([Sheet2.N20]+[Sheet2.O20])/([Sheet2.M$2]+[Sheet2.N$2]+[Sheet2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Sheet2.B21]/[Sheet2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Sheet2.K21]/[Sheet2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Sheet2.M21]/[Sheet2.M$2]" office:value-type="float" office:value="0.511433438290404" calcext:value-type="float">
            <text:p>0.511433438290404</text:p>
          </table:table-cell>
          <table:table-cell table:formula="of:=[Sheet2.N21]/[Sheet2.N$2]" office:value-type="float" office:value="0.0104666375926734" calcext:value-type="float">
            <text:p>0.010466637592673</text:p>
          </table:table-cell>
          <table:table-cell table:formula="of:=[Sheet2.O21]/[Sheet2.O$2]" office:value-type="float" office:value="0" calcext:value-type="float">
            <text:p>0</text:p>
          </table:table-cell>
          <table:table-cell table:formula="of:=([Sheet2.M21])/([Sheet2.M$2]+[Sheet2.N$2]+[Sheet2.O$2])" office:value-type="float" office:value="0.491980733899399" calcext:value-type="float">
            <text:p>0.491980733899399</text:p>
          </table:table-cell>
          <table:table-cell table:formula="of:=([Sheet2.N21]+[Sheet2.O21])/([Sheet2.M$2]+[Sheet2.N$2]+[Sheet2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Sheet2.B22]/[Sheet2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Sheet2.K22]/[Sheet2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Sheet2.M22]/[Sheet2.M$2]" office:value-type="float" office:value="0.463996283487328" calcext:value-type="float">
            <text:p>0.463996283487328</text:p>
          </table:table-cell>
          <table:table-cell table:formula="of:=[Sheet2.N22]/[Sheet2.N$2]" office:value-type="float" office:value="0.0056694286960314" calcext:value-type="float">
            <text:p>0.005669428696031</text:p>
          </table:table-cell>
          <table:table-cell table:formula="of:=[Sheet2.O22]/[Sheet2.O$2]" office:value-type="float" office:value="0" calcext:value-type="float">
            <text:p>0</text:p>
          </table:table-cell>
          <table:table-cell table:formula="of:=([Sheet2.M22])/([Sheet2.M$2]+[Sheet2.N$2]+[Sheet2.O$2])" office:value-type="float" office:value="0.446347882218581" calcext:value-type="float">
            <text:p>0.446347882218581</text:p>
          </table:table-cell>
          <table:table-cell table:formula="of:=([Sheet2.N22]+[Sheet2.O22])/([Sheet2.M$2]+[Sheet2.N$2]+[Sheet2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Sheet2.B23]/[Sheet2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Sheet2.K23]/[Sheet2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Sheet2.M23]/[Sheet2.M$2]" office:value-type="float" office:value="0.463996283487328" calcext:value-type="float">
            <text:p>0.463996283487328</text:p>
          </table:table-cell>
          <table:table-cell table:formula="of:=[Sheet2.N23]/[Sheet2.N$2]" office:value-type="float" office:value="0.0056694286960314" calcext:value-type="float">
            <text:p>0.005669428696031</text:p>
          </table:table-cell>
          <table:table-cell table:formula="of:=[Sheet2.O23]/[Sheet2.O$2]" office:value-type="float" office:value="0" calcext:value-type="float">
            <text:p>0</text:p>
          </table:table-cell>
          <table:table-cell table:formula="of:=([Sheet2.M23])/([Sheet2.M$2]+[Sheet2.N$2]+[Sheet2.O$2])" office:value-type="float" office:value="0.446347882218581" calcext:value-type="float">
            <text:p>0.446347882218581</text:p>
          </table:table-cell>
          <table:table-cell table:formula="of:=([Sheet2.N23]+[Sheet2.O23])/([Sheet2.M$2]+[Sheet2.N$2]+[Sheet2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Sheet2.B24]/[Sheet2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Sheet2.K24]/[Sheet2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Sheet2.M24]/[Sheet2.M$2]" office:value-type="float" office:value="0.420550938591511" calcext:value-type="float">
            <text:p>0.420550938591511</text:p>
          </table:table-cell>
          <table:table-cell table:formula="of:=[Sheet2.N24]/[Sheet2.N$2]" office:value-type="float" office:value="0.00261665939816834" calcext:value-type="float">
            <text:p>0.002616659398168</text:p>
          </table:table-cell>
          <table:table-cell table:formula="of:=[Sheet2.O24]/[Sheet2.O$2]" office:value-type="float" office:value="0" calcext:value-type="float">
            <text:p>0</text:p>
          </table:table-cell>
          <table:table-cell table:formula="of:=([Sheet2.M24])/([Sheet2.M$2]+[Sheet2.N$2]+[Sheet2.O$2])" office:value-type="float" office:value="0.404555009351673" calcext:value-type="float">
            <text:p>0.404555009351673</text:p>
          </table:table-cell>
          <table:table-cell table:formula="of:=([Sheet2.N24]+[Sheet2.O24])/([Sheet2.M$2]+[Sheet2.N$2]+[Sheet2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Sheet2.B25]/[Sheet2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Sheet2.K25]/[Sheet2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Sheet2.M25]/[Sheet2.M$2]" office:value-type="float" office:value="0.420550938591511" calcext:value-type="float">
            <text:p>0.420550938591511</text:p>
          </table:table-cell>
          <table:table-cell table:formula="of:=[Sheet2.N25]/[Sheet2.N$2]" office:value-type="float" office:value="0.00261665939816834" calcext:value-type="float">
            <text:p>0.002616659398168</text:p>
          </table:table-cell>
          <table:table-cell table:formula="of:=[Sheet2.O25]/[Sheet2.O$2]" office:value-type="float" office:value="0" calcext:value-type="float">
            <text:p>0</text:p>
          </table:table-cell>
          <table:table-cell table:formula="of:=([Sheet2.M25])/([Sheet2.M$2]+[Sheet2.N$2]+[Sheet2.O$2])" office:value-type="float" office:value="0.404555009351673" calcext:value-type="float">
            <text:p>0.404555009351673</text:p>
          </table:table-cell>
          <table:table-cell table:formula="of:=([Sheet2.N25]+[Sheet2.O25])/([Sheet2.M$2]+[Sheet2.N$2]+[Sheet2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Sheet2.B26]/[Sheet2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Sheet2.K26]/[Sheet2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Sheet2.M26]/[Sheet2.M$2]" office:value-type="float" office:value="0.37960047488773" calcext:value-type="float">
            <text:p>0.37960047488773</text:p>
          </table:table-cell>
          <table:table-cell table:formula="of:=[Sheet2.N26]/[Sheet2.N$2]" office:value-type="float" office:value="0.00218054949847362" calcext:value-type="float">
            <text:p>0.002180549498474</text:p>
          </table:table-cell>
          <table:table-cell table:formula="of:=[Sheet2.O26]/[Sheet2.O$2]" office:value-type="float" office:value="0" calcext:value-type="float">
            <text:p>0</text:p>
          </table:table-cell>
          <table:table-cell table:formula="of:=([Sheet2.M26])/([Sheet2.M$2]+[Sheet2.N$2]+[Sheet2.O$2])" office:value-type="float" office:value="0.365162123243458" calcext:value-type="float">
            <text:p>0.365162123243458</text:p>
          </table:table-cell>
          <table:table-cell table:formula="of:=([Sheet2.N26]+[Sheet2.O26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Sheet2.B27]/[Sheet2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Sheet2.K27]/[Sheet2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Sheet2.M27]/[Sheet2.M$2]" office:value-type="float" office:value="0.37960047488773" calcext:value-type="float">
            <text:p>0.37960047488773</text:p>
          </table:table-cell>
          <table:table-cell table:formula="of:=[Sheet2.N27]/[Sheet2.N$2]" office:value-type="float" office:value="0.00218054949847362" calcext:value-type="float">
            <text:p>0.002180549498474</text:p>
          </table:table-cell>
          <table:table-cell table:formula="of:=[Sheet2.O27]/[Sheet2.O$2]" office:value-type="float" office:value="0" calcext:value-type="float">
            <text:p>0</text:p>
          </table:table-cell>
          <table:table-cell table:formula="of:=([Sheet2.M27])/([Sheet2.M$2]+[Sheet2.N$2]+[Sheet2.O$2])" office:value-type="float" office:value="0.365162123243458" calcext:value-type="float">
            <text:p>0.365162123243458</text:p>
          </table:table-cell>
          <table:table-cell table:formula="of:=([Sheet2.N27]+[Sheet2.O27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Sheet2.B28]/[Sheet2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Sheet2.K28]/[Sheet2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Sheet2.M28]/[Sheet2.M$2]" office:value-type="float" office:value="0.338822071955815" calcext:value-type="float">
            <text:p>0.338822071955815</text:p>
          </table:table-cell>
          <table:table-cell table:formula="of:=[Sheet2.N28]/[Sheet2.N$2]" office:value-type="float" office:value="0.00218054949847362" calcext:value-type="float">
            <text:p>0.002180549498474</text:p>
          </table:table-cell>
          <table:table-cell table:formula="of:=[Sheet2.O28]/[Sheet2.O$2]" office:value-type="float" office:value="0" calcext:value-type="float">
            <text:p>0</text:p>
          </table:table-cell>
          <table:table-cell table:formula="of:=([Sheet2.M28])/([Sheet2.M$2]+[Sheet2.N$2]+[Sheet2.O$2])" office:value-type="float" office:value="0.325934753463429" calcext:value-type="float">
            <text:p>0.325934753463429</text:p>
          </table:table-cell>
          <table:table-cell table:formula="of:=([Sheet2.N28]+[Sheet2.O28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Sheet2.B29]/[Sheet2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Sheet2.K29]/[Sheet2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Sheet2.M29]/[Sheet2.M$2]" office:value-type="float" office:value="0.338822071955815" calcext:value-type="float">
            <text:p>0.338822071955815</text:p>
          </table:table-cell>
          <table:table-cell table:formula="of:=[Sheet2.N29]/[Sheet2.N$2]" office:value-type="float" office:value="0.00218054949847362" calcext:value-type="float">
            <text:p>0.002180549498474</text:p>
          </table:table-cell>
          <table:table-cell table:formula="of:=[Sheet2.O29]/[Sheet2.O$2]" office:value-type="float" office:value="0" calcext:value-type="float">
            <text:p>0</text:p>
          </table:table-cell>
          <table:table-cell table:formula="of:=([Sheet2.M29])/([Sheet2.M$2]+[Sheet2.N$2]+[Sheet2.O$2])" office:value-type="float" office:value="0.325934753463429" calcext:value-type="float">
            <text:p>0.325934753463429</text:p>
          </table:table-cell>
          <table:table-cell table:formula="of:=([Sheet2.N29]+[Sheet2.O29])/([Sheet2.M$2]+[Sheet2.N$2]+[Sheet2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Sheet2.B30]/[Sheet2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Sheet2.K30]/[Sheet2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Sheet2.M30]/[Sheet2.M$2]" office:value-type="float" office:value="0.302018272853972" calcext:value-type="float">
            <text:p>0.302018272853972</text:p>
          </table:table-cell>
          <table:table-cell table:formula="of:=[Sheet2.N30]/[Sheet2.N$2]" office:value-type="float" office:value="0" calcext:value-type="float">
            <text:p>0</text:p>
          </table:table-cell>
          <table:table-cell table:formula="of:=[Sheet2.O30]/[Sheet2.O$2]" office:value-type="float" office:value="0" calcext:value-type="float">
            <text:p>0</text:p>
          </table:table-cell>
          <table:table-cell table:formula="of:=([Sheet2.M30])/([Sheet2.M$2]+[Sheet2.N$2]+[Sheet2.O$2])" office:value-type="float" office:value="0.290530810864492" calcext:value-type="float">
            <text:p>0.290530810864492</text:p>
          </table:table-cell>
          <table:table-cell table:formula="of:=([Sheet2.N30]+[Sheet2.O3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Sheet2.B31]/[Sheet2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Sheet2.K31]/[Sheet2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Sheet2.M31]/[Sheet2.M$2]" office:value-type="float" office:value="0.302018272853972" calcext:value-type="float">
            <text:p>0.302018272853972</text:p>
          </table:table-cell>
          <table:table-cell table:formula="of:=[Sheet2.N31]/[Sheet2.N$2]" office:value-type="float" office:value="0" calcext:value-type="float">
            <text:p>0</text:p>
          </table:table-cell>
          <table:table-cell table:formula="of:=[Sheet2.O31]/[Sheet2.O$2]" office:value-type="float" office:value="0" calcext:value-type="float">
            <text:p>0</text:p>
          </table:table-cell>
          <table:table-cell table:formula="of:=([Sheet2.M31])/([Sheet2.M$2]+[Sheet2.N$2]+[Sheet2.O$2])" office:value-type="float" office:value="0.290530810864492" calcext:value-type="float">
            <text:p>0.290530810864492</text:p>
          </table:table-cell>
          <table:table-cell table:formula="of:=([Sheet2.N31]+[Sheet2.O3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Sheet2.B32]/[Sheet2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Sheet2.K32]/[Sheet2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Sheet2.M32]/[Sheet2.M$2]" office:value-type="float" office:value="0.267864209638844" calcext:value-type="float">
            <text:p>0.267864209638844</text:p>
          </table:table-cell>
          <table:table-cell table:formula="of:=[Sheet2.N32]/[Sheet2.N$2]" office:value-type="float" office:value="0" calcext:value-type="float">
            <text:p>0</text:p>
          </table:table-cell>
          <table:table-cell table:formula="of:=[Sheet2.O32]/[Sheet2.O$2]" office:value-type="float" office:value="0" calcext:value-type="float">
            <text:p>0</text:p>
          </table:table-cell>
          <table:table-cell table:formula="of:=([Sheet2.M32])/([Sheet2.M$2]+[Sheet2.N$2]+[Sheet2.O$2])" office:value-type="float" office:value="0.257675819719615" calcext:value-type="float">
            <text:p>0.257675819719615</text:p>
          </table:table-cell>
          <table:table-cell table:formula="of:=([Sheet2.N32]+[Sheet2.O3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Sheet2.B33]/[Sheet2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Sheet2.K33]/[Sheet2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Sheet2.M33]/[Sheet2.M$2]" office:value-type="float" office:value="0.267864209638844" calcext:value-type="float">
            <text:p>0.267864209638844</text:p>
          </table:table-cell>
          <table:table-cell table:formula="of:=[Sheet2.N33]/[Sheet2.N$2]" office:value-type="float" office:value="0" calcext:value-type="float">
            <text:p>0</text:p>
          </table:table-cell>
          <table:table-cell table:formula="of:=[Sheet2.O33]/[Sheet2.O$2]" office:value-type="float" office:value="0" calcext:value-type="float">
            <text:p>0</text:p>
          </table:table-cell>
          <table:table-cell table:formula="of:=([Sheet2.M33])/([Sheet2.M$2]+[Sheet2.N$2]+[Sheet2.O$2])" office:value-type="float" office:value="0.257675819719615" calcext:value-type="float">
            <text:p>0.257675819719615</text:p>
          </table:table-cell>
          <table:table-cell table:formula="of:=([Sheet2.N33]+[Sheet2.O3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Sheet2.B34]/[Sheet2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Sheet2.K34]/[Sheet2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Sheet2.M34]/[Sheet2.M$2]" office:value-type="float" office:value="0.23345205526592" calcext:value-type="float">
            <text:p>0.23345205526592</text:p>
          </table:table-cell>
          <table:table-cell table:formula="of:=[Sheet2.N34]/[Sheet2.N$2]" office:value-type="float" office:value="0" calcext:value-type="float">
            <text:p>0</text:p>
          </table:table-cell>
          <table:table-cell table:formula="of:=[Sheet2.O34]/[Sheet2.O$2]" office:value-type="float" office:value="0" calcext:value-type="float">
            <text:p>0</text:p>
          </table:table-cell>
          <table:table-cell table:formula="of:=([Sheet2.M34])/([Sheet2.M$2]+[Sheet2.N$2]+[Sheet2.O$2])" office:value-type="float" office:value="0.22457255408246" calcext:value-type="float">
            <text:p>0.22457255408246</text:p>
          </table:table-cell>
          <table:table-cell table:formula="of:=([Sheet2.N34]+[Sheet2.O3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Sheet2.B35]/[Sheet2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Sheet2.K35]/[Sheet2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Sheet2.M35]/[Sheet2.M$2]" office:value-type="float" office:value="0.23345205526592" calcext:value-type="float">
            <text:p>0.23345205526592</text:p>
          </table:table-cell>
          <table:table-cell table:formula="of:=[Sheet2.N35]/[Sheet2.N$2]" office:value-type="float" office:value="0" calcext:value-type="float">
            <text:p>0</text:p>
          </table:table-cell>
          <table:table-cell table:formula="of:=[Sheet2.O35]/[Sheet2.O$2]" office:value-type="float" office:value="0" calcext:value-type="float">
            <text:p>0</text:p>
          </table:table-cell>
          <table:table-cell table:formula="of:=([Sheet2.M35])/([Sheet2.M$2]+[Sheet2.N$2]+[Sheet2.O$2])" office:value-type="float" office:value="0.22457255408246" calcext:value-type="float">
            <text:p>0.22457255408246</text:p>
          </table:table-cell>
          <table:table-cell table:formula="of:=([Sheet2.N35]+[Sheet2.O3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Sheet2.B36]/[Sheet2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Sheet2.K36]/[Sheet2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Sheet2.M36]/[Sheet2.M$2]" office:value-type="float" office:value="0.203358626266797" calcext:value-type="float">
            <text:p>0.203358626266797</text:p>
          </table:table-cell>
          <table:table-cell table:formula="of:=[Sheet2.N36]/[Sheet2.N$2]" office:value-type="float" office:value="0" calcext:value-type="float">
            <text:p>0</text:p>
          </table:table-cell>
          <table:table-cell table:formula="of:=[Sheet2.O36]/[Sheet2.O$2]" office:value-type="float" office:value="0" calcext:value-type="float">
            <text:p>0</text:p>
          </table:table-cell>
          <table:table-cell table:formula="of:=([Sheet2.M36])/([Sheet2.M$2]+[Sheet2.N$2]+[Sheet2.O$2])" office:value-type="float" office:value="0.195623748282768" calcext:value-type="float">
            <text:p>0.195623748282768</text:p>
          </table:table-cell>
          <table:table-cell table:formula="of:=([Sheet2.N36]+[Sheet2.O3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Sheet2.B37]/[Sheet2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Sheet2.K37]/[Sheet2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Sheet2.M37]/[Sheet2.M$2]" office:value-type="float" office:value="0.203358626266797" calcext:value-type="float">
            <text:p>0.203358626266797</text:p>
          </table:table-cell>
          <table:table-cell table:formula="of:=[Sheet2.N37]/[Sheet2.N$2]" office:value-type="float" office:value="0" calcext:value-type="float">
            <text:p>0</text:p>
          </table:table-cell>
          <table:table-cell table:formula="of:=[Sheet2.O37]/[Sheet2.O$2]" office:value-type="float" office:value="0" calcext:value-type="float">
            <text:p>0</text:p>
          </table:table-cell>
          <table:table-cell table:formula="of:=([Sheet2.M37])/([Sheet2.M$2]+[Sheet2.N$2]+[Sheet2.O$2])" office:value-type="float" office:value="0.195623748282768" calcext:value-type="float">
            <text:p>0.195623748282768</text:p>
          </table:table-cell>
          <table:table-cell table:formula="of:=([Sheet2.N37]+[Sheet2.O3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Sheet2.B38]/[Sheet2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Sheet2.K38]/[Sheet2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Sheet2.M38]/[Sheet2.M$2]" office:value-type="float" office:value="0.176224642543746" calcext:value-type="float">
            <text:p>0.176224642543746</text:p>
          </table:table-cell>
          <table:table-cell table:formula="of:=[Sheet2.N38]/[Sheet2.N$2]" office:value-type="float" office:value="0" calcext:value-type="float">
            <text:p>0</text:p>
          </table:table-cell>
          <table:table-cell table:formula="of:=[Sheet2.O38]/[Sheet2.O$2]" office:value-type="float" office:value="0" calcext:value-type="float">
            <text:p>0</text:p>
          </table:table-cell>
          <table:table-cell table:formula="of:=([Sheet2.M38])/([Sheet2.M$2]+[Sheet2.N$2]+[Sheet2.O$2])" office:value-type="float" office:value="0.169521823327871" calcext:value-type="float">
            <text:p>0.169521823327871</text:p>
          </table:table-cell>
          <table:table-cell table:formula="of:=([Sheet2.N38]+[Sheet2.O3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Sheet2.B39]/[Sheet2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Sheet2.K39]/[Sheet2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Sheet2.M39]/[Sheet2.M$2]" office:value-type="float" office:value="0.176224642543746" calcext:value-type="float">
            <text:p>0.176224642543746</text:p>
          </table:table-cell>
          <table:table-cell table:formula="of:=[Sheet2.N39]/[Sheet2.N$2]" office:value-type="float" office:value="0" calcext:value-type="float">
            <text:p>0</text:p>
          </table:table-cell>
          <table:table-cell table:formula="of:=[Sheet2.O39]/[Sheet2.O$2]" office:value-type="float" office:value="0" calcext:value-type="float">
            <text:p>0</text:p>
          </table:table-cell>
          <table:table-cell table:formula="of:=([Sheet2.M39])/([Sheet2.M$2]+[Sheet2.N$2]+[Sheet2.O$2])" office:value-type="float" office:value="0.169521823327871" calcext:value-type="float">
            <text:p>0.169521823327871</text:p>
          </table:table-cell>
          <table:table-cell table:formula="of:=([Sheet2.N39]+[Sheet2.O3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Sheet2.B40]/[Sheet2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Sheet2.K40]/[Sheet2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Sheet2.M40]/[Sheet2.M$2]" office:value-type="float" office:value="0.148987422357577" calcext:value-type="float">
            <text:p>0.148987422357577</text:p>
          </table:table-cell>
          <table:table-cell table:formula="of:=[Sheet2.N40]/[Sheet2.N$2]" office:value-type="float" office:value="0" calcext:value-type="float">
            <text:p>0</text:p>
          </table:table-cell>
          <table:table-cell table:formula="of:=[Sheet2.O40]/[Sheet2.O$2]" office:value-type="float" office:value="0" calcext:value-type="float">
            <text:p>0</text:p>
          </table:table-cell>
          <table:table-cell table:formula="of:=([Sheet2.M40])/([Sheet2.M$2]+[Sheet2.N$2]+[Sheet2.O$2])" office:value-type="float" office:value="0.143320588576063" calcext:value-type="float">
            <text:p>0.143320588576063</text:p>
          </table:table-cell>
          <table:table-cell table:formula="of:=([Sheet2.N40]+[Sheet2.O4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Sheet2.B41]/[Sheet2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Sheet2.K41]/[Sheet2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Sheet2.M41]/[Sheet2.M$2]" office:value-type="float" office:value="0.148987422357577" calcext:value-type="float">
            <text:p>0.148987422357577</text:p>
          </table:table-cell>
          <table:table-cell table:formula="of:=[Sheet2.N41]/[Sheet2.N$2]" office:value-type="float" office:value="0" calcext:value-type="float">
            <text:p>0</text:p>
          </table:table-cell>
          <table:table-cell table:formula="of:=[Sheet2.O41]/[Sheet2.O$2]" office:value-type="float" office:value="0" calcext:value-type="float">
            <text:p>0</text:p>
          </table:table-cell>
          <table:table-cell table:formula="of:=([Sheet2.M41])/([Sheet2.M$2]+[Sheet2.N$2]+[Sheet2.O$2])" office:value-type="float" office:value="0.143320588576063" calcext:value-type="float">
            <text:p>0.143320588576063</text:p>
          </table:table-cell>
          <table:table-cell table:formula="of:=([Sheet2.N41]+[Sheet2.O4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Sheet2.B42]/[Sheet2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Sheet2.K42]/[Sheet2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Sheet2.M42]/[Sheet2.M$2]" office:value-type="float" office:value="0.126000103236463" calcext:value-type="float">
            <text:p>0.126000103236463</text:p>
          </table:table-cell>
          <table:table-cell table:formula="of:=[Sheet2.N42]/[Sheet2.N$2]" office:value-type="float" office:value="0" calcext:value-type="float">
            <text:p>0</text:p>
          </table:table-cell>
          <table:table-cell table:formula="of:=[Sheet2.O42]/[Sheet2.O$2]" office:value-type="float" office:value="0" calcext:value-type="float">
            <text:p>0</text:p>
          </table:table-cell>
          <table:table-cell table:formula="of:=([Sheet2.M42])/([Sheet2.M$2]+[Sheet2.N$2]+[Sheet2.O$2])" office:value-type="float" office:value="0.121207607130443" calcext:value-type="float">
            <text:p>0.121207607130443</text:p>
          </table:table-cell>
          <table:table-cell table:formula="of:=([Sheet2.N42]+[Sheet2.O4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Sheet2.B43]/[Sheet2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Sheet2.K43]/[Sheet2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Sheet2.M43]/[Sheet2.M$2]" office:value-type="float" office:value="0.126000103236463" calcext:value-type="float">
            <text:p>0.126000103236463</text:p>
          </table:table-cell>
          <table:table-cell table:formula="of:=[Sheet2.N43]/[Sheet2.N$2]" office:value-type="float" office:value="0" calcext:value-type="float">
            <text:p>0</text:p>
          </table:table-cell>
          <table:table-cell table:formula="of:=[Sheet2.O43]/[Sheet2.O$2]" office:value-type="float" office:value="0" calcext:value-type="float">
            <text:p>0</text:p>
          </table:table-cell>
          <table:table-cell table:formula="of:=([Sheet2.M43])/([Sheet2.M$2]+[Sheet2.N$2]+[Sheet2.O$2])" office:value-type="float" office:value="0.121207607130443" calcext:value-type="float">
            <text:p>0.121207607130443</text:p>
          </table:table-cell>
          <table:table-cell table:formula="of:=([Sheet2.N43]+[Sheet2.O4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Sheet2.B44]/[Sheet2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Sheet2.K44]/[Sheet2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Sheet2.M44]/[Sheet2.M$2]" office:value-type="float" office:value="0.105370016689895" calcext:value-type="float">
            <text:p>0.105370016689895</text:p>
          </table:table-cell>
          <table:table-cell table:formula="of:=[Sheet2.N44]/[Sheet2.N$2]" office:value-type="float" office:value="0" calcext:value-type="float">
            <text:p>0</text:p>
          </table:table-cell>
          <table:table-cell table:formula="of:=[Sheet2.O44]/[Sheet2.O$2]" office:value-type="float" office:value="0" calcext:value-type="float">
            <text:p>0</text:p>
          </table:table-cell>
          <table:table-cell table:formula="of:=([Sheet2.M44])/([Sheet2.M$2]+[Sheet2.N$2]+[Sheet2.O$2])" office:value-type="float" office:value="0.101362199380969" calcext:value-type="float">
            <text:p>0.101362199380969</text:p>
          </table:table-cell>
          <table:table-cell table:formula="of:=([Sheet2.N44]+[Sheet2.O4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Sheet2.B45]/[Sheet2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Sheet2.K45]/[Sheet2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Sheet2.M45]/[Sheet2.M$2]" office:value-type="float" office:value="0.105370016689895" calcext:value-type="float">
            <text:p>0.105370016689895</text:p>
          </table:table-cell>
          <table:table-cell table:formula="of:=[Sheet2.N45]/[Sheet2.N$2]" office:value-type="float" office:value="0" calcext:value-type="float">
            <text:p>0</text:p>
          </table:table-cell>
          <table:table-cell table:formula="of:=[Sheet2.O45]/[Sheet2.O$2]" office:value-type="float" office:value="0" calcext:value-type="float">
            <text:p>0</text:p>
          </table:table-cell>
          <table:table-cell table:formula="of:=([Sheet2.M45])/([Sheet2.M$2]+[Sheet2.N$2]+[Sheet2.O$2])" office:value-type="float" office:value="0.101362199380969" calcext:value-type="float">
            <text:p>0.101362199380969</text:p>
          </table:table-cell>
          <table:table-cell table:formula="of:=([Sheet2.N45]+[Sheet2.O4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Sheet2.B46]/[Sheet2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Sheet2.K46]/[Sheet2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Sheet2.M46]/[Sheet2.M$2]" office:value-type="float" office:value="0.084567869371462" calcext:value-type="float">
            <text:p>0.084567869371462</text:p>
          </table:table-cell>
          <table:table-cell table:formula="of:=[Sheet2.N46]/[Sheet2.N$2]" office:value-type="float" office:value="0" calcext:value-type="float">
            <text:p>0</text:p>
          </table:table-cell>
          <table:table-cell table:formula="of:=[Sheet2.O46]/[Sheet2.O$2]" office:value-type="float" office:value="0" calcext:value-type="float">
            <text:p>0</text:p>
          </table:table-cell>
          <table:table-cell table:formula="of:=([Sheet2.M46])/([Sheet2.M$2]+[Sheet2.N$2]+[Sheet2.O$2])" office:value-type="float" office:value="0.0813512753033087" calcext:value-type="float">
            <text:p>0.081351275303309</text:p>
          </table:table-cell>
          <table:table-cell table:formula="of:=([Sheet2.N46]+[Sheet2.O4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Sheet2.B47]/[Sheet2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Sheet2.K47]/[Sheet2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Sheet2.M47]/[Sheet2.M$2]" office:value-type="float" office:value="0.084567869371462" calcext:value-type="float">
            <text:p>0.084567869371462</text:p>
          </table:table-cell>
          <table:table-cell table:formula="of:=[Sheet2.N47]/[Sheet2.N$2]" office:value-type="float" office:value="0" calcext:value-type="float">
            <text:p>0</text:p>
          </table:table-cell>
          <table:table-cell table:formula="of:=[Sheet2.O47]/[Sheet2.O$2]" office:value-type="float" office:value="0" calcext:value-type="float">
            <text:p>0</text:p>
          </table:table-cell>
          <table:table-cell table:formula="of:=([Sheet2.M47])/([Sheet2.M$2]+[Sheet2.N$2]+[Sheet2.O$2])" office:value-type="float" office:value="0.0813512753033087" calcext:value-type="float">
            <text:p>0.081351275303309</text:p>
          </table:table-cell>
          <table:table-cell table:formula="of:=([Sheet2.N47]+[Sheet2.O4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Sheet2.B48]/[Sheet2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Sheet2.K48]/[Sheet2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Sheet2.M48]/[Sheet2.M$2]" office:value-type="float" office:value="0.0682393021215093" calcext:value-type="float">
            <text:p>0.068239302121509</text:p>
          </table:table-cell>
          <table:table-cell table:formula="of:=[Sheet2.N48]/[Sheet2.N$2]" office:value-type="float" office:value="0" calcext:value-type="float">
            <text:p>0</text:p>
          </table:table-cell>
          <table:table-cell table:formula="of:=[Sheet2.O48]/[Sheet2.O$2]" office:value-type="float" office:value="0" calcext:value-type="float">
            <text:p>0</text:p>
          </table:table-cell>
          <table:table-cell table:formula="of:=([Sheet2.M48])/([Sheet2.M$2]+[Sheet2.N$2]+[Sheet2.O$2])" office:value-type="float" office:value="0.0656437757584786" calcext:value-type="float">
            <text:p>0.065643775758479</text:p>
          </table:table-cell>
          <table:table-cell table:formula="of:=([Sheet2.N48]+[Sheet2.O4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Sheet2.B49]/[Sheet2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Sheet2.K49]/[Sheet2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Sheet2.M49]/[Sheet2.M$2]" office:value-type="float" office:value="0.0682393021215093" calcext:value-type="float">
            <text:p>0.068239302121509</text:p>
          </table:table-cell>
          <table:table-cell table:formula="of:=[Sheet2.N49]/[Sheet2.N$2]" office:value-type="float" office:value="0" calcext:value-type="float">
            <text:p>0</text:p>
          </table:table-cell>
          <table:table-cell table:formula="of:=[Sheet2.O49]/[Sheet2.O$2]" office:value-type="float" office:value="0" calcext:value-type="float">
            <text:p>0</text:p>
          </table:table-cell>
          <table:table-cell table:formula="of:=([Sheet2.M49])/([Sheet2.M$2]+[Sheet2.N$2]+[Sheet2.O$2])" office:value-type="float" office:value="0.0656437757584786" calcext:value-type="float">
            <text:p>0.065643775758479</text:p>
          </table:table-cell>
          <table:table-cell table:formula="of:=([Sheet2.N49]+[Sheet2.O4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Sheet2.B50]/[Sheet2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Sheet2.K50]/[Sheet2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Sheet2.M50]/[Sheet2.M$2]" office:value-type="float" office:value="0.0546465011442041" calcext:value-type="float">
            <text:p>0.054646501144204</text:p>
          </table:table-cell>
          <table:table-cell table:formula="of:=[Sheet2.N50]/[Sheet2.N$2]" office:value-type="float" office:value="0" calcext:value-type="float">
            <text:p>0</text:p>
          </table:table-cell>
          <table:table-cell table:formula="of:=[Sheet2.O50]/[Sheet2.O$2]" office:value-type="float" office:value="0" calcext:value-type="float">
            <text:p>0</text:p>
          </table:table-cell>
          <table:table-cell table:formula="of:=([Sheet2.M50])/([Sheet2.M$2]+[Sheet2.N$2]+[Sheet2.O$2])" office:value-type="float" office:value="0.0525679858318023" calcext:value-type="float">
            <text:p>0.052567985831802</text:p>
          </table:table-cell>
          <table:table-cell table:formula="of:=([Sheet2.N50]+[Sheet2.O5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Sheet2.B51]/[Sheet2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Sheet2.K51]/[Sheet2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Sheet2.M51]/[Sheet2.M$2]" office:value-type="float" office:value="0.0546465011442041" calcext:value-type="float">
            <text:p>0.054646501144204</text:p>
          </table:table-cell>
          <table:table-cell table:formula="of:=[Sheet2.N51]/[Sheet2.N$2]" office:value-type="float" office:value="0" calcext:value-type="float">
            <text:p>0</text:p>
          </table:table-cell>
          <table:table-cell table:formula="of:=[Sheet2.O51]/[Sheet2.O$2]" office:value-type="float" office:value="0" calcext:value-type="float">
            <text:p>0</text:p>
          </table:table-cell>
          <table:table-cell table:formula="of:=([Sheet2.M51])/([Sheet2.M$2]+[Sheet2.N$2]+[Sheet2.O$2])" office:value-type="float" office:value="0.0525679858318023" calcext:value-type="float">
            <text:p>0.052567985831802</text:p>
          </table:table-cell>
          <table:table-cell table:formula="of:=([Sheet2.N51]+[Sheet2.O5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Sheet2.B52]/[Sheet2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Sheet2.K52]/[Sheet2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Sheet2.M52]/[Sheet2.M$2]" office:value-type="float" office:value="0.0410881123212719" calcext:value-type="float">
            <text:p>0.041088112321272</text:p>
          </table:table-cell>
          <table:table-cell table:formula="of:=[Sheet2.N52]/[Sheet2.N$2]" office:value-type="float" office:value="0" calcext:value-type="float">
            <text:p>0</text:p>
          </table:table-cell>
          <table:table-cell table:formula="of:=[Sheet2.O52]/[Sheet2.O$2]" office:value-type="float" office:value="0" calcext:value-type="float">
            <text:p>0</text:p>
          </table:table-cell>
          <table:table-cell table:formula="of:=([Sheet2.M52])/([Sheet2.M$2]+[Sheet2.N$2]+[Sheet2.O$2])" office:value-type="float" office:value="0.0395252991707632" calcext:value-type="float">
            <text:p>0.039525299170763</text:p>
          </table:table-cell>
          <table:table-cell table:formula="of:=([Sheet2.N52]+[Sheet2.O5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Sheet2.B53]/[Sheet2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Sheet2.K53]/[Sheet2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Sheet2.M53]/[Sheet2.M$2]" office:value-type="float" office:value="0.0410881123212719" calcext:value-type="float">
            <text:p>0.041088112321272</text:p>
          </table:table-cell>
          <table:table-cell table:formula="of:=[Sheet2.N53]/[Sheet2.N$2]" office:value-type="float" office:value="0" calcext:value-type="float">
            <text:p>0</text:p>
          </table:table-cell>
          <table:table-cell table:formula="of:=[Sheet2.O53]/[Sheet2.O$2]" office:value-type="float" office:value="0" calcext:value-type="float">
            <text:p>0</text:p>
          </table:table-cell>
          <table:table-cell table:formula="of:=([Sheet2.M53])/([Sheet2.M$2]+[Sheet2.N$2]+[Sheet2.O$2])" office:value-type="float" office:value="0.0395252991707632" calcext:value-type="float">
            <text:p>0.039525299170763</text:p>
          </table:table-cell>
          <table:table-cell table:formula="of:=([Sheet2.N53]+[Sheet2.O5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Sheet2.B54]/[Sheet2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Sheet2.K54]/[Sheet2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Sheet2.M54]/[Sheet2.M$2]" office:value-type="float" office:value="0.0316419759459041" calcext:value-type="float">
            <text:p>0.031641975945904</text:p>
          </table:table-cell>
          <table:table-cell table:formula="of:=[Sheet2.N54]/[Sheet2.N$2]" office:value-type="float" office:value="0" calcext:value-type="float">
            <text:p>0</text:p>
          </table:table-cell>
          <table:table-cell table:formula="of:=[Sheet2.O54]/[Sheet2.O$2]" office:value-type="float" office:value="0" calcext:value-type="float">
            <text:p>0</text:p>
          </table:table-cell>
          <table:table-cell table:formula="of:=([Sheet2.M54])/([Sheet2.M$2]+[Sheet2.N$2]+[Sheet2.O$2])" office:value-type="float" office:value="0.0304384527533641" calcext:value-type="float">
            <text:p>0.030438452753364</text:p>
          </table:table-cell>
          <table:table-cell table:formula="of:=([Sheet2.N54]+[Sheet2.O5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Sheet2.B55]/[Sheet2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Sheet2.K55]/[Sheet2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Sheet2.M55]/[Sheet2.M$2]" office:value-type="float" office:value="0.0316419759459041" calcext:value-type="float">
            <text:p>0.031641975945904</text:p>
          </table:table-cell>
          <table:table-cell table:formula="of:=[Sheet2.N55]/[Sheet2.N$2]" office:value-type="float" office:value="0" calcext:value-type="float">
            <text:p>0</text:p>
          </table:table-cell>
          <table:table-cell table:formula="of:=[Sheet2.O55]/[Sheet2.O$2]" office:value-type="float" office:value="0" calcext:value-type="float">
            <text:p>0</text:p>
          </table:table-cell>
          <table:table-cell table:formula="of:=([Sheet2.M55])/([Sheet2.M$2]+[Sheet2.N$2]+[Sheet2.O$2])" office:value-type="float" office:value="0.0304384527533641" calcext:value-type="float">
            <text:p>0.030438452753364</text:p>
          </table:table-cell>
          <table:table-cell table:formula="of:=([Sheet2.N55]+[Sheet2.O5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Sheet2.B56]/[Sheet2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Sheet2.K56]/[Sheet2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Sheet2.M56]/[Sheet2.M$2]" office:value-type="float" office:value="0.0247767511485057" calcext:value-type="float">
            <text:p>0.024776751148506</text:p>
          </table:table-cell>
          <table:table-cell table:formula="of:=[Sheet2.N56]/[Sheet2.N$2]" office:value-type="float" office:value="0" calcext:value-type="float">
            <text:p>0</text:p>
          </table:table-cell>
          <table:table-cell table:formula="of:=[Sheet2.O56]/[Sheet2.O$2]" office:value-type="float" office:value="0" calcext:value-type="float">
            <text:p>0</text:p>
          </table:table-cell>
          <table:table-cell table:formula="of:=([Sheet2.M56])/([Sheet2.M$2]+[Sheet2.N$2]+[Sheet2.O$2])" office:value-type="float" office:value="0.0238343512587517" calcext:value-type="float">
            <text:p>0.023834351258752</text:p>
          </table:table-cell>
          <table:table-cell table:formula="of:=([Sheet2.N56]+[Sheet2.O5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Sheet2.B57]/[Sheet2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Sheet2.K57]/[Sheet2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Sheet2.M57]/[Sheet2.M$2]" office:value-type="float" office:value="0.0247767511485057" calcext:value-type="float">
            <text:p>0.024776751148506</text:p>
          </table:table-cell>
          <table:table-cell table:formula="of:=[Sheet2.N57]/[Sheet2.N$2]" office:value-type="float" office:value="0" calcext:value-type="float">
            <text:p>0</text:p>
          </table:table-cell>
          <table:table-cell table:formula="of:=[Sheet2.O57]/[Sheet2.O$2]" office:value-type="float" office:value="0" calcext:value-type="float">
            <text:p>0</text:p>
          </table:table-cell>
          <table:table-cell table:formula="of:=([Sheet2.M57])/([Sheet2.M$2]+[Sheet2.N$2]+[Sheet2.O$2])" office:value-type="float" office:value="0.0238343512587517" calcext:value-type="float">
            <text:p>0.023834351258752</text:p>
          </table:table-cell>
          <table:table-cell table:formula="of:=([Sheet2.N57]+[Sheet2.O5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Sheet2.B58]/[Sheet2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Sheet2.K58]/[Sheet2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Sheet2.M58]/[Sheet2.M$2]" office:value-type="float" office:value="0.0179287324282937" calcext:value-type="float">
            <text:p>0.017928732428294</text:p>
          </table:table-cell>
          <table:table-cell table:formula="of:=[Sheet2.N58]/[Sheet2.N$2]" office:value-type="float" office:value="0" calcext:value-type="float">
            <text:p>0</text:p>
          </table:table-cell>
          <table:table-cell table:formula="of:=[Sheet2.O58]/[Sheet2.O$2]" office:value-type="float" office:value="0" calcext:value-type="float">
            <text:p>0</text:p>
          </table:table-cell>
          <table:table-cell table:formula="of:=([Sheet2.M58])/([Sheet2.M$2]+[Sheet2.N$2]+[Sheet2.O$2])" office:value-type="float" office:value="0.0172468013969578" calcext:value-type="float">
            <text:p>0.017246801396958</text:p>
          </table:table-cell>
          <table:table-cell table:formula="of:=([Sheet2.N58]+[Sheet2.O5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Sheet2.B59]/[Sheet2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Sheet2.K59]/[Sheet2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Sheet2.M59]/[Sheet2.M$2]" office:value-type="float" office:value="0.0179287324282937" calcext:value-type="float">
            <text:p>0.017928732428294</text:p>
          </table:table-cell>
          <table:table-cell table:formula="of:=[Sheet2.N59]/[Sheet2.N$2]" office:value-type="float" office:value="0" calcext:value-type="float">
            <text:p>0</text:p>
          </table:table-cell>
          <table:table-cell table:formula="of:=[Sheet2.O59]/[Sheet2.O$2]" office:value-type="float" office:value="0" calcext:value-type="float">
            <text:p>0</text:p>
          </table:table-cell>
          <table:table-cell table:formula="of:=([Sheet2.M59])/([Sheet2.M$2]+[Sheet2.N$2]+[Sheet2.O$2])" office:value-type="float" office:value="0.0172468013969578" calcext:value-type="float">
            <text:p>0.017246801396958</text:p>
          </table:table-cell>
          <table:table-cell table:formula="of:=([Sheet2.N59]+[Sheet2.O5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Sheet2.B60]/[Sheet2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09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Sheet2.K60]/[Sheet2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Sheet2.M60]/[Sheet2.M$2]" office:value-type="float" office:value="0.0137476556719833" calcext:value-type="float">
            <text:p>0.013747655671983</text:p>
          </table:table-cell>
          <table:table-cell table:formula="of:=[Sheet2.N60]/[Sheet2.N$2]" office:value-type="float" office:value="0" calcext:value-type="float">
            <text:p>0</text:p>
          </table:table-cell>
          <table:table-cell table:formula="of:=[Sheet2.O60]/[Sheet2.O$2]" office:value-type="float" office:value="0" calcext:value-type="float">
            <text:p>0</text:p>
          </table:table-cell>
          <table:table-cell table:formula="of:=([Sheet2.M60])/([Sheet2.M$2]+[Sheet2.N$2]+[Sheet2.O$2])" office:value-type="float" office:value="0.0132247546220435" calcext:value-type="float">
            <text:p>0.013224754622044</text:p>
          </table:table-cell>
          <table:table-cell table:formula="of:=([Sheet2.N60]+[Sheet2.O6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Sheet2.B61]/[Sheet2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09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Sheet2.K61]/[Sheet2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Sheet2.M61]/[Sheet2.M$2]" office:value-type="float" office:value="0.0137476556719833" calcext:value-type="float">
            <text:p>0.013747655671983</text:p>
          </table:table-cell>
          <table:table-cell table:formula="of:=[Sheet2.N61]/[Sheet2.N$2]" office:value-type="float" office:value="0" calcext:value-type="float">
            <text:p>0</text:p>
          </table:table-cell>
          <table:table-cell table:formula="of:=[Sheet2.O61]/[Sheet2.O$2]" office:value-type="float" office:value="0" calcext:value-type="float">
            <text:p>0</text:p>
          </table:table-cell>
          <table:table-cell table:formula="of:=([Sheet2.M61])/([Sheet2.M$2]+[Sheet2.N$2]+[Sheet2.O$2])" office:value-type="float" office:value="0.0132247546220435" calcext:value-type="float">
            <text:p>0.013224754622044</text:p>
          </table:table-cell>
          <table:table-cell table:formula="of:=([Sheet2.N61]+[Sheet2.O6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Sheet2.B62]/[Sheet2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Sheet2.K62]/[Sheet2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Sheet2.M62]/[Sheet2.M$2]" office:value-type="float" office:value="0.0109086529362171" calcext:value-type="float">
            <text:p>0.010908652936217</text:p>
          </table:table-cell>
          <table:table-cell table:formula="of:=[Sheet2.N62]/[Sheet2.N$2]" office:value-type="float" office:value="0" calcext:value-type="float">
            <text:p>0</text:p>
          </table:table-cell>
          <table:table-cell table:formula="of:=[Sheet2.O62]/[Sheet2.O$2]" office:value-type="float" office:value="0" calcext:value-type="float">
            <text:p>0</text:p>
          </table:table-cell>
          <table:table-cell table:formula="of:=([Sheet2.M62])/([Sheet2.M$2]+[Sheet2.N$2]+[Sheet2.O$2])" office:value-type="float" office:value="0.0104937352069782" calcext:value-type="float">
            <text:p>0.010493735206978</text:p>
          </table:table-cell>
          <table:table-cell table:formula="of:=([Sheet2.N62]+[Sheet2.O6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Sheet2.B63]/[Sheet2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Sheet2.K63]/[Sheet2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Sheet2.M63]/[Sheet2.M$2]" office:value-type="float" office:value="0.0109086529362171" calcext:value-type="float">
            <text:p>0.010908652936217</text:p>
          </table:table-cell>
          <table:table-cell table:formula="of:=[Sheet2.N63]/[Sheet2.N$2]" office:value-type="float" office:value="0" calcext:value-type="float">
            <text:p>0</text:p>
          </table:table-cell>
          <table:table-cell table:formula="of:=[Sheet2.O63]/[Sheet2.O$2]" office:value-type="float" office:value="0" calcext:value-type="float">
            <text:p>0</text:p>
          </table:table-cell>
          <table:table-cell table:formula="of:=([Sheet2.M63])/([Sheet2.M$2]+[Sheet2.N$2]+[Sheet2.O$2])" office:value-type="float" office:value="0.0104937352069782" calcext:value-type="float">
            <text:p>0.010493735206978</text:p>
          </table:table-cell>
          <table:table-cell table:formula="of:=([Sheet2.N63]+[Sheet2.O6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Sheet2.B64]/[Sheet2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Sheet2.K64]/[Sheet2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Sheet2.M64]/[Sheet2.M$2]" office:value-type="float" office:value="0.00822450489512896" calcext:value-type="float">
            <text:p>0.008224504895129</text:p>
          </table:table-cell>
          <table:table-cell table:formula="of:=[Sheet2.N64]/[Sheet2.N$2]" office:value-type="float" office:value="0" calcext:value-type="float">
            <text:p>0</text:p>
          </table:table-cell>
          <table:table-cell table:formula="of:=[Sheet2.O64]/[Sheet2.O$2]" office:value-type="float" office:value="0" calcext:value-type="float">
            <text:p>0</text:p>
          </table:table-cell>
          <table:table-cell table:formula="of:=([Sheet2.M64])/([Sheet2.M$2]+[Sheet2.N$2]+[Sheet2.O$2])" office:value-type="float" office:value="0.00791168048728007" calcext:value-type="float">
            <text:p>0.00791168048728</text:p>
          </table:table-cell>
          <table:table-cell table:formula="of:=([Sheet2.N64]+[Sheet2.O6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Sheet2.B65]/[Sheet2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Sheet2.K65]/[Sheet2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Sheet2.M65]/[Sheet2.M$2]" office:value-type="float" office:value="0.00822450489512896" calcext:value-type="float">
            <text:p>0.008224504895129</text:p>
          </table:table-cell>
          <table:table-cell table:formula="of:=[Sheet2.N65]/[Sheet2.N$2]" office:value-type="float" office:value="0" calcext:value-type="float">
            <text:p>0</text:p>
          </table:table-cell>
          <table:table-cell table:formula="of:=[Sheet2.O65]/[Sheet2.O$2]" office:value-type="float" office:value="0" calcext:value-type="float">
            <text:p>0</text:p>
          </table:table-cell>
          <table:table-cell table:formula="of:=([Sheet2.M65])/([Sheet2.M$2]+[Sheet2.N$2]+[Sheet2.O$2])" office:value-type="float" office:value="0.00791168048728007" calcext:value-type="float">
            <text:p>0.00791168048728</text:p>
          </table:table-cell>
          <table:table-cell table:formula="of:=([Sheet2.N65]+[Sheet2.O6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Sheet2.B66]/[Sheet2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Sheet2.K66]/[Sheet2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Sheet2.M66]/[Sheet2.M$2]" office:value-type="float" office:value="0.00641786679055042" calcext:value-type="float">
            <text:p>0.00641786679055</text:p>
          </table:table-cell>
          <table:table-cell table:formula="of:=[Sheet2.N66]/[Sheet2.N$2]" office:value-type="float" office:value="0" calcext:value-type="float">
            <text:p>0</text:p>
          </table:table-cell>
          <table:table-cell table:formula="of:=[Sheet2.O66]/[Sheet2.O$2]" office:value-type="float" office:value="0" calcext:value-type="float">
            <text:p>0</text:p>
          </table:table-cell>
          <table:table-cell table:formula="of:=([Sheet2.M66])/([Sheet2.M$2]+[Sheet2.N$2]+[Sheet2.O$2])" office:value-type="float" office:value="0.00617375904132943" calcext:value-type="float">
            <text:p>0.006173759041329</text:p>
          </table:table-cell>
          <table:table-cell table:formula="of:=([Sheet2.N66]+[Sheet2.O6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Sheet2.B67]/[Sheet2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Sheet2.K67]/[Sheet2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Sheet2.M67]/[Sheet2.M$2]" office:value-type="float" office:value="0.00641786679055042" calcext:value-type="float">
            <text:p>0.00641786679055</text:p>
          </table:table-cell>
          <table:table-cell table:formula="of:=[Sheet2.N67]/[Sheet2.N$2]" office:value-type="float" office:value="0" calcext:value-type="float">
            <text:p>0</text:p>
          </table:table-cell>
          <table:table-cell table:formula="of:=[Sheet2.O67]/[Sheet2.O$2]" office:value-type="float" office:value="0" calcext:value-type="float">
            <text:p>0</text:p>
          </table:table-cell>
          <table:table-cell table:formula="of:=([Sheet2.M67])/([Sheet2.M$2]+[Sheet2.N$2]+[Sheet2.O$2])" office:value-type="float" office:value="0.00617375904132943" calcext:value-type="float">
            <text:p>0.006173759041329</text:p>
          </table:table-cell>
          <table:table-cell table:formula="of:=([Sheet2.N67]+[Sheet2.O6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Sheet2.B68]/[Sheet2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Sheet2.K68]/[Sheet2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Sheet2.M68]/[Sheet2.M$2]" office:value-type="float" office:value="0.00572962370309193" calcext:value-type="float">
            <text:p>0.005729623703092</text:p>
          </table:table-cell>
          <table:table-cell table:formula="of:=[Sheet2.N68]/[Sheet2.N$2]" office:value-type="float" office:value="0" calcext:value-type="float">
            <text:p>0</text:p>
          </table:table-cell>
          <table:table-cell table:formula="of:=[Sheet2.O68]/[Sheet2.O$2]" office:value-type="float" office:value="0" calcext:value-type="float">
            <text:p>0</text:p>
          </table:table-cell>
          <table:table-cell table:formula="of:=([Sheet2.M68])/([Sheet2.M$2]+[Sheet2.N$2]+[Sheet2.O$2])" office:value-type="float" office:value="0.00551169372858633" calcext:value-type="float">
            <text:p>0.005511693728586</text:p>
          </table:table-cell>
          <table:table-cell table:formula="of:=([Sheet2.N68]+[Sheet2.O6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Sheet2.B69]/[Sheet2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Sheet2.K69]/[Sheet2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Sheet2.M69]/[Sheet2.M$2]" office:value-type="float" office:value="0.00572962370309193" calcext:value-type="float">
            <text:p>0.005729623703092</text:p>
          </table:table-cell>
          <table:table-cell table:formula="of:=[Sheet2.N69]/[Sheet2.N$2]" office:value-type="float" office:value="0" calcext:value-type="float">
            <text:p>0</text:p>
          </table:table-cell>
          <table:table-cell table:formula="of:=[Sheet2.O69]/[Sheet2.O$2]" office:value-type="float" office:value="0" calcext:value-type="float">
            <text:p>0</text:p>
          </table:table-cell>
          <table:table-cell table:formula="of:=([Sheet2.M69])/([Sheet2.M$2]+[Sheet2.N$2]+[Sheet2.O$2])" office:value-type="float" office:value="0.00551169372858633" calcext:value-type="float">
            <text:p>0.005511693728586</text:p>
          </table:table-cell>
          <table:table-cell table:formula="of:=([Sheet2.N69]+[Sheet2.O6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Sheet2.B70]/[Sheet2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09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Sheet2.K70]/[Sheet2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Sheet2.M70]/[Sheet2.M$2]" office:value-type="float" office:value="0.00433593145098849" calcext:value-type="float">
            <text:p>0.004335931450988</text:p>
          </table:table-cell>
          <table:table-cell table:formula="of:=[Sheet2.N70]/[Sheet2.N$2]" office:value-type="float" office:value="0" calcext:value-type="float">
            <text:p>0</text:p>
          </table:table-cell>
          <table:table-cell table:formula="of:=[Sheet2.O70]/[Sheet2.O$2]" office:value-type="float" office:value="0" calcext:value-type="float">
            <text:p>0</text:p>
          </table:table-cell>
          <table:table-cell table:formula="of:=([Sheet2.M70])/([Sheet2.M$2]+[Sheet2.N$2]+[Sheet2.O$2])" office:value-type="float" office:value="0.00417101147028154" calcext:value-type="float">
            <text:p>0.004171011470282</text:p>
          </table:table-cell>
          <table:table-cell table:formula="of:=([Sheet2.N70]+[Sheet2.O7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Sheet2.B71]/[Sheet2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09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Sheet2.K71]/[Sheet2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Sheet2.M71]/[Sheet2.M$2]" office:value-type="float" office:value="0.00433593145098849" calcext:value-type="float">
            <text:p>0.004335931450988</text:p>
          </table:table-cell>
          <table:table-cell table:formula="of:=[Sheet2.N71]/[Sheet2.N$2]" office:value-type="float" office:value="0" calcext:value-type="float">
            <text:p>0</text:p>
          </table:table-cell>
          <table:table-cell table:formula="of:=[Sheet2.O71]/[Sheet2.O$2]" office:value-type="float" office:value="0" calcext:value-type="float">
            <text:p>0</text:p>
          </table:table-cell>
          <table:table-cell table:formula="of:=([Sheet2.M71])/([Sheet2.M$2]+[Sheet2.N$2]+[Sheet2.O$2])" office:value-type="float" office:value="0.00417101147028154" calcext:value-type="float">
            <text:p>0.004171011470282</text:p>
          </table:table-cell>
          <table:table-cell table:formula="of:=([Sheet2.N71]+[Sheet2.O7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Sheet2.B72]/[Sheet2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Sheet2.K72]/[Sheet2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Sheet2.M72]/[Sheet2.M$2]" office:value-type="float" office:value="0.00366489444071646" calcext:value-type="float">
            <text:p>0.003664894440716</text:p>
          </table:table-cell>
          <table:table-cell table:formula="of:=[Sheet2.N72]/[Sheet2.N$2]" office:value-type="float" office:value="0" calcext:value-type="float">
            <text:p>0</text:p>
          </table:table-cell>
          <table:table-cell table:formula="of:=[Sheet2.O72]/[Sheet2.O$2]" office:value-type="float" office:value="0" calcext:value-type="float">
            <text:p>0</text:p>
          </table:table-cell>
          <table:table-cell table:formula="of:=([Sheet2.M72])/([Sheet2.M$2]+[Sheet2.N$2]+[Sheet2.O$2])" office:value-type="float" office:value="0.00352549779035702" calcext:value-type="float">
            <text:p>0.003525497790357</text:p>
          </table:table-cell>
          <table:table-cell table:formula="of:=([Sheet2.N72]+[Sheet2.O7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Sheet2.B73]/[Sheet2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Sheet2.K73]/[Sheet2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Sheet2.M73]/[Sheet2.M$2]" office:value-type="float" office:value="0.00366489444071646" calcext:value-type="float">
            <text:p>0.003664894440716</text:p>
          </table:table-cell>
          <table:table-cell table:formula="of:=[Sheet2.N73]/[Sheet2.N$2]" office:value-type="float" office:value="0" calcext:value-type="float">
            <text:p>0</text:p>
          </table:table-cell>
          <table:table-cell table:formula="of:=[Sheet2.O73]/[Sheet2.O$2]" office:value-type="float" office:value="0" calcext:value-type="float">
            <text:p>0</text:p>
          </table:table-cell>
          <table:table-cell table:formula="of:=([Sheet2.M73])/([Sheet2.M$2]+[Sheet2.N$2]+[Sheet2.O$2])" office:value-type="float" office:value="0.00352549779035702" calcext:value-type="float">
            <text:p>0.003525497790357</text:p>
          </table:table-cell>
          <table:table-cell table:formula="of:=([Sheet2.N73]+[Sheet2.O73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Sheet2.B74]/[Sheet2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Sheet2.K74]/[Sheet2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Sheet2.M74]/[Sheet2.M$2]" office:value-type="float" office:value="0.00278738450420689" calcext:value-type="float">
            <text:p>0.002787384504207</text:p>
          </table:table-cell>
          <table:table-cell table:formula="of:=[Sheet2.N74]/[Sheet2.N$2]" office:value-type="float" office:value="0" calcext:value-type="float">
            <text:p>0</text:p>
          </table:table-cell>
          <table:table-cell table:formula="of:=[Sheet2.O74]/[Sheet2.O$2]" office:value-type="float" office:value="0" calcext:value-type="float">
            <text:p>0</text:p>
          </table:table-cell>
          <table:table-cell table:formula="of:=([Sheet2.M74])/([Sheet2.M$2]+[Sheet2.N$2]+[Sheet2.O$2])" office:value-type="float" office:value="0.00268136451660956" calcext:value-type="float">
            <text:p>0.00268136451661</text:p>
          </table:table-cell>
          <table:table-cell table:formula="of:=([Sheet2.N74]+[Sheet2.O74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Sheet2.B75]/[Sheet2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Sheet2.K75]/[Sheet2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Sheet2.M75]/[Sheet2.M$2]" office:value-type="float" office:value="0.00278738450420689" calcext:value-type="float">
            <text:p>0.002787384504207</text:p>
          </table:table-cell>
          <table:table-cell table:formula="of:=[Sheet2.N75]/[Sheet2.N$2]" office:value-type="float" office:value="0" calcext:value-type="float">
            <text:p>0</text:p>
          </table:table-cell>
          <table:table-cell table:formula="of:=[Sheet2.O75]/[Sheet2.O$2]" office:value-type="float" office:value="0" calcext:value-type="float">
            <text:p>0</text:p>
          </table:table-cell>
          <table:table-cell table:formula="of:=([Sheet2.M75])/([Sheet2.M$2]+[Sheet2.N$2]+[Sheet2.O$2])" office:value-type="float" office:value="0.00268136451660956" calcext:value-type="float">
            <text:p>0.00268136451661</text:p>
          </table:table-cell>
          <table:table-cell table:formula="of:=([Sheet2.N75]+[Sheet2.O75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Sheet2.B76]/[Sheet2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Sheet2.K76]/[Sheet2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Sheet2.M76]/[Sheet2.M$2]" office:value-type="float" office:value="0.0020991414167484" calcext:value-type="float">
            <text:p>0.002099141416748</text:p>
          </table:table-cell>
          <table:table-cell table:formula="of:=[Sheet2.N76]/[Sheet2.N$2]" office:value-type="float" office:value="0" calcext:value-type="float">
            <text:p>0</text:p>
          </table:table-cell>
          <table:table-cell table:formula="of:=[Sheet2.O76]/[Sheet2.O$2]" office:value-type="float" office:value="0" calcext:value-type="float">
            <text:p>0</text:p>
          </table:table-cell>
          <table:table-cell table:formula="of:=([Sheet2.M76])/([Sheet2.M$2]+[Sheet2.N$2]+[Sheet2.O$2])" office:value-type="float" office:value="0.00201929920386646" calcext:value-type="float">
            <text:p>0.002019299203866</text:p>
          </table:table-cell>
          <table:table-cell table:formula="of:=([Sheet2.N76]+[Sheet2.O76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Sheet2.B77]/[Sheet2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Sheet2.K77]/[Sheet2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Sheet2.M77]/[Sheet2.M$2]" office:value-type="float" office:value="0.0020991414167484" calcext:value-type="float">
            <text:p>0.002099141416748</text:p>
          </table:table-cell>
          <table:table-cell table:formula="of:=[Sheet2.N77]/[Sheet2.N$2]" office:value-type="float" office:value="0" calcext:value-type="float">
            <text:p>0</text:p>
          </table:table-cell>
          <table:table-cell table:formula="of:=[Sheet2.O77]/[Sheet2.O$2]" office:value-type="float" office:value="0" calcext:value-type="float">
            <text:p>0</text:p>
          </table:table-cell>
          <table:table-cell table:formula="of:=([Sheet2.M77])/([Sheet2.M$2]+[Sheet2.N$2]+[Sheet2.O$2])" office:value-type="float" office:value="0.00201929920386646" calcext:value-type="float">
            <text:p>0.002019299203866</text:p>
          </table:table-cell>
          <table:table-cell table:formula="of:=([Sheet2.N77]+[Sheet2.O77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Sheet2.B78]/[Sheet2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Sheet2.K78]/[Sheet2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Sheet2.M78]/[Sheet2.M$2]" office:value-type="float" office:value="0.00137648617491698" calcext:value-type="float">
            <text:p>0.001376486174917</text:p>
          </table:table-cell>
          <table:table-cell table:formula="of:=[Sheet2.N78]/[Sheet2.N$2]" office:value-type="float" office:value="0" calcext:value-type="float">
            <text:p>0</text:p>
          </table:table-cell>
          <table:table-cell table:formula="of:=[Sheet2.O78]/[Sheet2.O$2]" office:value-type="float" office:value="0" calcext:value-type="float">
            <text:p>0</text:p>
          </table:table-cell>
          <table:table-cell table:formula="of:=([Sheet2.M78])/([Sheet2.M$2]+[Sheet2.N$2]+[Sheet2.O$2])" office:value-type="float" office:value="0.0013241306254862" calcext:value-type="float">
            <text:p>0.001324130625486</text:p>
          </table:table-cell>
          <table:table-cell table:formula="of:=([Sheet2.N78]+[Sheet2.O78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Sheet2.B79]/[Sheet2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Sheet2.K79]/[Sheet2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Sheet2.M79]/[Sheet2.M$2]" office:value-type="float" office:value="0.00137648617491698" calcext:value-type="float">
            <text:p>0.001376486174917</text:p>
          </table:table-cell>
          <table:table-cell table:formula="of:=[Sheet2.N79]/[Sheet2.N$2]" office:value-type="float" office:value="0" calcext:value-type="float">
            <text:p>0</text:p>
          </table:table-cell>
          <table:table-cell table:formula="of:=[Sheet2.O79]/[Sheet2.O$2]" office:value-type="float" office:value="0" calcext:value-type="float">
            <text:p>0</text:p>
          </table:table-cell>
          <table:table-cell table:formula="of:=([Sheet2.M79])/([Sheet2.M$2]+[Sheet2.N$2]+[Sheet2.O$2])" office:value-type="float" office:value="0.0013241306254862" calcext:value-type="float">
            <text:p>0.001324130625486</text:p>
          </table:table-cell>
          <table:table-cell table:formula="of:=([Sheet2.N79]+[Sheet2.O79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Sheet2.B80]/[Sheet2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Sheet2.K80]/[Sheet2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Sheet2.M80]/[Sheet2.M$2]" office:value-type="float" office:value="0.000929128168068962" calcext:value-type="float">
            <text:p>0.000929128168069</text:p>
          </table:table-cell>
          <table:table-cell table:formula="of:=[Sheet2.N80]/[Sheet2.N$2]" office:value-type="float" office:value="0" calcext:value-type="float">
            <text:p>0</text:p>
          </table:table-cell>
          <table:table-cell table:formula="of:=[Sheet2.O80]/[Sheet2.O$2]" office:value-type="float" office:value="0" calcext:value-type="float">
            <text:p>0</text:p>
          </table:table-cell>
          <table:table-cell table:formula="of:=([Sheet2.M80])/([Sheet2.M$2]+[Sheet2.N$2]+[Sheet2.O$2])" office:value-type="float" office:value="0.000893788172203188" calcext:value-type="float">
            <text:p>0.000893788172203</text:p>
          </table:table-cell>
          <table:table-cell table:formula="of:=([Sheet2.N80]+[Sheet2.O80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Sheet2.B81]/[Sheet2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Sheet2.K81]/[Sheet2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Sheet2.M81]/[Sheet2.M$2]" office:value-type="float" office:value="0.000929128168068962" calcext:value-type="float">
            <text:p>0.000929128168069</text:p>
          </table:table-cell>
          <table:table-cell table:formula="of:=[Sheet2.N81]/[Sheet2.N$2]" office:value-type="float" office:value="0" calcext:value-type="float">
            <text:p>0</text:p>
          </table:table-cell>
          <table:table-cell table:formula="of:=[Sheet2.O81]/[Sheet2.O$2]" office:value-type="float" office:value="0" calcext:value-type="float">
            <text:p>0</text:p>
          </table:table-cell>
          <table:table-cell table:formula="of:=([Sheet2.M81])/([Sheet2.M$2]+[Sheet2.N$2]+[Sheet2.O$2])" office:value-type="float" office:value="0.000893788172203188" calcext:value-type="float">
            <text:p>0.000893788172203</text:p>
          </table:table-cell>
          <table:table-cell table:formula="of:=([Sheet2.N81]+[Sheet2.O81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Sheet2.B82]/[Sheet2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Sheet2.K82]/[Sheet2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Sheet2.M82]/[Sheet2.M$2]" office:value-type="float" office:value="0.000481770161220943" calcext:value-type="float">
            <text:p>0.000481770161221</text:p>
          </table:table-cell>
          <table:table-cell table:formula="of:=[Sheet2.N82]/[Sheet2.N$2]" office:value-type="float" office:value="0" calcext:value-type="float">
            <text:p>0</text:p>
          </table:table-cell>
          <table:table-cell table:formula="of:=[Sheet2.O82]/[Sheet2.O$2]" office:value-type="float" office:value="0" calcext:value-type="float">
            <text:p>0</text:p>
          </table:table-cell>
          <table:table-cell table:formula="of:=([Sheet2.M82])/([Sheet2.M$2]+[Sheet2.N$2]+[Sheet2.O$2])" office:value-type="float" office:value="0.000463445718920172" calcext:value-type="float">
            <text:p>0.00046344571892</text:p>
          </table:table-cell>
          <table:table-cell table:formula="of:=([Sheet2.N82]+[Sheet2.O82])/([Sheet2.M$2]+[Sheet2.N$2]+[Sheet2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Sheet2.B83]/[Sheet2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Sheet2.K83]/[Sheet2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Sheet2.M83]/[Sheet2.M$2]" office:value-type="float" office:value="0.000481770161220943" calcext:value-type="float">
            <text:p>0.000481770161221</text:p>
          </table:table-cell>
          <table:table-cell table:formula="of:=[Sheet2.N83]/[Sheet2.N$2]" office:value-type="float" office:value="0" calcext:value-type="float">
            <text:p>0</text:p>
          </table:table-cell>
          <table:table-cell table:formula="of:=[Sheet2.O83]/[Sheet2.O$2]" office:value-type="float" office:value="0" calcext:value-type="float">
            <text:p>0</text:p>
          </table:table-cell>
          <table:table-cell table:formula="of:=([Sheet2.M83])/([Sheet2.M$2]+[Sheet2.N$2]+[Sheet2.O$2])" office:value-type="float" office:value="0.000463445718920172" calcext:value-type="float">
            <text:p>0.00046344571892</text:p>
          </table:table-cell>
          <table:table-cell table:formula="of:=([Sheet2.N83]+[Sheet2.O83])/([Sheet2.M$2]+[Sheet2.N$2]+[Sheet2.O$2])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787.92pt" svg:y="15.51pt">
            <loext:p draw:notify-on-update-of-ranges="Sheet3.C2:Sheet3.C2 Sheet3.C2:Sheet3.C83 Sheet3.B2:Sheet3.B2 Sheet3.B2:Sheet3.B83 Sheet3.D2:Sheet3.D2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29.58pt" svg:y="545.1pt">
            <loext:p draw:notify-on-update-of-ranges="Sheet3.B2:Sheet3.B2 Sheet3.B2:Sheet3.B83 Sheet3.D2:Sheet3.D2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724.17pt" svg:y="348.94pt">
            <loext:p draw:notify-on-update-of-ranges="Sheet3.C3:Sheet3.C3 Sheet3.D3:Sheet3.D3 Sheet3.D3:Sheet3.D8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227.17pt" svg:y="91.5pt">
            <loext:p draw:notify-on-update-of-ranges="Sheet3.C1:Sheet3.C1 Sheet3.C2:Sheet3.C83 Sheet3.B1:Sheet3.B1 Sheet3.B2:Sheet3.B83 Sheet3.D1:Sheet3.D1 Sheet3.D2:Sheet3.D8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453.51pt" svg:height="255.09pt" svg:x="1224.65pt" svg:y="249.68pt">
            <loext:p draw:notify-on-update-of-ranges="Sheet3.F1:Sheet3.F1 Sheet3.F2:Sheet3.F83 Sheet3.G1:Sheet3.G1 Sheet3.G2:Sheet3.G83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2" table:number-columns-repeated="6" table:default-cell-style-name="Default"/>
        <table:table-column table:style-name="co12" table:default-cell-style-name="ce2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/>
          <table:table-cell office:value-type="string" calcext:value-type="string">
            <text:p>Failure Percentage</text:p>
          </table:table-cell>
          <table:table-cell table:style-name="Default" office:value-type="string" calcext:value-type="string">
            <text:p>Binary Failure Percentage</text:p>
          </table:table-cell>
          <table:table-cell/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]+[.D2])/([.B2]+[.C2]+[.D2])" office:value-type="float" office:value="0" calcext:value-type="float">
            <text:p>0</text:p>
          </table:table-cell>
          <table:table-cell table:formula="of:=IF([.F2]&gt;[.I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]+[.D3])/([.B3]+[.C3]+[.D3])" office:value-type="float" office:value="0" calcext:value-type="float">
            <text:p>0</text:p>
          </table:table-cell>
          <table:table-cell table:formula="of:=IF([.F3]&gt;[.I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]+[.D4])/([.B4]+[.C4]+[.D4])" office:value-type="float" office:value="0" calcext:value-type="float">
            <text:p>0</text:p>
          </table:table-cell>
          <table:table-cell table:formula="of:=IF([.F4]&gt;[.I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]+[.D5])/([.B5]+[.C5]+[.D5])" office:value-type="float" office:value="0" calcext:value-type="float">
            <text:p>0</text:p>
          </table:table-cell>
          <table:table-cell table:formula="of:=IF([.F5]&gt;[.I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6]+[.D6])/([.B6]+[.C6]+[.D6])" office:value-type="float" office:value="0" calcext:value-type="float">
            <text:p>0</text:p>
          </table:table-cell>
          <table:table-cell table:formula="of:=IF([.F6]&gt;[.I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7]+[.D7])/([.B7]+[.C7]+[.D7])" office:value-type="float" office:value="0" calcext:value-type="float">
            <text:p>0</text:p>
          </table:table-cell>
          <table:table-cell table:formula="of:=IF([.F7]&gt;[.I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8]+[.D8])/([.B8]+[.C8]+[.D8])" office:value-type="float" office:value="0" calcext:value-type="float">
            <text:p>0</text:p>
          </table:table-cell>
          <table:table-cell table:formula="of:=IF([.F8]&gt;[.I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9]+[.D9])/([.B9]+[.C9]+[.D9])" office:value-type="float" office:value="0" calcext:value-type="float">
            <text:p>0</text:p>
          </table:table-cell>
          <table:table-cell table:formula="of:=IF([.F9]&gt;[.I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0]+[.D10])/([.B10]+[.C10]+[.D10])" office:value-type="float" office:value="0" calcext:value-type="float">
            <text:p>0</text:p>
          </table:table-cell>
          <table:table-cell table:formula="of:=IF([.F10]&gt;[.I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1]+[.D11])/([.B11]+[.C11]+[.D11])" office:value-type="float" office:value="0" calcext:value-type="float">
            <text:p>0</text:p>
          </table:table-cell>
          <table:table-cell table:formula="of:=IF([.F11]&gt;[.I1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2]+[.D12])/([.B12]+[.C12]+[.D12])" office:value-type="float" office:value="0" calcext:value-type="float">
            <text:p>0</text:p>
          </table:table-cell>
          <table:table-cell table:formula="of:=IF([.F12]&gt;[.I1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3]+[.D13])/([.B13]+[.C13]+[.D13])" office:value-type="float" office:value="0" calcext:value-type="float">
            <text:p>0</text:p>
          </table:table-cell>
          <table:table-cell table:formula="of:=IF([.F13]&gt;[.I1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4]+[.D14])/([.B14]+[.C14]+[.D14])" office:value-type="float" office:value="0" calcext:value-type="float">
            <text:p>0</text:p>
          </table:table-cell>
          <table:table-cell table:formula="of:=IF([.F14]&gt;[.I1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5]+[.D15])/([.B15]+[.C15]+[.D15])" office:value-type="float" office:value="0" calcext:value-type="float">
            <text:p>0</text:p>
          </table:table-cell>
          <table:table-cell table:formula="of:=IF([.F15]&gt;[.I1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6]+[.D16])/([.B16]+[.C16]+[.D16])" office:value-type="float" office:value="0" calcext:value-type="float">
            <text:p>0</text:p>
          </table:table-cell>
          <table:table-cell table:formula="of:=IF([.F16]&gt;[.I1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7]+[.D17])/([.B17]+[.C17]+[.D17])" office:value-type="float" office:value="0" calcext:value-type="float">
            <text:p>0</text:p>
          </table:table-cell>
          <table:table-cell table:formula="of:=IF([.F17]&gt;[.I1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8]+[.D18])/([.B18]+[.C18]+[.D18])" office:value-type="float" office:value="0" calcext:value-type="float">
            <text:p>0</text:p>
          </table:table-cell>
          <table:table-cell table:formula="of:=IF([.F18]&gt;[.I1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19]+[.D19])/([.B19]+[.C19]+[.D19])" office:value-type="float" office:value="0" calcext:value-type="float">
            <text:p>0</text:p>
          </table:table-cell>
          <table:table-cell table:formula="of:=IF([.F19]&gt;[.I1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0]+[.D20])/([.B20]+[.C20]+[.D20])" office:value-type="float" office:value="0" calcext:value-type="float">
            <text:p>0</text:p>
          </table:table-cell>
          <table:table-cell table:formula="of:=IF([.F20]&gt;[.I1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1]+[.D21])/([.B21]+[.C21]+[.D21])" office:value-type="float" office:value="0" calcext:value-type="float">
            <text:p>0</text:p>
          </table:table-cell>
          <table:table-cell table:formula="of:=IF([.F21]&gt;[.I2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2]+[.D22])/([.B22]+[.C22]+[.D22])" office:value-type="float" office:value="0" calcext:value-type="float">
            <text:p>0</text:p>
          </table:table-cell>
          <table:table-cell table:formula="of:=IF([.F22]&gt;[.I2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3]+[.D23])/([.B23]+[.C23]+[.D23])" office:value-type="float" office:value="0" calcext:value-type="float">
            <text:p>0</text:p>
          </table:table-cell>
          <table:table-cell table:formula="of:=IF([.F23]&gt;[.I2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4]+[.D24])/([.B24]+[.C24]+[.D24])" office:value-type="float" office:value="0" calcext:value-type="float">
            <text:p>0</text:p>
          </table:table-cell>
          <table:table-cell table:formula="of:=IF([.F24]&gt;[.I2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5]+[.D25])/([.B25]+[.C25]+[.D25])" office:value-type="float" office:value="0" calcext:value-type="float">
            <text:p>0</text:p>
          </table:table-cell>
          <table:table-cell table:formula="of:=IF([.F25]&gt;[.I2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6]+[.D26])/([.B26]+[.C26]+[.D26])" office:value-type="float" office:value="0" calcext:value-type="float">
            <text:p>0</text:p>
          </table:table-cell>
          <table:table-cell table:formula="of:=IF([.F26]&gt;[.I2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7]+[.D27])/([.B27]+[.C27]+[.D27])" office:value-type="float" office:value="0" calcext:value-type="float">
            <text:p>0</text:p>
          </table:table-cell>
          <table:table-cell table:formula="of:=IF([.F27]&gt;[.I2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8]+[.D28])/([.B28]+[.C28]+[.D28])" office:value-type="float" office:value="0" calcext:value-type="float">
            <text:p>0</text:p>
          </table:table-cell>
          <table:table-cell table:formula="of:=IF([.F28]&gt;[.I2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29]+[.D29])/([.B29]+[.C29]+[.D29])" office:value-type="float" office:value="0" calcext:value-type="float">
            <text:p>0</text:p>
          </table:table-cell>
          <table:table-cell table:formula="of:=IF([.F29]&gt;[.I2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0]+[.D30])/([.B30]+[.C30]+[.D30])" office:value-type="float" office:value="0" calcext:value-type="float">
            <text:p>0</text:p>
          </table:table-cell>
          <table:table-cell table:formula="of:=IF([.F30]&gt;[.I2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1]+[.D31])/([.B31]+[.C31]+[.D31])" office:value-type="float" office:value="0" calcext:value-type="float">
            <text:p>0</text:p>
          </table:table-cell>
          <table:table-cell table:formula="of:=IF([.F31]&gt;[.I3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2]+[.D32])/([.B32]+[.C32]+[.D32])" office:value-type="float" office:value="0" calcext:value-type="float">
            <text:p>0</text:p>
          </table:table-cell>
          <table:table-cell table:formula="of:=IF([.F32]&gt;[.I3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3]+[.D33])/([.B33]+[.C33]+[.D33])" office:value-type="float" office:value="0" calcext:value-type="float">
            <text:p>0</text:p>
          </table:table-cell>
          <table:table-cell table:formula="of:=IF([.F33]&gt;[.I3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4]+[.D34])/([.B34]+[.C34]+[.D34])" office:value-type="float" office:value="0" calcext:value-type="float">
            <text:p>0</text:p>
          </table:table-cell>
          <table:table-cell table:formula="of:=IF([.F34]&gt;[.I3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76" calcext:value-type="float">
            <text:p>3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5]+[.D35])/([.B35]+[.C35]+[.D35])" office:value-type="float" office:value="0" calcext:value-type="float">
            <text:p>0</text:p>
          </table:table-cell>
          <table:table-cell table:formula="of:=IF([.F35]&gt;[.I3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6]+[.D36])/([.B36]+[.C36]+[.D36])" office:value-type="float" office:value="0" calcext:value-type="float">
            <text:p>0</text:p>
          </table:table-cell>
          <table:table-cell table:formula="of:=IF([.F36]&gt;[.I3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66" calcext:value-type="float">
            <text:p>3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7]+[.D37])/([.B37]+[.C37]+[.D37])" office:value-type="float" office:value="0" calcext:value-type="float">
            <text:p>0</text:p>
          </table:table-cell>
          <table:table-cell table:formula="of:=IF([.F37]&gt;[.I3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8]+[.D38])/([.B38]+[.C38]+[.D38])" office:value-type="float" office:value="0" calcext:value-type="float">
            <text:p>0</text:p>
          </table:table-cell>
          <table:table-cell table:formula="of:=IF([.F38]&gt;[.I3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15" calcext:value-type="float">
            <text:p>49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39]+[.D39])/([.B39]+[.C39]+[.D39])" office:value-type="float" office:value="0" calcext:value-type="float">
            <text:p>0</text:p>
          </table:table-cell>
          <table:table-cell table:formula="of:=IF([.F39]&gt;[.I3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0]+[.D40])/([.B40]+[.C40]+[.D40])" office:value-type="float" office:value="0" calcext:value-type="float">
            <text:p>0</text:p>
          </table:table-cell>
          <table:table-cell table:formula="of:=IF([.F40]&gt;[.I3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1]+[.D41])/([.B41]+[.C41]+[.D41])" office:value-type="float" office:value="0" calcext:value-type="float">
            <text:p>0</text:p>
          </table:table-cell>
          <table:table-cell table:formula="of:=IF([.F41]&gt;[.I4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2]+[.D42])/([.B42]+[.C42]+[.D42])" office:value-type="float" office:value="0" calcext:value-type="float">
            <text:p>0</text:p>
          </table:table-cell>
          <table:table-cell table:formula="of:=IF([.F42]&gt;[.I4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323" calcext:value-type="float">
            <text:p>73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3]+[.D43])/([.B43]+[.C43]+[.D43])" office:value-type="float" office:value="0" calcext:value-type="float">
            <text:p>0</text:p>
          </table:table-cell>
          <table:table-cell table:formula="of:=IF([.F43]&gt;[.I4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4]+[.D44])/([.B44]+[.C44]+[.D44])" office:value-type="float" office:value="0" calcext:value-type="float">
            <text:p>0</text:p>
          </table:table-cell>
          <table:table-cell table:formula="of:=IF([.F44]&gt;[.I4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59" calcext:value-type="float">
            <text:p>86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5]+[.D45])/([.B45]+[.C45]+[.D45])" office:value-type="float" office:value="0" calcext:value-type="float">
            <text:p>0</text:p>
          </table:table-cell>
          <table:table-cell table:formula="of:=IF([.F45]&gt;[.I4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6]+[.D46])/([.B46]+[.C46]+[.D46])" office:value-type="float" office:value="0" calcext:value-type="float">
            <text:p>0</text:p>
          </table:table-cell>
          <table:table-cell table:formula="of:=IF([.F46]&gt;[.I45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42" calcext:value-type="float">
            <text:p>102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7]+[.D47])/([.B47]+[.C47]+[.D47])" office:value-type="float" office:value="0" calcext:value-type="float">
            <text:p>0</text:p>
          </table:table-cell>
          <table:table-cell table:formula="of:=IF([.F47]&gt;[.I46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8]+[.D48])/([.B48]+[.C48]+[.D48])" office:value-type="float" office:value="0" calcext:value-type="float">
            <text:p>0</text:p>
          </table:table-cell>
          <table:table-cell table:formula="of:=IF([.F48]&gt;[.I47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819" calcext:value-type="float">
            <text:p>118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49]+[.D49])/([.B49]+[.C49]+[.D49])" office:value-type="float" office:value="0" calcext:value-type="float">
            <text:p>0</text:p>
          </table:table-cell>
          <table:table-cell table:formula="of:=IF([.F49]&gt;[.I48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0]+[.D50])/([.B50]+[.C50]+[.D50])" office:value-type="float" office:value="0" calcext:value-type="float">
            <text:p>0</text:p>
          </table:table-cell>
          <table:table-cell table:formula="of:=IF([.F50]&gt;[.I49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68" calcext:value-type="float">
            <text:p>13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1]+[.D51])/([.B51]+[.C51]+[.D51])" office:value-type="float" office:value="0" calcext:value-type="float">
            <text:p>0</text:p>
          </table:table-cell>
          <table:table-cell table:formula="of:=IF([.F51]&gt;[.I50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2]+[.D52])/([.B52]+[.C52]+[.D52])" office:value-type="float" office:value="0" calcext:value-type="float">
            <text:p>0</text:p>
          </table:table-cell>
          <table:table-cell table:formula="of:=IF([.F52]&gt;[.I51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568" calcext:value-type="float">
            <text:p>15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3]+[.D53])/([.B53]+[.C53]+[.D53])" office:value-type="float" office:value="0" calcext:value-type="float">
            <text:p>0</text:p>
          </table:table-cell>
          <table:table-cell table:formula="of:=IF([.F53]&gt;[.I52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4]+[.D54])/([.B54]+[.C54]+[.D54])" office:value-type="float" office:value="0" calcext:value-type="float">
            <text:p>0</text:p>
          </table:table-cell>
          <table:table-cell table:formula="of:=IF([.F54]&gt;[.I53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553" calcext:value-type="float">
            <text:p>175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C55]+[.D55])/([.B55]+[.C55]+[.D55])" office:value-type="float" office:value="0" calcext:value-type="float">
            <text:p>0</text:p>
          </table:table-cell>
          <table:table-cell table:formula="of:=IF([.F55]&gt;[.I54]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6]+[.D56])/([.B56]+[.C56]+[.D56])" office:value-type="float" office:value="0.00025384576331421" calcext:value-type="float">
            <text:p>0.000253845763314</text:p>
          </table:table-cell>
          <table:table-cell table:formula="of:=IF([.F56]&gt;[.I5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692" calcext:value-type="float">
            <text:p>196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7]+[.D57])/([.B57]+[.C57]+[.D57])" office:value-type="float" office:value="0.00025384576331421" calcext:value-type="float">
            <text:p>0.000253845763314</text:p>
          </table:table-cell>
          <table:table-cell table:formula="of:=IF([.F57]&gt;[.I5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8]+[.D58])/([.B58]+[.C58]+[.D58])" office:value-type="float" office:value="0.000226582680019939" calcext:value-type="float">
            <text:p>0.00022658268002</text:p>
          </table:table-cell>
          <table:table-cell table:formula="of:=IF([.F58]&gt;[.I5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062" calcext:value-type="float">
            <text:p>220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9]+[.D59])/([.B59]+[.C59]+[.D59])" office:value-type="float" office:value="0.000226582680019939" calcext:value-type="float">
            <text:p>0.00022658268002</text:p>
          </table:table-cell>
          <table:table-cell table:formula="of:=IF([.F59]&gt;[.I5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0]+[.D60])/([.B60]+[.C60]+[.D60])" office:value-type="float" office:value="0.000245418848167539" calcext:value-type="float">
            <text:p>0.000245418848168</text:p>
          </table:table-cell>
          <table:table-cell table:formula="of:=IF([.F60]&gt;[.I5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442" calcext:value-type="float">
            <text:p>244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1]+[.D61])/([.B61]+[.C61]+[.D61])" office:value-type="float" office:value="0.000245418848167539" calcext:value-type="float">
            <text:p>0.000245418848168</text:p>
          </table:table-cell>
          <table:table-cell table:formula="of:=IF([.F61]&gt;[.I6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2]+[.D62])/([.B62]+[.C62]+[.D62])" office:value-type="float" office:value="0.000481838398813936" calcext:value-type="float">
            <text:p>0.000481838398814</text:p>
          </table:table-cell>
          <table:table-cell table:formula="of:=IF([.F62]&gt;[.I6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967" calcext:value-type="float">
            <text:p>269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3]+[.D63])/([.B63]+[.C63]+[.D63])" office:value-type="float" office:value="0.000481838398813936" calcext:value-type="float">
            <text:p>0.000481838398814</text:p>
          </table:table-cell>
          <table:table-cell table:formula="of:=IF([.F63]&gt;[.I6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4]+[.D64])/([.B64]+[.C64]+[.D64])" office:value-type="float" office:value="0.000806776926179911" calcext:value-type="float">
            <text:p>0.00080677692618</text:p>
          </table:table-cell>
          <table:table-cell table:formula="of:=IF([.F64]&gt;[.I6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724" calcext:value-type="float">
            <text:p>2972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5]+[.D65])/([.B65]+[.C65]+[.D65])" office:value-type="float" office:value="0.000806776926179911" calcext:value-type="float">
            <text:p>0.00080677692618</text:p>
          </table:table-cell>
          <table:table-cell table:formula="of:=IF([.F65]&gt;[.I6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6]+[.D66])/([.B66]+[.C66]+[.D66])" office:value-type="float" office:value="0.00119974159411819" calcext:value-type="float">
            <text:p>0.001199741594118</text:p>
          </table:table-cell>
          <table:table-cell table:formula="of:=IF([.F66]&gt;[.I6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468" calcext:value-type="float">
            <text:p>3246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7]+[.D67])/([.B67]+[.C67]+[.D67])" office:value-type="float" office:value="0.00119974159411819" calcext:value-type="float">
            <text:p>0.001199741594118</text:p>
          </table:table-cell>
          <table:table-cell table:formula="of:=IF([.F67]&gt;[.I6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8]+[.D68])/([.B68]+[.C68]+[.D68])" office:value-type="float" office:value="0.00262570936503007" calcext:value-type="float">
            <text:p>0.00262570936503</text:p>
          </table:table-cell>
          <table:table-cell table:formula="of:=IF([.F68]&gt;[.I6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326" calcext:value-type="float">
            <text:p>3532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9]+[.D69])/([.B69]+[.C69]+[.D69])" office:value-type="float" office:value="0.00262570936503007" calcext:value-type="float">
            <text:p>0.00262570936503</text:p>
          </table:table-cell>
          <table:table-cell table:formula="of:=IF([.F69]&gt;[.I6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0]+[.D70])/([.B70]+[.C70]+[.D70])" office:value-type="float" office:value="0.00355345748819837" calcext:value-type="float">
            <text:p>0.003553457488198</text:p>
          </table:table-cell>
          <table:table-cell table:formula="of:=IF([.F70]&gt;[.I6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8417" calcext:value-type="float">
            <text:p>3841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1]+[.D71])/([.B71]+[.C71]+[.D71])" office:value-type="float" office:value="0.00355345748819837" calcext:value-type="float">
            <text:p>0.003553457488198</text:p>
          </table:table-cell>
          <table:table-cell table:formula="of:=IF([.F71]&gt;[.I7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2]+[.D72])/([.B72]+[.C72]+[.D72])" office:value-type="float" office:value="0.00551149025904004" calcext:value-type="float">
            <text:p>0.00551149025904</text:p>
          </table:table-cell>
          <table:table-cell table:formula="of:=IF([.F72]&gt;[.I7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501" calcext:value-type="float">
            <text:p>41501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3]+[.D73])/([.B73]+[.C73]+[.D73])" office:value-type="float" office:value="0.00551149025904004" calcext:value-type="float">
            <text:p>0.00551149025904</text:p>
          </table:table-cell>
          <table:table-cell table:formula="of:=IF([.F73]&gt;[.I72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4]+[.D74])/([.B74]+[.C74]+[.D74])" office:value-type="float" office:value="0.00851422363140507" calcext:value-type="float">
            <text:p>0.008514223631405</text:p>
          </table:table-cell>
          <table:table-cell table:formula="of:=IF([.F74]&gt;[.I73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717" calcext:value-type="float">
            <text:p>4471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5]+[.D75])/([.B75]+[.C75]+[.D75])" office:value-type="float" office:value="0.00851422363140507" calcext:value-type="float">
            <text:p>0.008514223631405</text:p>
          </table:table-cell>
          <table:table-cell table:formula="of:=IF([.F75]&gt;[.I74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76]+[.D76])/([.B76]+[.C76]+[.D76])" office:value-type="float" office:value="0.0141632043226427" calcext:value-type="float">
            <text:p>0.014163204322643</text:p>
          </table:table-cell>
          <table:table-cell table:formula="of:=IF([.F76]&gt;[.I75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67" calcext:value-type="float">
            <text:p>48167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C77]+[.D77])/([.B77]+[.C77]+[.D77])" office:value-type="float" office:value="0.0141632043226427" calcext:value-type="float">
            <text:p>0.014163204322643</text:p>
          </table:table-cell>
          <table:table-cell table:formula="of:=IF([.F77]&gt;[.I76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78]+[.D78])/([.B78]+[.C78]+[.D78])" office:value-type="float" office:value="0.023041825095057" calcext:value-type="float">
            <text:p>0.023041825095057</text:p>
          </table:table-cell>
          <table:table-cell table:formula="of:=IF([.F78]&gt;[.I77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388" calcext:value-type="float">
            <text:p>51388</text:p>
          </table:table-cell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C79]+[.D79])/([.B79]+[.C79]+[.D79])" office:value-type="float" office:value="0.023041825095057" calcext:value-type="float">
            <text:p>0.023041825095057</text:p>
          </table:table-cell>
          <table:table-cell table:formula="of:=IF([.F79]&gt;[.I78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C80]+[.D80])/([.B80]+[.C80]+[.D80])" office:value-type="float" office:value="0.0316141829903298" calcext:value-type="float">
            <text:p>0.03161418299033</text:p>
          </table:table-cell>
          <table:table-cell table:formula="of:=IF([.F80]&gt;[.I79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677" calcext:value-type="float">
            <text:p>54677</text:p>
          </table:table-cell>
          <table:table-cell office:value-type="float" office:value="1782" calcext:value-type="float">
            <text:p>1782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C81]+[.D81])/([.B81]+[.C81]+[.D81])" office:value-type="float" office:value="0.0316141829903298" calcext:value-type="float">
            <text:p>0.03161418299033</text:p>
          </table:table-cell>
          <table:table-cell table:formula="of:=IF([.F81]&gt;[.I80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C82]+[.D82])/([.B82]+[.C82]+[.D82])" office:value-type="float" office:value="0.0380356522170912" calcext:value-type="float">
            <text:p>0.038035652217091</text:p>
          </table:table-cell>
          <table:table-cell table:formula="of:=IF([.F82]&gt;[.I81]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19" calcext:value-type="float">
            <text:p>58119</text:p>
          </table:table-cell>
          <table:table-cell office:value-type="float" office:value="2293" calcext:value-type="float">
            <text:p>2293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C83]+[.D83])/([.B83]+[.C83]+[.D83])" office:value-type="float" office:value="0.0380356522170912" calcext:value-type="float">
            <text:p>0.038035652217091</text:p>
          </table:table-cell>
          <table:table-cell table:formula="of:=IF([.F83]&gt;[.I82];1;0)"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453.51pt" svg:height="255.09pt" svg:x="618.63pt" svg:y="151.94pt">
            <loext:p draw:notify-on-update-of-ranges="Sheet4.A2:Sheet4.A83 Sheet4.B1:Sheet4.B1 Sheet4.B2:Sheet4.B83 Sheet4.A2:Sheet4.A83 Sheet4.C1:Sheet4.C1 Sheet4.C2:Sheet4.C83 Sheet4.A2:Sheet4.A83 Sheet4.D1:Sheet4.D1 Sheet4.D2:Sheet4.D8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2" table:number-columns-repeated="7" table:default-cell-style-name="Default"/>
        <table:table-row table:style-name="ro1">
          <table:table-cell table:formula="of:=[Sheet2.A1]" office:value-type="string" office:string-value="Minutes" calcext:value-type="string">
            <text:p>Minutes</text:p>
          </table:table-cell>
          <table:table-cell office:value-type="string" calcext:value-type="string">
            <text:p>Prediction Metric</text:p>
          </table:table-cell>
          <table:table-cell table:formula="of:=[Sheet2.B1]" office:value-type="string" office:string-value="cpu_middletier" calcext:value-type="string">
            <text:p>cpu_middletier</text:p>
          </table:table-cell>
          <table:table-cell table:formula="of:=[Sheet2.N1]" office:value-type="string" office:string-value="Status_500" calcext:value-type="string">
            <text:p>Status_500</text:p>
          </table:table-cell>
          <table:table-cell/>
          <table:table-cell table:number-columns-repeated="2" office:value-type="string" calcext:value-type="string">
            <text:p>Status_500</text:p>
          </table:table-cell>
        </table:table-row>
        <table:table-row table:style-name="ro1">
          <table:table-cell table:formula="of:=[Sheet2.A2]" office:value-type="float" office:value="81" calcext:value-type="float">
            <text:p>81</text:p>
          </table:table-cell>
          <table:table-cell table:formula="of:=MAX(0;([Sheet2.B2]-0.65)/0.35)" office:value-type="float" office:value="0.98" calcext:value-type="float">
            <text:p>0.98</text:p>
          </table:table-cell>
          <table:table-cell table:formula="of:=[Sheet2.B2]" office:value-type="float" office:value="0.993" calcext:value-type="float">
            <text:p>0.993</text:p>
          </table:table-cell>
          <table:table-cell table:formula="of:=[Sheet2.N2]/[Sheet2.N$2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]/[.F$83]" office:value-type="float" office:value="0" calcext:value-type="float">
            <text:p>0</text:p>
          </table:table-cell>
        </table:table-row>
        <table:table-row table:style-name="ro1">
          <table:table-cell table:formula="of:=[Sheet2.A3]" office:value-type="float" office:value="80" calcext:value-type="float">
            <text:p>80</text:p>
          </table:table-cell>
          <table:table-cell table:formula="of:=MAX(0;([Sheet2.B3]-0.65)/0.35)" office:value-type="float" office:value="0.98" calcext:value-type="float">
            <text:p>0.98</text:p>
          </table:table-cell>
          <table:table-cell table:formula="of:=[Sheet2.B3]" office:value-type="float" office:value="0.993" calcext:value-type="float">
            <text:p>0.993</text:p>
          </table:table-cell>
          <table:table-cell table:formula="of:=[Sheet2.N3]/[Sheet2.N$2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]/[.F$83]" office:value-type="float" office:value="0" calcext:value-type="float">
            <text:p>0</text:p>
          </table:table-cell>
        </table:table-row>
        <table:table-row table:style-name="ro1">
          <table:table-cell table:formula="of:=[Sheet2.A4]" office:value-type="float" office:value="79" calcext:value-type="float">
            <text:p>79</text:p>
          </table:table-cell>
          <table:table-cell table:formula="of:=MAX(0;([Sheet2.B4]-0.65)/0.35)" office:value-type="float" office:value="0.951428571428571" calcext:value-type="float">
            <text:p>0.951428571428571</text:p>
          </table:table-cell>
          <table:table-cell table:formula="of:=[Sheet2.B4]" office:value-type="float" office:value="0.983" calcext:value-type="float">
            <text:p>0.983</text:p>
          </table:table-cell>
          <table:table-cell table:formula="of:=[Sheet2.N4]/[Sheet2.N$2]" office:value-type="float" office:value="0.777147841255997" calcext:value-type="float">
            <text:p>0.77714784125599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]/[.F$83]" office:value-type="float" office:value="0" calcext:value-type="float">
            <text:p>0</text:p>
          </table:table-cell>
        </table:table-row>
        <table:table-row table:style-name="ro1">
          <table:table-cell table:formula="of:=[Sheet2.A5]" office:value-type="float" office:value="78" calcext:value-type="float">
            <text:p>78</text:p>
          </table:table-cell>
          <table:table-cell table:formula="of:=MAX(0;([Sheet2.B5]-0.65)/0.35)" office:value-type="float" office:value="0.951428571428571" calcext:value-type="float">
            <text:p>0.951428571428571</text:p>
          </table:table-cell>
          <table:table-cell table:formula="of:=[Sheet2.B5]" office:value-type="float" office:value="0.983" calcext:value-type="float">
            <text:p>0.983</text:p>
          </table:table-cell>
          <table:table-cell table:formula="of:=[Sheet2.N5]/[Sheet2.N$2]" office:value-type="float" office:value="0.777147841255997" calcext:value-type="float">
            <text:p>0.77714784125599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]/[.F$83]" office:value-type="float" office:value="0" calcext:value-type="float">
            <text:p>0</text:p>
          </table:table-cell>
        </table:table-row>
        <table:table-row table:style-name="ro1">
          <table:table-cell table:formula="of:=[Sheet2.A6]" office:value-type="float" office:value="77" calcext:value-type="float">
            <text:p>77</text:p>
          </table:table-cell>
          <table:table-cell table:formula="of:=MAX(0;([Sheet2.B6]-0.65)/0.35)" office:value-type="float" office:value="0.971428571428571" calcext:value-type="float">
            <text:p>0.971428571428571</text:p>
          </table:table-cell>
          <table:table-cell table:formula="of:=[Sheet2.B6]" office:value-type="float" office:value="0.99" calcext:value-type="float">
            <text:p>0.99</text:p>
          </table:table-cell>
          <table:table-cell table:formula="of:=[Sheet2.N6]/[Sheet2.N$2]" office:value-type="float" office:value="0.527692978630615" calcext:value-type="float">
            <text:p>0.5276929786306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6]/[.F$83]" office:value-type="float" office:value="0" calcext:value-type="float">
            <text:p>0</text:p>
          </table:table-cell>
        </table:table-row>
        <table:table-row table:style-name="ro1">
          <table:table-cell table:formula="of:=[Sheet2.A7]" office:value-type="float" office:value="76" calcext:value-type="float">
            <text:p>76</text:p>
          </table:table-cell>
          <table:table-cell table:formula="of:=MAX(0;([Sheet2.B7]-0.65)/0.35)" office:value-type="float" office:value="0.971428571428571" calcext:value-type="float">
            <text:p>0.971428571428571</text:p>
          </table:table-cell>
          <table:table-cell table:formula="of:=[Sheet2.B7]" office:value-type="float" office:value="0.99" calcext:value-type="float">
            <text:p>0.99</text:p>
          </table:table-cell>
          <table:table-cell table:formula="of:=[Sheet2.N7]/[Sheet2.N$2]" office:value-type="float" office:value="0.527692978630615" calcext:value-type="float">
            <text:p>0.5276929786306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7]/[.F$83]" office:value-type="float" office:value="0" calcext:value-type="float">
            <text:p>0</text:p>
          </table:table-cell>
        </table:table-row>
        <table:table-row table:style-name="ro1">
          <table:table-cell table:formula="of:=[Sheet2.A8]" office:value-type="float" office:value="75" calcext:value-type="float">
            <text:p>75</text:p>
          </table:table-cell>
          <table:table-cell table:formula="of:=MAX(0;([Sheet2.B8]-0.65)/0.35)" office:value-type="float" office:value="0.951428571428571" calcext:value-type="float">
            <text:p>0.951428571428571</text:p>
          </table:table-cell>
          <table:table-cell table:formula="of:=[Sheet2.B8]" office:value-type="float" office:value="0.983" calcext:value-type="float">
            <text:p>0.983</text:p>
          </table:table-cell>
          <table:table-cell table:formula="of:=[Sheet2.N8]/[Sheet2.N$2]" office:value-type="float" office:value="0.301351940689054" calcext:value-type="float">
            <text:p>0.3013519406890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8]/[.F$83]" office:value-type="float" office:value="0" calcext:value-type="float">
            <text:p>0</text:p>
          </table:table-cell>
        </table:table-row>
        <table:table-row table:style-name="ro1">
          <table:table-cell table:formula="of:=[Sheet2.A9]" office:value-type="float" office:value="74" calcext:value-type="float">
            <text:p>74</text:p>
          </table:table-cell>
          <table:table-cell table:formula="of:=MAX(0;([Sheet2.B9]-0.65)/0.35)" office:value-type="float" office:value="0.951428571428571" calcext:value-type="float">
            <text:p>0.951428571428571</text:p>
          </table:table-cell>
          <table:table-cell table:formula="of:=[Sheet2.B9]" office:value-type="float" office:value="0.983" calcext:value-type="float">
            <text:p>0.983</text:p>
          </table:table-cell>
          <table:table-cell table:formula="of:=[Sheet2.N9]/[Sheet2.N$2]" office:value-type="float" office:value="0.301351940689054" calcext:value-type="float">
            <text:p>0.3013519406890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9]/[.F$83]" office:value-type="float" office:value="0" calcext:value-type="float">
            <text:p>0</text:p>
          </table:table-cell>
        </table:table-row>
        <table:table-row table:style-name="ro1">
          <table:table-cell table:formula="of:=[Sheet2.A10]" office:value-type="float" office:value="73" calcext:value-type="float">
            <text:p>73</text:p>
          </table:table-cell>
          <table:table-cell table:formula="of:=MAX(0;([Sheet2.B10]-0.65)/0.35)" office:value-type="float" office:value="0.9" calcext:value-type="float">
            <text:p>0.9</text:p>
          </table:table-cell>
          <table:table-cell table:formula="of:=[Sheet2.B10]" office:value-type="float" office:value="0.965" calcext:value-type="float">
            <text:p>0.965</text:p>
          </table:table-cell>
          <table:table-cell table:formula="of:=[Sheet2.N10]/[Sheet2.N$2]" office:value-type="float" office:value="0.167466201482774" calcext:value-type="float">
            <text:p>0.1674662014827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/[.F$83]" office:value-type="float" office:value="0" calcext:value-type="float">
            <text:p>0</text:p>
          </table:table-cell>
        </table:table-row>
        <table:table-row table:style-name="ro1">
          <table:table-cell table:formula="of:=[Sheet2.A11]" office:value-type="float" office:value="72" calcext:value-type="float">
            <text:p>72</text:p>
          </table:table-cell>
          <table:table-cell table:formula="of:=MAX(0;([Sheet2.B11]-0.65)/0.35)" office:value-type="float" office:value="0.9" calcext:value-type="float">
            <text:p>0.9</text:p>
          </table:table-cell>
          <table:table-cell table:formula="of:=[Sheet2.B11]" office:value-type="float" office:value="0.965" calcext:value-type="float">
            <text:p>0.965</text:p>
          </table:table-cell>
          <table:table-cell table:formula="of:=[Sheet2.N11]/[Sheet2.N$2]" office:value-type="float" office:value="0.167466201482774" calcext:value-type="float">
            <text:p>0.1674662014827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1]/[.F$83]" office:value-type="float" office:value="0" calcext:value-type="float">
            <text:p>0</text:p>
          </table:table-cell>
        </table:table-row>
        <table:table-row table:style-name="ro1">
          <table:table-cell table:formula="of:=[Sheet2.A12]" office:value-type="float" office:value="71" calcext:value-type="float">
            <text:p>71</text:p>
          </table:table-cell>
          <table:table-cell table:formula="of:=MAX(0;([Sheet2.B12]-0.65)/0.35)" office:value-type="float" office:value="0.777142857142857" calcext:value-type="float">
            <text:p>0.777142857142857</text:p>
          </table:table-cell>
          <table:table-cell table:formula="of:=[Sheet2.B12]" office:value-type="float" office:value="0.922" calcext:value-type="float">
            <text:p>0.922</text:p>
          </table:table-cell>
          <table:table-cell table:formula="of:=[Sheet2.N12]/[Sheet2.N$2]" office:value-type="float" office:value="0.100305276929786" calcext:value-type="float">
            <text:p>0.1003052769297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2]/[.F$83]" office:value-type="float" office:value="0" calcext:value-type="float">
            <text:p>0</text:p>
          </table:table-cell>
        </table:table-row>
        <table:table-row table:style-name="ro1">
          <table:table-cell table:formula="of:=[Sheet2.A13]" office:value-type="float" office:value="70" calcext:value-type="float">
            <text:p>70</text:p>
          </table:table-cell>
          <table:table-cell table:formula="of:=MAX(0;([Sheet2.B13]-0.65)/0.35)" office:value-type="float" office:value="0.777142857142857" calcext:value-type="float">
            <text:p>0.777142857142857</text:p>
          </table:table-cell>
          <table:table-cell table:formula="of:=[Sheet2.B13]" office:value-type="float" office:value="0.922" calcext:value-type="float">
            <text:p>0.922</text:p>
          </table:table-cell>
          <table:table-cell table:formula="of:=[Sheet2.N13]/[Sheet2.N$2]" office:value-type="float" office:value="0.100305276929786" calcext:value-type="float">
            <text:p>0.10030527692978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3]/[.F$83]" office:value-type="float" office:value="0" calcext:value-type="float">
            <text:p>0</text:p>
          </table:table-cell>
        </table:table-row>
        <table:table-row table:style-name="ro1">
          <table:table-cell table:formula="of:=[Sheet2.A14]" office:value-type="float" office:value="69" calcext:value-type="float">
            <text:p>69</text:p>
          </table:table-cell>
          <table:table-cell table:formula="of:=MAX(0;([Sheet2.B14]-0.65)/0.35)" office:value-type="float" office:value="0.651428571428571" calcext:value-type="float">
            <text:p>0.651428571428571</text:p>
          </table:table-cell>
          <table:table-cell table:formula="of:=[Sheet2.B14]" office:value-type="float" office:value="0.878" calcext:value-type="float">
            <text:p>0.878</text:p>
          </table:table-cell>
          <table:table-cell table:formula="of:=[Sheet2.N14]/[Sheet2.N$2]" office:value-type="float" office:value="0.0597470562581771" calcext:value-type="float">
            <text:p>0.059747056258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/[.F$83]" office:value-type="float" office:value="0" calcext:value-type="float">
            <text:p>0</text:p>
          </table:table-cell>
        </table:table-row>
        <table:table-row table:style-name="ro1">
          <table:table-cell table:formula="of:=[Sheet2.A15]" office:value-type="float" office:value="68" calcext:value-type="float">
            <text:p>68</text:p>
          </table:table-cell>
          <table:table-cell table:formula="of:=MAX(0;([Sheet2.B15]-0.65)/0.35)" office:value-type="float" office:value="0.651428571428571" calcext:value-type="float">
            <text:p>0.651428571428571</text:p>
          </table:table-cell>
          <table:table-cell table:formula="of:=[Sheet2.B15]" office:value-type="float" office:value="0.878" calcext:value-type="float">
            <text:p>0.878</text:p>
          </table:table-cell>
          <table:table-cell table:formula="of:=[Sheet2.N15]/[Sheet2.N$2]" office:value-type="float" office:value="0.0597470562581771" calcext:value-type="float">
            <text:p>0.059747056258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/[.F$83]" office:value-type="float" office:value="0" calcext:value-type="float">
            <text:p>0</text:p>
          </table:table-cell>
        </table:table-row>
        <table:table-row table:style-name="ro1">
          <table:table-cell table:formula="of:=[Sheet2.A16]" office:value-type="float" office:value="67" calcext:value-type="float">
            <text:p>67</text:p>
          </table:table-cell>
          <table:table-cell table:formula="of:=MAX(0;([Sheet2.B16]-0.65)/0.35)" office:value-type="float" office:value="0.634285714285714" calcext:value-type="float">
            <text:p>0.634285714285714</text:p>
          </table:table-cell>
          <table:table-cell table:formula="of:=[Sheet2.B16]" office:value-type="float" office:value="0.872" calcext:value-type="float">
            <text:p>0.872</text:p>
          </table:table-cell>
          <table:table-cell table:formula="of:=[Sheet2.N16]/[Sheet2.N$2]" office:value-type="float" office:value="0.0405582206716093" calcext:value-type="float">
            <text:p>0.0405582206716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6]/[.F$83]" office:value-type="float" office:value="0" calcext:value-type="float">
            <text:p>0</text:p>
          </table:table-cell>
        </table:table-row>
        <table:table-row table:style-name="ro1">
          <table:table-cell table:formula="of:=[Sheet2.A17]" office:value-type="float" office:value="66" calcext:value-type="float">
            <text:p>66</text:p>
          </table:table-cell>
          <table:table-cell table:formula="of:=MAX(0;([Sheet2.B17]-0.65)/0.35)" office:value-type="float" office:value="0.634285714285714" calcext:value-type="float">
            <text:p>0.634285714285714</text:p>
          </table:table-cell>
          <table:table-cell table:formula="of:=[Sheet2.B17]" office:value-type="float" office:value="0.872" calcext:value-type="float">
            <text:p>0.872</text:p>
          </table:table-cell>
          <table:table-cell table:formula="of:=[Sheet2.N17]/[Sheet2.N$2]" office:value-type="float" office:value="0.0405582206716093" calcext:value-type="float">
            <text:p>0.0405582206716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7]/[.F$83]" office:value-type="float" office:value="0" calcext:value-type="float">
            <text:p>0</text:p>
          </table:table-cell>
        </table:table-row>
        <table:table-row table:style-name="ro1">
          <table:table-cell table:formula="of:=[Sheet2.A18]" office:value-type="float" office:value="65" calcext:value-type="float">
            <text:p>65</text:p>
          </table:table-cell>
          <table:table-cell table:formula="of:=MAX(0;([Sheet2.B18]-0.65)/0.35)" office:value-type="float" office:value="0.505714285714285" calcext:value-type="float">
            <text:p>0.505714285714285</text:p>
          </table:table-cell>
          <table:table-cell table:formula="of:=[Sheet2.B18]" office:value-type="float" office:value="0.827" calcext:value-type="float">
            <text:p>0.827</text:p>
          </table:table-cell>
          <table:table-cell table:formula="of:=[Sheet2.N18]/[Sheet2.N$2]" office:value-type="float" office:value="0.0170082860880942" calcext:value-type="float">
            <text:p>0.0170082860880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8]/[.F$83]" office:value-type="float" office:value="0" calcext:value-type="float">
            <text:p>0</text:p>
          </table:table-cell>
        </table:table-row>
        <table:table-row table:style-name="ro1">
          <table:table-cell table:formula="of:=[Sheet2.A19]" office:value-type="float" office:value="64" calcext:value-type="float">
            <text:p>64</text:p>
          </table:table-cell>
          <table:table-cell table:formula="of:=MAX(0;([Sheet2.B19]-0.65)/0.35)" office:value-type="float" office:value="0.505714285714285" calcext:value-type="float">
            <text:p>0.505714285714285</text:p>
          </table:table-cell>
          <table:table-cell table:formula="of:=[Sheet2.B19]" office:value-type="float" office:value="0.827" calcext:value-type="float">
            <text:p>0.827</text:p>
          </table:table-cell>
          <table:table-cell table:formula="of:=[Sheet2.N19]/[Sheet2.N$2]" office:value-type="float" office:value="0.0170082860880942" calcext:value-type="float">
            <text:p>0.0170082860880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9]/[.F$83]" office:value-type="float" office:value="0" calcext:value-type="float">
            <text:p>0</text:p>
          </table:table-cell>
        </table:table-row>
        <table:table-row table:style-name="ro1">
          <table:table-cell table:formula="of:=[Sheet2.A20]" office:value-type="float" office:value="63" calcext:value-type="float">
            <text:p>63</text:p>
          </table:table-cell>
          <table:table-cell table:formula="of:=MAX(0;([Sheet2.B20]-0.65)/0.35)" office:value-type="float" office:value="0.454285714285714" calcext:value-type="float">
            <text:p>0.454285714285714</text:p>
          </table:table-cell>
          <table:table-cell table:formula="of:=[Sheet2.B20]" office:value-type="float" office:value="0.809" calcext:value-type="float">
            <text:p>0.809</text:p>
          </table:table-cell>
          <table:table-cell table:formula="of:=[Sheet2.N20]/[Sheet2.N$2]" office:value-type="float" office:value="0.0104666375926734" calcext:value-type="float">
            <text:p>0.0104666375926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0]/[.F$83]" office:value-type="float" office:value="0" calcext:value-type="float">
            <text:p>0</text:p>
          </table:table-cell>
        </table:table-row>
        <table:table-row table:style-name="ro1">
          <table:table-cell table:formula="of:=[Sheet2.A21]" office:value-type="float" office:value="62" calcext:value-type="float">
            <text:p>62</text:p>
          </table:table-cell>
          <table:table-cell table:formula="of:=MAX(0;([Sheet2.B21]-0.65)/0.35)" office:value-type="float" office:value="0.454285714285714" calcext:value-type="float">
            <text:p>0.454285714285714</text:p>
          </table:table-cell>
          <table:table-cell table:formula="of:=[Sheet2.B21]" office:value-type="float" office:value="0.809" calcext:value-type="float">
            <text:p>0.809</text:p>
          </table:table-cell>
          <table:table-cell table:formula="of:=[Sheet2.N21]/[Sheet2.N$2]" office:value-type="float" office:value="0.0104666375926734" calcext:value-type="float">
            <text:p>0.01046663759267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1]/[.F$83]" office:value-type="float" office:value="0" calcext:value-type="float">
            <text:p>0</text:p>
          </table:table-cell>
        </table:table-row>
        <table:table-row table:style-name="ro1">
          <table:table-cell table:formula="of:=[Sheet2.A22]" office:value-type="float" office:value="61" calcext:value-type="float">
            <text:p>61</text:p>
          </table:table-cell>
          <table:table-cell table:formula="of:=MAX(0;([Sheet2.B22]-0.65)/0.35)" office:value-type="float" office:value="0.328571428571429" calcext:value-type="float">
            <text:p>0.328571428571429</text:p>
          </table:table-cell>
          <table:table-cell table:formula="of:=[Sheet2.B22]" office:value-type="float" office:value="0.765" calcext:value-type="float">
            <text:p>0.765</text:p>
          </table:table-cell>
          <table:table-cell table:formula="of:=[Sheet2.N22]/[Sheet2.N$2]" office:value-type="float" office:value="0.0056694286960314" calcext:value-type="float">
            <text:p>0.0056694286960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2]/[.F$83]" office:value-type="float" office:value="0" calcext:value-type="float">
            <text:p>0</text:p>
          </table:table-cell>
        </table:table-row>
        <table:table-row table:style-name="ro1">
          <table:table-cell table:formula="of:=[Sheet2.A23]" office:value-type="float" office:value="60" calcext:value-type="float">
            <text:p>60</text:p>
          </table:table-cell>
          <table:table-cell table:formula="of:=MAX(0;([Sheet2.B23]-0.65)/0.35)" office:value-type="float" office:value="0.328571428571429" calcext:value-type="float">
            <text:p>0.328571428571429</text:p>
          </table:table-cell>
          <table:table-cell table:formula="of:=[Sheet2.B23]" office:value-type="float" office:value="0.765" calcext:value-type="float">
            <text:p>0.765</text:p>
          </table:table-cell>
          <table:table-cell table:formula="of:=[Sheet2.N23]/[Sheet2.N$2]" office:value-type="float" office:value="0.0056694286960314" calcext:value-type="float">
            <text:p>0.0056694286960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3]/[.F$83]" office:value-type="float" office:value="0" calcext:value-type="float">
            <text:p>0</text:p>
          </table:table-cell>
        </table:table-row>
        <table:table-row table:style-name="ro1">
          <table:table-cell table:formula="of:=[Sheet2.A24]" office:value-type="float" office:value="59" calcext:value-type="float">
            <text:p>59</text:p>
          </table:table-cell>
          <table:table-cell table:formula="of:=MAX(0;([Sheet2.B24]-0.65)/0.35)" office:value-type="float" office:value="0.154285714285714" calcext:value-type="float">
            <text:p>0.154285714285714</text:p>
          </table:table-cell>
          <table:table-cell table:formula="of:=[Sheet2.B24]" office:value-type="float" office:value="0.704" calcext:value-type="float">
            <text:p>0.704</text:p>
          </table:table-cell>
          <table:table-cell table:formula="of:=[Sheet2.N24]/[Sheet2.N$2]" office:value-type="float" office:value="0.00261665939816834" calcext:value-type="float">
            <text:p>0.002616659398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4]/[.F$83]" office:value-type="float" office:value="0" calcext:value-type="float">
            <text:p>0</text:p>
          </table:table-cell>
        </table:table-row>
        <table:table-row table:style-name="ro1">
          <table:table-cell table:formula="of:=[Sheet2.A25]" office:value-type="float" office:value="58" calcext:value-type="float">
            <text:p>58</text:p>
          </table:table-cell>
          <table:table-cell table:formula="of:=MAX(0;([Sheet2.B25]-0.65)/0.35)" office:value-type="float" office:value="0.154285714285714" calcext:value-type="float">
            <text:p>0.154285714285714</text:p>
          </table:table-cell>
          <table:table-cell table:formula="of:=[Sheet2.B25]" office:value-type="float" office:value="0.704" calcext:value-type="float">
            <text:p>0.704</text:p>
          </table:table-cell>
          <table:table-cell table:formula="of:=[Sheet2.N25]/[Sheet2.N$2]" office:value-type="float" office:value="0.00261665939816834" calcext:value-type="float">
            <text:p>0.00261665939816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5]/[.F$83]" office:value-type="float" office:value="0" calcext:value-type="float">
            <text:p>0</text:p>
          </table:table-cell>
        </table:table-row>
        <table:table-row table:style-name="ro1">
          <table:table-cell table:formula="of:=[Sheet2.A26]" office:value-type="float" office:value="57" calcext:value-type="float">
            <text:p>57</text:p>
          </table:table-cell>
          <table:table-cell table:formula="of:=MAX(0;([Sheet2.B26]-0.65)/0.35)" office:value-type="float" office:value="0.145714285714286" calcext:value-type="float">
            <text:p>0.145714285714286</text:p>
          </table:table-cell>
          <table:table-cell table:formula="of:=[Sheet2.B26]" office:value-type="float" office:value="0.701" calcext:value-type="float">
            <text:p>0.701</text:p>
          </table:table-cell>
          <table:table-cell table:formula="of:=[Sheet2.N26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6]/[.F$83]" office:value-type="float" office:value="0" calcext:value-type="float">
            <text:p>0</text:p>
          </table:table-cell>
        </table:table-row>
        <table:table-row table:style-name="ro1">
          <table:table-cell table:formula="of:=[Sheet2.A27]" office:value-type="float" office:value="56" calcext:value-type="float">
            <text:p>56</text:p>
          </table:table-cell>
          <table:table-cell table:formula="of:=MAX(0;([Sheet2.B27]-0.65)/0.35)" office:value-type="float" office:value="0.145714285714286" calcext:value-type="float">
            <text:p>0.145714285714286</text:p>
          </table:table-cell>
          <table:table-cell table:formula="of:=[Sheet2.B27]" office:value-type="float" office:value="0.701" calcext:value-type="float">
            <text:p>0.701</text:p>
          </table:table-cell>
          <table:table-cell table:formula="of:=[Sheet2.N27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7]/[.F$83]" office:value-type="float" office:value="0" calcext:value-type="float">
            <text:p>0</text:p>
          </table:table-cell>
        </table:table-row>
        <table:table-row table:style-name="ro1">
          <table:table-cell table:formula="of:=[Sheet2.A28]" office:value-type="float" office:value="55" calcext:value-type="float">
            <text:p>55</text:p>
          </table:table-cell>
          <table:table-cell table:formula="of:=MAX(0;([Sheet2.B28]-0.65)/0.35)" office:value-type="float" office:value="0.0542857142857143" calcext:value-type="float">
            <text:p>0.054285714285714</text:p>
          </table:table-cell>
          <table:table-cell table:formula="of:=[Sheet2.B28]" office:value-type="float" office:value="0.669" calcext:value-type="float">
            <text:p>0.669</text:p>
          </table:table-cell>
          <table:table-cell table:formula="of:=[Sheet2.N28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8]/[.F$83]" office:value-type="float" office:value="0" calcext:value-type="float">
            <text:p>0</text:p>
          </table:table-cell>
        </table:table-row>
        <table:table-row table:style-name="ro1">
          <table:table-cell table:formula="of:=[Sheet2.A29]" office:value-type="float" office:value="54" calcext:value-type="float">
            <text:p>54</text:p>
          </table:table-cell>
          <table:table-cell table:formula="of:=MAX(0;([Sheet2.B29]-0.65)/0.35)" office:value-type="float" office:value="0.0542857142857143" calcext:value-type="float">
            <text:p>0.054285714285714</text:p>
          </table:table-cell>
          <table:table-cell table:formula="of:=[Sheet2.B29]" office:value-type="float" office:value="0.669" calcext:value-type="float">
            <text:p>0.669</text:p>
          </table:table-cell>
          <table:table-cell table:formula="of:=[Sheet2.N29]/[Sheet2.N$2]" office:value-type="float" office:value="0.00218054949847362" calcext:value-type="float">
            <text:p>0.00218054949847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/[.F$83]" office:value-type="float" office:value="0" calcext:value-type="float">
            <text:p>0</text:p>
          </table:table-cell>
        </table:table-row>
        <table:table-row table:style-name="ro1">
          <table:table-cell table:formula="of:=[Sheet2.A30]" office:value-type="float" office:value="53" calcext:value-type="float">
            <text:p>53</text:p>
          </table:table-cell>
          <table:table-cell table:formula="of:=MAX(0;([Sheet2.B30]-0.65)/0.35)" office:value-type="float" office:value="0" calcext:value-type="float">
            <text:p>0</text:p>
          </table:table-cell>
          <table:table-cell table:formula="of:=[Sheet2.B30]" office:value-type="float" office:value="0.627" calcext:value-type="float">
            <text:p>0.627</text:p>
          </table:table-cell>
          <table:table-cell table:formula="of:=[Sheet2.N30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0]/[.F$83]" office:value-type="float" office:value="0" calcext:value-type="float">
            <text:p>0</text:p>
          </table:table-cell>
        </table:table-row>
        <table:table-row table:style-name="ro1">
          <table:table-cell table:formula="of:=[Sheet2.A31]" office:value-type="float" office:value="52" calcext:value-type="float">
            <text:p>52</text:p>
          </table:table-cell>
          <table:table-cell table:formula="of:=MAX(0;([Sheet2.B31]-0.65)/0.35)" office:value-type="float" office:value="0" calcext:value-type="float">
            <text:p>0</text:p>
          </table:table-cell>
          <table:table-cell table:formula="of:=[Sheet2.B31]" office:value-type="float" office:value="0.627" calcext:value-type="float">
            <text:p>0.627</text:p>
          </table:table-cell>
          <table:table-cell table:formula="of:=[Sheet2.N31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1]/[.F$83]" office:value-type="float" office:value="0" calcext:value-type="float">
            <text:p>0</text:p>
          </table:table-cell>
        </table:table-row>
        <table:table-row table:style-name="ro1">
          <table:table-cell table:formula="of:=[Sheet2.A32]" office:value-type="float" office:value="51" calcext:value-type="float">
            <text:p>51</text:p>
          </table:table-cell>
          <table:table-cell table:formula="of:=MAX(0;([Sheet2.B32]-0.65)/0.35)" office:value-type="float" office:value="0" calcext:value-type="float">
            <text:p>0</text:p>
          </table:table-cell>
          <table:table-cell table:formula="of:=[Sheet2.B32]" office:value-type="float" office:value="0.606" calcext:value-type="float">
            <text:p>0.606</text:p>
          </table:table-cell>
          <table:table-cell table:formula="of:=[Sheet2.N32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2]/[.F$83]" office:value-type="float" office:value="0" calcext:value-type="float">
            <text:p>0</text:p>
          </table:table-cell>
        </table:table-row>
        <table:table-row table:style-name="ro1">
          <table:table-cell table:formula="of:=[Sheet2.A33]" office:value-type="float" office:value="50" calcext:value-type="float">
            <text:p>50</text:p>
          </table:table-cell>
          <table:table-cell table:formula="of:=MAX(0;([Sheet2.B33]-0.65)/0.35)" office:value-type="float" office:value="0" calcext:value-type="float">
            <text:p>0</text:p>
          </table:table-cell>
          <table:table-cell table:formula="of:=[Sheet2.B33]" office:value-type="float" office:value="0.606" calcext:value-type="float">
            <text:p>0.606</text:p>
          </table:table-cell>
          <table:table-cell table:formula="of:=[Sheet2.N33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3]/[.F$83]" office:value-type="float" office:value="0" calcext:value-type="float">
            <text:p>0</text:p>
          </table:table-cell>
        </table:table-row>
        <table:table-row table:style-name="ro1">
          <table:table-cell table:formula="of:=[Sheet2.A34]" office:value-type="float" office:value="49" calcext:value-type="float">
            <text:p>49</text:p>
          </table:table-cell>
          <table:table-cell table:formula="of:=MAX(0;([Sheet2.B34]-0.65)/0.35)" office:value-type="float" office:value="0" calcext:value-type="float">
            <text:p>0</text:p>
          </table:table-cell>
          <table:table-cell table:formula="of:=[Sheet2.B34]" office:value-type="float" office:value="0.556" calcext:value-type="float">
            <text:p>0.556</text:p>
          </table:table-cell>
          <table:table-cell table:formula="of:=[Sheet2.N34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4]/[.F$83]" office:value-type="float" office:value="0" calcext:value-type="float">
            <text:p>0</text:p>
          </table:table-cell>
        </table:table-row>
        <table:table-row table:style-name="ro1">
          <table:table-cell table:formula="of:=[Sheet2.A35]" office:value-type="float" office:value="48" calcext:value-type="float">
            <text:p>48</text:p>
          </table:table-cell>
          <table:table-cell table:formula="of:=MAX(0;([Sheet2.B35]-0.65)/0.35)" office:value-type="float" office:value="0" calcext:value-type="float">
            <text:p>0</text:p>
          </table:table-cell>
          <table:table-cell table:formula="of:=[Sheet2.B35]" office:value-type="float" office:value="0.556" calcext:value-type="float">
            <text:p>0.556</text:p>
          </table:table-cell>
          <table:table-cell table:formula="of:=[Sheet2.N35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5]/[.F$83]" office:value-type="float" office:value="0" calcext:value-type="float">
            <text:p>0</text:p>
          </table:table-cell>
        </table:table-row>
        <table:table-row table:style-name="ro1">
          <table:table-cell table:formula="of:=[Sheet2.A36]" office:value-type="float" office:value="47" calcext:value-type="float">
            <text:p>47</text:p>
          </table:table-cell>
          <table:table-cell table:formula="of:=MAX(0;([Sheet2.B36]-0.65)/0.35)" office:value-type="float" office:value="0" calcext:value-type="float">
            <text:p>0</text:p>
          </table:table-cell>
          <table:table-cell table:formula="of:=[Sheet2.B36]" office:value-type="float" office:value="0.481" calcext:value-type="float">
            <text:p>0.481</text:p>
          </table:table-cell>
          <table:table-cell table:formula="of:=[Sheet2.N36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6]/[.F$83]" office:value-type="float" office:value="0" calcext:value-type="float">
            <text:p>0</text:p>
          </table:table-cell>
        </table:table-row>
        <table:table-row table:style-name="ro1">
          <table:table-cell table:formula="of:=[Sheet2.A37]" office:value-type="float" office:value="46" calcext:value-type="float">
            <text:p>46</text:p>
          </table:table-cell>
          <table:table-cell table:formula="of:=MAX(0;([Sheet2.B37]-0.65)/0.35)" office:value-type="float" office:value="0" calcext:value-type="float">
            <text:p>0</text:p>
          </table:table-cell>
          <table:table-cell table:formula="of:=[Sheet2.B37]" office:value-type="float" office:value="0.481" calcext:value-type="float">
            <text:p>0.481</text:p>
          </table:table-cell>
          <table:table-cell table:formula="of:=[Sheet2.N37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7]/[.F$83]" office:value-type="float" office:value="0" calcext:value-type="float">
            <text:p>0</text:p>
          </table:table-cell>
        </table:table-row>
        <table:table-row table:style-name="ro1">
          <table:table-cell table:formula="of:=[Sheet2.A38]" office:value-type="float" office:value="45" calcext:value-type="float">
            <text:p>45</text:p>
          </table:table-cell>
          <table:table-cell table:formula="of:=MAX(0;([Sheet2.B38]-0.65)/0.35)" office:value-type="float" office:value="0" calcext:value-type="float">
            <text:p>0</text:p>
          </table:table-cell>
          <table:table-cell table:formula="of:=[Sheet2.B38]" office:value-type="float" office:value="0.471" calcext:value-type="float">
            <text:p>0.471</text:p>
          </table:table-cell>
          <table:table-cell table:formula="of:=[Sheet2.N38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8]/[.F$83]" office:value-type="float" office:value="0" calcext:value-type="float">
            <text:p>0</text:p>
          </table:table-cell>
        </table:table-row>
        <table:table-row table:style-name="ro1">
          <table:table-cell table:formula="of:=[Sheet2.A39]" office:value-type="float" office:value="44" calcext:value-type="float">
            <text:p>44</text:p>
          </table:table-cell>
          <table:table-cell table:formula="of:=MAX(0;([Sheet2.B39]-0.65)/0.35)" office:value-type="float" office:value="0" calcext:value-type="float">
            <text:p>0</text:p>
          </table:table-cell>
          <table:table-cell table:formula="of:=[Sheet2.B39]" office:value-type="float" office:value="0.471" calcext:value-type="float">
            <text:p>0.471</text:p>
          </table:table-cell>
          <table:table-cell table:formula="of:=[Sheet2.N39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39]/[.F$83]" office:value-type="float" office:value="0" calcext:value-type="float">
            <text:p>0</text:p>
          </table:table-cell>
        </table:table-row>
        <table:table-row table:style-name="ro1">
          <table:table-cell table:formula="of:=[Sheet2.A40]" office:value-type="float" office:value="43" calcext:value-type="float">
            <text:p>43</text:p>
          </table:table-cell>
          <table:table-cell table:formula="of:=MAX(0;([Sheet2.B40]-0.65)/0.35)" office:value-type="float" office:value="0" calcext:value-type="float">
            <text:p>0</text:p>
          </table:table-cell>
          <table:table-cell table:formula="of:=[Sheet2.B40]" office:value-type="float" office:value="0.433" calcext:value-type="float">
            <text:p>0.433</text:p>
          </table:table-cell>
          <table:table-cell table:formula="of:=[Sheet2.N40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0]/[.F$83]" office:value-type="float" office:value="0" calcext:value-type="float">
            <text:p>0</text:p>
          </table:table-cell>
        </table:table-row>
        <table:table-row table:style-name="ro1">
          <table:table-cell table:formula="of:=[Sheet2.A41]" office:value-type="float" office:value="42" calcext:value-type="float">
            <text:p>42</text:p>
          </table:table-cell>
          <table:table-cell table:formula="of:=MAX(0;([Sheet2.B41]-0.65)/0.35)" office:value-type="float" office:value="0" calcext:value-type="float">
            <text:p>0</text:p>
          </table:table-cell>
          <table:table-cell table:formula="of:=[Sheet2.B41]" office:value-type="float" office:value="0.433" calcext:value-type="float">
            <text:p>0.433</text:p>
          </table:table-cell>
          <table:table-cell table:formula="of:=[Sheet2.N41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1]/[.F$83]" office:value-type="float" office:value="0" calcext:value-type="float">
            <text:p>0</text:p>
          </table:table-cell>
        </table:table-row>
        <table:table-row table:style-name="ro1">
          <table:table-cell table:formula="of:=[Sheet2.A42]" office:value-type="float" office:value="41" calcext:value-type="float">
            <text:p>41</text:p>
          </table:table-cell>
          <table:table-cell table:formula="of:=MAX(0;([Sheet2.B42]-0.65)/0.35)" office:value-type="float" office:value="0" calcext:value-type="float">
            <text:p>0</text:p>
          </table:table-cell>
          <table:table-cell table:formula="of:=[Sheet2.B42]" office:value-type="float" office:value="0.36" calcext:value-type="float">
            <text:p>0.36</text:p>
          </table:table-cell>
          <table:table-cell table:formula="of:=[Sheet2.N42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2]/[.F$83]" office:value-type="float" office:value="0" calcext:value-type="float">
            <text:p>0</text:p>
          </table:table-cell>
        </table:table-row>
        <table:table-row table:style-name="ro1">
          <table:table-cell table:formula="of:=[Sheet2.A43]" office:value-type="float" office:value="40" calcext:value-type="float">
            <text:p>40</text:p>
          </table:table-cell>
          <table:table-cell table:formula="of:=MAX(0;([Sheet2.B43]-0.65)/0.35)" office:value-type="float" office:value="0" calcext:value-type="float">
            <text:p>0</text:p>
          </table:table-cell>
          <table:table-cell table:formula="of:=[Sheet2.B43]" office:value-type="float" office:value="0.36" calcext:value-type="float">
            <text:p>0.36</text:p>
          </table:table-cell>
          <table:table-cell table:formula="of:=[Sheet2.N43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3]/[.F$83]" office:value-type="float" office:value="0" calcext:value-type="float">
            <text:p>0</text:p>
          </table:table-cell>
        </table:table-row>
        <table:table-row table:style-name="ro1">
          <table:table-cell table:formula="of:=[Sheet2.A44]" office:value-type="float" office:value="39" calcext:value-type="float">
            <text:p>39</text:p>
          </table:table-cell>
          <table:table-cell table:formula="of:=MAX(0;([Sheet2.B44]-0.65)/0.35)" office:value-type="float" office:value="0" calcext:value-type="float">
            <text:p>0</text:p>
          </table:table-cell>
          <table:table-cell table:formula="of:=[Sheet2.B44]" office:value-type="float" office:value="0.351" calcext:value-type="float">
            <text:p>0.351</text:p>
          </table:table-cell>
          <table:table-cell table:formula="of:=[Sheet2.N44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4]/[.F$83]" office:value-type="float" office:value="0" calcext:value-type="float">
            <text:p>0</text:p>
          </table:table-cell>
        </table:table-row>
        <table:table-row table:style-name="ro1">
          <table:table-cell table:formula="of:=[Sheet2.A45]" office:value-type="float" office:value="38" calcext:value-type="float">
            <text:p>38</text:p>
          </table:table-cell>
          <table:table-cell table:formula="of:=MAX(0;([Sheet2.B45]-0.65)/0.35)" office:value-type="float" office:value="0" calcext:value-type="float">
            <text:p>0</text:p>
          </table:table-cell>
          <table:table-cell table:formula="of:=[Sheet2.B45]" office:value-type="float" office:value="0.351" calcext:value-type="float">
            <text:p>0.351</text:p>
          </table:table-cell>
          <table:table-cell table:formula="of:=[Sheet2.N45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5]/[.F$83]" office:value-type="float" office:value="0" calcext:value-type="float">
            <text:p>0</text:p>
          </table:table-cell>
        </table:table-row>
        <table:table-row table:style-name="ro1">
          <table:table-cell table:formula="of:=[Sheet2.A46]" office:value-type="float" office:value="37" calcext:value-type="float">
            <text:p>37</text:p>
          </table:table-cell>
          <table:table-cell table:formula="of:=MAX(0;([Sheet2.B46]-0.65)/0.35)" office:value-type="float" office:value="0" calcext:value-type="float">
            <text:p>0</text:p>
          </table:table-cell>
          <table:table-cell table:formula="of:=[Sheet2.B46]" office:value-type="float" office:value="0.32" calcext:value-type="float">
            <text:p>0.32</text:p>
          </table:table-cell>
          <table:table-cell table:formula="of:=[Sheet2.N46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6]/[.F$83]" office:value-type="float" office:value="0" calcext:value-type="float">
            <text:p>0</text:p>
          </table:table-cell>
        </table:table-row>
        <table:table-row table:style-name="ro1">
          <table:table-cell table:formula="of:=[Sheet2.A47]" office:value-type="float" office:value="36" calcext:value-type="float">
            <text:p>36</text:p>
          </table:table-cell>
          <table:table-cell table:formula="of:=MAX(0;([Sheet2.B47]-0.65)/0.35)" office:value-type="float" office:value="0" calcext:value-type="float">
            <text:p>0</text:p>
          </table:table-cell>
          <table:table-cell table:formula="of:=[Sheet2.B47]" office:value-type="float" office:value="0.32" calcext:value-type="float">
            <text:p>0.32</text:p>
          </table:table-cell>
          <table:table-cell table:formula="of:=[Sheet2.N47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7]/[.F$83]" office:value-type="float" office:value="0" calcext:value-type="float">
            <text:p>0</text:p>
          </table:table-cell>
        </table:table-row>
        <table:table-row table:style-name="ro1">
          <table:table-cell table:formula="of:=[Sheet2.A48]" office:value-type="float" office:value="35" calcext:value-type="float">
            <text:p>35</text:p>
          </table:table-cell>
          <table:table-cell table:formula="of:=MAX(0;([Sheet2.B48]-0.65)/0.35)" office:value-type="float" office:value="0" calcext:value-type="float">
            <text:p>0</text:p>
          </table:table-cell>
          <table:table-cell table:formula="of:=[Sheet2.B48]" office:value-type="float" office:value="0.242" calcext:value-type="float">
            <text:p>0.242</text:p>
          </table:table-cell>
          <table:table-cell table:formula="of:=[Sheet2.N48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8]/[.F$83]" office:value-type="float" office:value="0" calcext:value-type="float">
            <text:p>0</text:p>
          </table:table-cell>
        </table:table-row>
        <table:table-row table:style-name="ro1">
          <table:table-cell table:formula="of:=[Sheet2.A49]" office:value-type="float" office:value="34" calcext:value-type="float">
            <text:p>34</text:p>
          </table:table-cell>
          <table:table-cell table:formula="of:=MAX(0;([Sheet2.B49]-0.65)/0.35)" office:value-type="float" office:value="0" calcext:value-type="float">
            <text:p>0</text:p>
          </table:table-cell>
          <table:table-cell table:formula="of:=[Sheet2.B49]" office:value-type="float" office:value="0.242" calcext:value-type="float">
            <text:p>0.242</text:p>
          </table:table-cell>
          <table:table-cell table:formula="of:=[Sheet2.N49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49]/[.F$83]" office:value-type="float" office:value="0" calcext:value-type="float">
            <text:p>0</text:p>
          </table:table-cell>
        </table:table-row>
        <table:table-row table:style-name="ro1">
          <table:table-cell table:formula="of:=[Sheet2.A50]" office:value-type="float" office:value="33" calcext:value-type="float">
            <text:p>33</text:p>
          </table:table-cell>
          <table:table-cell table:formula="of:=MAX(0;([Sheet2.B50]-0.65)/0.35)" office:value-type="float" office:value="0" calcext:value-type="float">
            <text:p>0</text:p>
          </table:table-cell>
          <table:table-cell table:formula="of:=[Sheet2.B50]" office:value-type="float" office:value="0.23" calcext:value-type="float">
            <text:p>0.23</text:p>
          </table:table-cell>
          <table:table-cell table:formula="of:=[Sheet2.N50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0]/[.F$83]" office:value-type="float" office:value="0" calcext:value-type="float">
            <text:p>0</text:p>
          </table:table-cell>
        </table:table-row>
        <table:table-row table:style-name="ro1">
          <table:table-cell table:formula="of:=[Sheet2.A51]" office:value-type="float" office:value="32" calcext:value-type="float">
            <text:p>32</text:p>
          </table:table-cell>
          <table:table-cell table:formula="of:=MAX(0;([Sheet2.B51]-0.65)/0.35)" office:value-type="float" office:value="0" calcext:value-type="float">
            <text:p>0</text:p>
          </table:table-cell>
          <table:table-cell table:formula="of:=[Sheet2.B51]" office:value-type="float" office:value="0.23" calcext:value-type="float">
            <text:p>0.23</text:p>
          </table:table-cell>
          <table:table-cell table:formula="of:=[Sheet2.N51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1]/[.F$83]" office:value-type="float" office:value="0" calcext:value-type="float">
            <text:p>0</text:p>
          </table:table-cell>
        </table:table-row>
        <table:table-row table:style-name="ro1">
          <table:table-cell table:formula="of:=[Sheet2.A52]" office:value-type="float" office:value="31" calcext:value-type="float">
            <text:p>31</text:p>
          </table:table-cell>
          <table:table-cell table:formula="of:=MAX(0;([Sheet2.B52]-0.65)/0.35)" office:value-type="float" office:value="0" calcext:value-type="float">
            <text:p>0</text:p>
          </table:table-cell>
          <table:table-cell table:formula="of:=[Sheet2.B52]" office:value-type="float" office:value="0.196" calcext:value-type="float">
            <text:p>0.196</text:p>
          </table:table-cell>
          <table:table-cell table:formula="of:=[Sheet2.N52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2]/[.F$83]" office:value-type="float" office:value="0" calcext:value-type="float">
            <text:p>0</text:p>
          </table:table-cell>
        </table:table-row>
        <table:table-row table:style-name="ro1">
          <table:table-cell table:formula="of:=[Sheet2.A53]" office:value-type="float" office:value="30" calcext:value-type="float">
            <text:p>30</text:p>
          </table:table-cell>
          <table:table-cell table:formula="of:=MAX(0;([Sheet2.B53]-0.65)/0.35)" office:value-type="float" office:value="0" calcext:value-type="float">
            <text:p>0</text:p>
          </table:table-cell>
          <table:table-cell table:formula="of:=[Sheet2.B53]" office:value-type="float" office:value="0.196" calcext:value-type="float">
            <text:p>0.196</text:p>
          </table:table-cell>
          <table:table-cell table:formula="of:=[Sheet2.N53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/[.F$83]" office:value-type="float" office:value="0" calcext:value-type="float">
            <text:p>0</text:p>
          </table:table-cell>
        </table:table-row>
        <table:table-row table:style-name="ro1">
          <table:table-cell table:formula="of:=[Sheet2.A54]" office:value-type="float" office:value="29" calcext:value-type="float">
            <text:p>29</text:p>
          </table:table-cell>
          <table:table-cell table:formula="of:=MAX(0;([Sheet2.B54]-0.65)/0.35)" office:value-type="float" office:value="0" calcext:value-type="float">
            <text:p>0</text:p>
          </table:table-cell>
          <table:table-cell table:formula="of:=[Sheet2.B54]" office:value-type="float" office:value="0.13" calcext:value-type="float">
            <text:p>0.13</text:p>
          </table:table-cell>
          <table:table-cell table:formula="of:=[Sheet2.N54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4]/[.F$83]" office:value-type="float" office:value="0" calcext:value-type="float">
            <text:p>0</text:p>
          </table:table-cell>
        </table:table-row>
        <table:table-row table:style-name="ro1">
          <table:table-cell table:formula="of:=[Sheet2.A55]" office:value-type="float" office:value="28" calcext:value-type="float">
            <text:p>28</text:p>
          </table:table-cell>
          <table:table-cell table:formula="of:=MAX(0;([Sheet2.B55]-0.65)/0.35)" office:value-type="float" office:value="0" calcext:value-type="float">
            <text:p>0</text:p>
          </table:table-cell>
          <table:table-cell table:formula="of:=[Sheet2.B55]" office:value-type="float" office:value="0.13" calcext:value-type="float">
            <text:p>0.13</text:p>
          </table:table-cell>
          <table:table-cell table:formula="of:=[Sheet2.N55]/[Sheet2.N$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5]/[.F$83]" office:value-type="float" office:value="0" calcext:value-type="float">
            <text:p>0</text:p>
          </table:table-cell>
        </table:table-row>
        <table:table-row table:style-name="ro1">
          <table:table-cell table:formula="of:=[Sheet2.A56]" office:value-type="float" office:value="27" calcext:value-type="float">
            <text:p>27</text:p>
          </table:table-cell>
          <table:table-cell table:formula="of:=MAX(0;([Sheet2.B56]-0.65)/0.35)" office:value-type="float" office:value="0" calcext:value-type="float">
            <text:p>0</text:p>
          </table:table-cell>
          <table:table-cell table:formula="of:=[Sheet2.B56]" office:value-type="float" office:value="0.119" calcext:value-type="float">
            <text:p>0.119</text:p>
          </table:table-cell>
          <table:table-cell table:formula="of:=[Sheet2.N56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6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57]" office:value-type="float" office:value="26" calcext:value-type="float">
            <text:p>26</text:p>
          </table:table-cell>
          <table:table-cell table:formula="of:=MAX(0;([Sheet2.B57]-0.65)/0.35)" office:value-type="float" office:value="0" calcext:value-type="float">
            <text:p>0</text:p>
          </table:table-cell>
          <table:table-cell table:formula="of:=[Sheet2.B57]" office:value-type="float" office:value="0.119" calcext:value-type="float">
            <text:p>0.119</text:p>
          </table:table-cell>
          <table:table-cell table:formula="of:=[Sheet2.N57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7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58]" office:value-type="float" office:value="25" calcext:value-type="float">
            <text:p>25</text:p>
          </table:table-cell>
          <table:table-cell table:formula="of:=MAX(0;([Sheet2.B58]-0.65)/0.35)" office:value-type="float" office:value="0" calcext:value-type="float">
            <text:p>0</text:p>
          </table:table-cell>
          <table:table-cell table:formula="of:=[Sheet2.B58]" office:value-type="float" office:value="0.089" calcext:value-type="float">
            <text:p>0.089</text:p>
          </table:table-cell>
          <table:table-cell table:formula="of:=[Sheet2.N58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8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59]" office:value-type="float" office:value="24" calcext:value-type="float">
            <text:p>24</text:p>
          </table:table-cell>
          <table:table-cell table:formula="of:=MAX(0;([Sheet2.B59]-0.65)/0.35)" office:value-type="float" office:value="0" calcext:value-type="float">
            <text:p>0</text:p>
          </table:table-cell>
          <table:table-cell table:formula="of:=[Sheet2.B59]" office:value-type="float" office:value="0.089" calcext:value-type="float">
            <text:p>0.089</text:p>
          </table:table-cell>
          <table:table-cell table:formula="of:=[Sheet2.N59]/[Sheet2.N$2]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59]/[.F$83]" office:value-type="float" office:value="0.00218054949847362" calcext:value-type="float">
            <text:p>0.002180549498474</text:p>
          </table:table-cell>
        </table:table-row>
        <table:table-row table:style-name="ro1">
          <table:table-cell table:formula="of:=[Sheet2.A60]" office:value-type="float" office:value="23" calcext:value-type="float">
            <text:p>23</text:p>
          </table:table-cell>
          <table:table-cell table:formula="of:=MAX(0;([Sheet2.B60]-0.65)/0.35)" office:value-type="float" office:value="0" calcext:value-type="float">
            <text:p>0</text:p>
          </table:table-cell>
          <table:table-cell table:formula="of:=[Sheet2.B60]" office:value-type="float" office:value="0.051" calcext:value-type="float">
            <text:p>0.051</text:p>
          </table:table-cell>
          <table:table-cell table:formula="of:=[Sheet2.N60]/[Sheet2.N$2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60]/[.F$83]" office:value-type="float" office:value="0.00261665939816834" calcext:value-type="float">
            <text:p>0.002616659398168</text:p>
          </table:table-cell>
        </table:table-row>
        <table:table-row table:style-name="ro1">
          <table:table-cell table:formula="of:=[Sheet2.A61]" office:value-type="float" office:value="22" calcext:value-type="float">
            <text:p>22</text:p>
          </table:table-cell>
          <table:table-cell table:formula="of:=MAX(0;([Sheet2.B61]-0.65)/0.35)" office:value-type="float" office:value="0" calcext:value-type="float">
            <text:p>0</text:p>
          </table:table-cell>
          <table:table-cell table:formula="of:=[Sheet2.B61]" office:value-type="float" office:value="0.051" calcext:value-type="float">
            <text:p>0.051</text:p>
          </table:table-cell>
          <table:table-cell table:formula="of:=[Sheet2.N61]/[Sheet2.N$2]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61]/[.F$83]" office:value-type="float" office:value="0.00261665939816834" calcext:value-type="float">
            <text:p>0.002616659398168</text:p>
          </table:table-cell>
        </table:table-row>
        <table:table-row table:style-name="ro1">
          <table:table-cell table:formula="of:=[Sheet2.A62]" office:value-type="float" office:value="21" calcext:value-type="float">
            <text:p>21</text:p>
          </table:table-cell>
          <table:table-cell table:formula="of:=MAX(0;([Sheet2.B62]-0.65)/0.35)" office:value-type="float" office:value="0" calcext:value-type="float">
            <text:p>0</text:p>
          </table:table-cell>
          <table:table-cell table:formula="of:=[Sheet2.B62]" office:value-type="float" office:value="0.051" calcext:value-type="float">
            <text:p>0.051</text:p>
          </table:table-cell>
          <table:table-cell table:formula="of:=[Sheet2.N62]/[Sheet2.N$2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62]/[.F$83]" office:value-type="float" office:value="0.0056694286960314" calcext:value-type="float">
            <text:p>0.005669428696031</text:p>
          </table:table-cell>
        </table:table-row>
        <table:table-row table:style-name="ro1">
          <table:table-cell table:formula="of:=[Sheet2.A63]" office:value-type="float" office:value="20" calcext:value-type="float">
            <text:p>20</text:p>
          </table:table-cell>
          <table:table-cell table:formula="of:=MAX(0;([Sheet2.B63]-0.65)/0.35)" office:value-type="float" office:value="0" calcext:value-type="float">
            <text:p>0</text:p>
          </table:table-cell>
          <table:table-cell table:formula="of:=[Sheet2.B63]" office:value-type="float" office:value="0.051" calcext:value-type="float">
            <text:p>0.051</text:p>
          </table:table-cell>
          <table:table-cell table:formula="of:=[Sheet2.N63]/[Sheet2.N$2]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63]/[.F$83]" office:value-type="float" office:value="0.0056694286960314" calcext:value-type="float">
            <text:p>0.005669428696031</text:p>
          </table:table-cell>
        </table:table-row>
        <table:table-row table:style-name="ro1">
          <table:table-cell table:formula="of:=[Sheet2.A64]" office:value-type="float" office:value="19" calcext:value-type="float">
            <text:p>19</text:p>
          </table:table-cell>
          <table:table-cell table:formula="of:=MAX(0;([Sheet2.B64]-0.65)/0.35)" office:value-type="float" office:value="0" calcext:value-type="float">
            <text:p>0</text:p>
          </table:table-cell>
          <table:table-cell table:formula="of:=[Sheet2.B64]" office:value-type="float" office:value="0.04" calcext:value-type="float">
            <text:p>0.04</text:p>
          </table:table-cell>
          <table:table-cell table:formula="of:=[Sheet2.N64]/[Sheet2.N$2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64]/[.F$83]" office:value-type="float" office:value="0.0104666375926734" calcext:value-type="float">
            <text:p>0.010466637592673</text:p>
          </table:table-cell>
        </table:table-row>
        <table:table-row table:style-name="ro1">
          <table:table-cell table:formula="of:=[Sheet2.A65]" office:value-type="float" office:value="18" calcext:value-type="float">
            <text:p>18</text:p>
          </table:table-cell>
          <table:table-cell table:formula="of:=MAX(0;([Sheet2.B65]-0.65)/0.35)" office:value-type="float" office:value="0" calcext:value-type="float">
            <text:p>0</text:p>
          </table:table-cell>
          <table:table-cell table:formula="of:=[Sheet2.B65]" office:value-type="float" office:value="0.04" calcext:value-type="float">
            <text:p>0.04</text:p>
          </table:table-cell>
          <table:table-cell table:formula="of:=[Sheet2.N65]/[Sheet2.N$2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65]/[.F$83]" office:value-type="float" office:value="0.0104666375926734" calcext:value-type="float">
            <text:p>0.010466637592673</text:p>
          </table:table-cell>
        </table:table-row>
        <table:table-row table:style-name="ro1">
          <table:table-cell table:formula="of:=[Sheet2.A66]" office:value-type="float" office:value="17" calcext:value-type="float">
            <text:p>17</text:p>
          </table:table-cell>
          <table:table-cell table:formula="of:=MAX(0;([Sheet2.B66]-0.65)/0.35)" office:value-type="float" office:value="0" calcext:value-type="float">
            <text:p>0</text:p>
          </table:table-cell>
          <table:table-cell table:formula="of:=[Sheet2.B66]" office:value-type="float" office:value="0.025" calcext:value-type="float">
            <text:p>0.025</text:p>
          </table:table-cell>
          <table:table-cell table:formula="of:=[Sheet2.N66]/[Sheet2.N$2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66]/[.F$83]" office:value-type="float" office:value="0.0170082860880942" calcext:value-type="float">
            <text:p>0.017008286088094</text:p>
          </table:table-cell>
        </table:table-row>
        <table:table-row table:style-name="ro1">
          <table:table-cell table:formula="of:=[Sheet2.A67]" office:value-type="float" office:value="16" calcext:value-type="float">
            <text:p>16</text:p>
          </table:table-cell>
          <table:table-cell table:formula="of:=MAX(0;([Sheet2.B67]-0.65)/0.35)" office:value-type="float" office:value="0" calcext:value-type="float">
            <text:p>0</text:p>
          </table:table-cell>
          <table:table-cell table:formula="of:=[Sheet2.B67]" office:value-type="float" office:value="0.025" calcext:value-type="float">
            <text:p>0.025</text:p>
          </table:table-cell>
          <table:table-cell table:formula="of:=[Sheet2.N67]/[Sheet2.N$2]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67]/[.F$83]" office:value-type="float" office:value="0.0170082860880942" calcext:value-type="float">
            <text:p>0.017008286088094</text:p>
          </table:table-cell>
        </table:table-row>
        <table:table-row table:style-name="ro1">
          <table:table-cell table:formula="of:=[Sheet2.A68]" office:value-type="float" office:value="15" calcext:value-type="float">
            <text:p>15</text:p>
          </table:table-cell>
          <table:table-cell table:formula="of:=MAX(0;([Sheet2.B68]-0.65)/0.35)" office:value-type="float" office:value="0" calcext:value-type="float">
            <text:p>0</text:p>
          </table:table-cell>
          <table:table-cell table:formula="of:=[Sheet2.B68]" office:value-type="float" office:value="0.024" calcext:value-type="float">
            <text:p>0.024</text:p>
          </table:table-cell>
          <table:table-cell table:formula="of:=[Sheet2.N68]/[Sheet2.N$2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F68]/[.F$83]" office:value-type="float" office:value="0.0405582206716093" calcext:value-type="float">
            <text:p>0.040558220671609</text:p>
          </table:table-cell>
        </table:table-row>
        <table:table-row table:style-name="ro1">
          <table:table-cell table:formula="of:=[Sheet2.A69]" office:value-type="float" office:value="14" calcext:value-type="float">
            <text:p>14</text:p>
          </table:table-cell>
          <table:table-cell table:formula="of:=MAX(0;([Sheet2.B69]-0.65)/0.35)" office:value-type="float" office:value="0" calcext:value-type="float">
            <text:p>0</text:p>
          </table:table-cell>
          <table:table-cell table:formula="of:=[Sheet2.B69]" office:value-type="float" office:value="0.024" calcext:value-type="float">
            <text:p>0.024</text:p>
          </table:table-cell>
          <table:table-cell table:formula="of:=[Sheet2.N69]/[Sheet2.N$2]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F69]/[.F$83]" office:value-type="float" office:value="0.0405582206716093" calcext:value-type="float">
            <text:p>0.040558220671609</text:p>
          </table:table-cell>
        </table:table-row>
        <table:table-row table:style-name="ro1">
          <table:table-cell table:formula="of:=[Sheet2.A70]" office:value-type="float" office:value="13" calcext:value-type="float">
            <text:p>13</text:p>
          </table:table-cell>
          <table:table-cell table:formula="of:=MAX(0;([Sheet2.B70]-0.65)/0.35)" office:value-type="float" office:value="0" calcext:value-type="float">
            <text:p>0</text:p>
          </table:table-cell>
          <table:table-cell table:formula="of:=[Sheet2.B70]" office:value-type="float" office:value="0.02" calcext:value-type="float">
            <text:p>0.02</text:p>
          </table:table-cell>
          <table:table-cell table:formula="of:=[Sheet2.N70]/[Sheet2.N$2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F70]/[.F$83]" office:value-type="float" office:value="0.0597470562581771" calcext:value-type="float">
            <text:p>0.059747056258177</text:p>
          </table:table-cell>
        </table:table-row>
        <table:table-row table:style-name="ro1">
          <table:table-cell table:formula="of:=[Sheet2.A71]" office:value-type="float" office:value="12" calcext:value-type="float">
            <text:p>12</text:p>
          </table:table-cell>
          <table:table-cell table:formula="of:=MAX(0;([Sheet2.B71]-0.65)/0.35)" office:value-type="float" office:value="0" calcext:value-type="float">
            <text:p>0</text:p>
          </table:table-cell>
          <table:table-cell table:formula="of:=[Sheet2.B71]" office:value-type="float" office:value="0.02" calcext:value-type="float">
            <text:p>0.02</text:p>
          </table:table-cell>
          <table:table-cell table:formula="of:=[Sheet2.N71]/[Sheet2.N$2]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F71]/[.F$83]" office:value-type="float" office:value="0.0597470562581771" calcext:value-type="float">
            <text:p>0.059747056258177</text:p>
          </table:table-cell>
        </table:table-row>
        <table:table-row table:style-name="ro1">
          <table:table-cell table:formula="of:=[Sheet2.A72]" office:value-type="float" office:value="11" calcext:value-type="float">
            <text:p>11</text:p>
          </table:table-cell>
          <table:table-cell table:formula="of:=MAX(0;([Sheet2.B72]-0.65)/0.35)" office:value-type="float" office:value="0" calcext:value-type="float">
            <text:p>0</text:p>
          </table:table-cell>
          <table:table-cell table:formula="of:=[Sheet2.B72]" office:value-type="float" office:value="0.012" calcext:value-type="float">
            <text:p>0.012</text:p>
          </table:table-cell>
          <table:table-cell table:formula="of:=[Sheet2.N72]/[Sheet2.N$2]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F72]/[.F$83]" office:value-type="float" office:value="0.100305276929786" calcext:value-type="float">
            <text:p>0.100305276929786</text:p>
          </table:table-cell>
        </table:table-row>
        <table:table-row table:style-name="ro1">
          <table:table-cell table:formula="of:=[Sheet2.A73]" office:value-type="float" office:value="10" calcext:value-type="float">
            <text:p>10</text:p>
          </table:table-cell>
          <table:table-cell table:formula="of:=MAX(0;([Sheet2.B73]-0.65)/0.35)" office:value-type="float" office:value="0" calcext:value-type="float">
            <text:p>0</text:p>
          </table:table-cell>
          <table:table-cell table:formula="of:=[Sheet2.B73]" office:value-type="float" office:value="0.012" calcext:value-type="float">
            <text:p>0.012</text:p>
          </table:table-cell>
          <table:table-cell table:formula="of:=[Sheet2.N73]/[Sheet2.N$2]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F73]/[.F$83]" office:value-type="float" office:value="0.100305276929786" calcext:value-type="float">
            <text:p>0.100305276929786</text:p>
          </table:table-cell>
        </table:table-row>
        <table:table-row table:style-name="ro1">
          <table:table-cell table:formula="of:=[Sheet2.A74]" office:value-type="float" office:value="9" calcext:value-type="float">
            <text:p>9</text:p>
          </table:table-cell>
          <table:table-cell table:formula="of:=MAX(0;([Sheet2.B74]-0.65)/0.35)" office:value-type="float" office:value="0" calcext:value-type="float">
            <text:p>0</text:p>
          </table:table-cell>
          <table:table-cell table:formula="of:=[Sheet2.B74]" office:value-type="float" office:value="0.012" calcext:value-type="float">
            <text:p>0.012</text:p>
          </table:table-cell>
          <table:table-cell table:formula="of:=[Sheet2.N74]/[Sheet2.N$2]" office:value-type="float" office:value="0" calcext:value-type="float">
            <text:p>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[.F74]/[.F$83]" office:value-type="float" office:value="0.167466201482774" calcext:value-type="float">
            <text:p>0.167466201482774</text:p>
          </table:table-cell>
        </table:table-row>
        <table:table-row table:style-name="ro1">
          <table:table-cell table:formula="of:=[Sheet2.A75]" office:value-type="float" office:value="8" calcext:value-type="float">
            <text:p>8</text:p>
          </table:table-cell>
          <table:table-cell table:formula="of:=MAX(0;([Sheet2.B75]-0.65)/0.35)" office:value-type="float" office:value="0" calcext:value-type="float">
            <text:p>0</text:p>
          </table:table-cell>
          <table:table-cell table:formula="of:=[Sheet2.B75]" office:value-type="float" office:value="0.012" calcext:value-type="float">
            <text:p>0.012</text:p>
          </table:table-cell>
          <table:table-cell table:formula="of:=[Sheet2.N75]/[Sheet2.N$2]" office:value-type="float" office:value="0" calcext:value-type="float">
            <text:p>0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[.F75]/[.F$83]" office:value-type="float" office:value="0.167466201482774" calcext:value-type="float">
            <text:p>0.167466201482774</text:p>
          </table:table-cell>
        </table:table-row>
        <table:table-row table:style-name="ro1">
          <table:table-cell table:formula="of:=[Sheet2.A76]" office:value-type="float" office:value="7" calcext:value-type="float">
            <text:p>7</text:p>
          </table:table-cell>
          <table:table-cell table:formula="of:=MAX(0;([Sheet2.B76]-0.65)/0.35)" office:value-type="float" office:value="0" calcext:value-type="float">
            <text:p>0</text:p>
          </table:table-cell>
          <table:table-cell table:formula="of:=[Sheet2.B76]" office:value-type="float" office:value="0.011" calcext:value-type="float">
            <text:p>0.011</text:p>
          </table:table-cell>
          <table:table-cell table:formula="of:=[Sheet2.N76]/[Sheet2.N$2]" office:value-type="float" office:value="0" calcext:value-type="float">
            <text:p>0</text:p>
          </table:table-cell>
          <table:table-cell/>
          <table:table-cell office:value-type="float" office:value="691" calcext:value-type="float">
            <text:p>691</text:p>
          </table:table-cell>
          <table:table-cell table:formula="of:=[.F76]/[.F$83]" office:value-type="float" office:value="0.301351940689054" calcext:value-type="float">
            <text:p>0.301351940689054</text:p>
          </table:table-cell>
        </table:table-row>
        <table:table-row table:style-name="ro1">
          <table:table-cell table:formula="of:=[Sheet2.A77]" office:value-type="float" office:value="6" calcext:value-type="float">
            <text:p>6</text:p>
          </table:table-cell>
          <table:table-cell table:formula="of:=MAX(0;([Sheet2.B77]-0.65)/0.35)" office:value-type="float" office:value="0" calcext:value-type="float">
            <text:p>0</text:p>
          </table:table-cell>
          <table:table-cell table:formula="of:=[Sheet2.B77]" office:value-type="float" office:value="0.011" calcext:value-type="float">
            <text:p>0.011</text:p>
          </table:table-cell>
          <table:table-cell table:formula="of:=[Sheet2.N77]/[Sheet2.N$2]" office:value-type="float" office:value="0" calcext:value-type="float">
            <text:p>0</text:p>
          </table:table-cell>
          <table:table-cell/>
          <table:table-cell office:value-type="float" office:value="691" calcext:value-type="float">
            <text:p>691</text:p>
          </table:table-cell>
          <table:table-cell table:formula="of:=[.F77]/[.F$83]" office:value-type="float" office:value="0.301351940689054" calcext:value-type="float">
            <text:p>0.301351940689054</text:p>
          </table:table-cell>
        </table:table-row>
        <table:table-row table:style-name="ro1">
          <table:table-cell table:formula="of:=[Sheet2.A78]" office:value-type="float" office:value="5" calcext:value-type="float">
            <text:p>5</text:p>
          </table:table-cell>
          <table:table-cell table:formula="of:=MAX(0;([Sheet2.B78]-0.65)/0.35)" office:value-type="float" office:value="0" calcext:value-type="float">
            <text:p>0</text:p>
          </table:table-cell>
          <table:table-cell table:formula="of:=[Sheet2.B78]" office:value-type="float" office:value="0.008" calcext:value-type="float">
            <text:p>0.008</text:p>
          </table:table-cell>
          <table:table-cell table:formula="of:=[Sheet2.N78]/[Sheet2.N$2]" office:value-type="float" office:value="0" calcext:value-type="float">
            <text:p>0</text:p>
          </table:table-cell>
          <table:table-cell/>
          <table:table-cell office:value-type="float" office:value="1210" calcext:value-type="float">
            <text:p>1210</text:p>
          </table:table-cell>
          <table:table-cell table:formula="of:=[.F78]/[.F$83]" office:value-type="float" office:value="0.527692978630615" calcext:value-type="float">
            <text:p>0.527692978630615</text:p>
          </table:table-cell>
        </table:table-row>
        <table:table-row table:style-name="ro1">
          <table:table-cell table:formula="of:=[Sheet2.A79]" office:value-type="float" office:value="4" calcext:value-type="float">
            <text:p>4</text:p>
          </table:table-cell>
          <table:table-cell table:formula="of:=MAX(0;([Sheet2.B79]-0.65)/0.35)" office:value-type="float" office:value="0" calcext:value-type="float">
            <text:p>0</text:p>
          </table:table-cell>
          <table:table-cell table:formula="of:=[Sheet2.B79]" office:value-type="float" office:value="0.008" calcext:value-type="float">
            <text:p>0.008</text:p>
          </table:table-cell>
          <table:table-cell table:formula="of:=[Sheet2.N79]/[Sheet2.N$2]" office:value-type="float" office:value="0" calcext:value-type="float">
            <text:p>0</text:p>
          </table:table-cell>
          <table:table-cell/>
          <table:table-cell office:value-type="float" office:value="1210" calcext:value-type="float">
            <text:p>1210</text:p>
          </table:table-cell>
          <table:table-cell table:formula="of:=[.F79]/[.F$83]" office:value-type="float" office:value="0.527692978630615" calcext:value-type="float">
            <text:p>0.527692978630615</text:p>
          </table:table-cell>
        </table:table-row>
        <table:table-row table:style-name="ro1">
          <table:table-cell table:formula="of:=[Sheet2.A80]" office:value-type="float" office:value="3" calcext:value-type="float">
            <text:p>3</text:p>
          </table:table-cell>
          <table:table-cell table:formula="of:=MAX(0;([Sheet2.B80]-0.65)/0.35)" office:value-type="float" office:value="0" calcext:value-type="float">
            <text:p>0</text:p>
          </table:table-cell>
          <table:table-cell table:formula="of:=[Sheet2.B80]" office:value-type="float" office:value="0.009" calcext:value-type="float">
            <text:p>0.009</text:p>
          </table:table-cell>
          <table:table-cell table:formula="of:=[Sheet2.N80]/[Sheet2.N$2]" office:value-type="float" office:value="0" calcext:value-type="float">
            <text:p>0</text:p>
          </table:table-cell>
          <table:table-cell/>
          <table:table-cell office:value-type="float" office:value="1782" calcext:value-type="float">
            <text:p>1782</text:p>
          </table:table-cell>
          <table:table-cell table:formula="of:=[.F80]/[.F$83]" office:value-type="float" office:value="0.777147841255997" calcext:value-type="float">
            <text:p>0.777147841255997</text:p>
          </table:table-cell>
        </table:table-row>
        <table:table-row table:style-name="ro1">
          <table:table-cell table:formula="of:=[Sheet2.A81]" office:value-type="float" office:value="2" calcext:value-type="float">
            <text:p>2</text:p>
          </table:table-cell>
          <table:table-cell table:formula="of:=MAX(0;([Sheet2.B81]-0.65)/0.35)" office:value-type="float" office:value="0" calcext:value-type="float">
            <text:p>0</text:p>
          </table:table-cell>
          <table:table-cell table:formula="of:=[Sheet2.B81]" office:value-type="float" office:value="0.009" calcext:value-type="float">
            <text:p>0.009</text:p>
          </table:table-cell>
          <table:table-cell table:formula="of:=[Sheet2.N81]/[Sheet2.N$2]" office:value-type="float" office:value="0" calcext:value-type="float">
            <text:p>0</text:p>
          </table:table-cell>
          <table:table-cell/>
          <table:table-cell office:value-type="float" office:value="1782" calcext:value-type="float">
            <text:p>1782</text:p>
          </table:table-cell>
          <table:table-cell table:formula="of:=[.F81]/[.F$83]" office:value-type="float" office:value="0.777147841255997" calcext:value-type="float">
            <text:p>0.777147841255997</text:p>
          </table:table-cell>
        </table:table-row>
        <table:table-row table:style-name="ro1">
          <table:table-cell table:formula="of:=[Sheet2.A82]" office:value-type="float" office:value="1" calcext:value-type="float">
            <text:p>1</text:p>
          </table:table-cell>
          <table:table-cell table:formula="of:=MAX(0;([Sheet2.B82]-0.65)/0.35)" office:value-type="float" office:value="0" calcext:value-type="float">
            <text:p>0</text:p>
          </table:table-cell>
          <table:table-cell table:formula="of:=[Sheet2.B82]" office:value-type="float" office:value="0.008" calcext:value-type="float">
            <text:p>0.008</text:p>
          </table:table-cell>
          <table:table-cell table:formula="of:=[Sheet2.N82]/[Sheet2.N$2]" office:value-type="float" office:value="0" calcext:value-type="float">
            <text:p>0</text:p>
          </table:table-cell>
          <table:table-cell/>
          <table:table-cell office:value-type="float" office:value="2293" calcext:value-type="float">
            <text:p>2293</text:p>
          </table:table-cell>
          <table:table-cell table:formula="of:=[.F82]/[.F$83]" office:value-type="float" office:value="1" calcext:value-type="float">
            <text:p>1</text:p>
          </table:table-cell>
        </table:table-row>
        <table:table-row table:style-name="ro1">
          <table:table-cell table:formula="of:=[Sheet2.A83]" office:value-type="float" office:value="0" calcext:value-type="float">
            <text:p>0</text:p>
          </table:table-cell>
          <table:table-cell table:formula="of:=MAX(0;([Sheet2.B83]-0.65)/0.35)" office:value-type="float" office:value="0" calcext:value-type="float">
            <text:p>0</text:p>
          </table:table-cell>
          <table:table-cell table:formula="of:=[Sheet2.B83]" office:value-type="float" office:value="0.008" calcext:value-type="float">
            <text:p>0.008</text:p>
          </table:table-cell>
          <table:table-cell table:formula="of:=[Sheet2.N83]/[Sheet2.N$2]" office:value-type="float" office:value="0" calcext:value-type="float">
            <text:p>0</text:p>
          </table:table-cell>
          <table:table-cell/>
          <table:table-cell office:value-type="float" office:value="2293" calcext:value-type="float">
            <text:p>2293</text:p>
          </table:table-cell>
          <table:table-cell table:formula="of:=[.F83]/[.F$83]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2" table:number-columns-repeated="2" table:default-cell-style-name="Default"/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218054949847362" calcext:value-type="float">
            <text:p>0.0021805494984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61665939816834" calcext:value-type="float">
            <text:p>0.0026166593981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56694286960314" calcext:value-type="float">
            <text:p>0.0056694286960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4666375926734" calcext:value-type="float">
            <text:p>0.0104666375926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0082860880942" calcext:value-type="float">
            <text:p>0.017008286088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05582206716093" calcext:value-type="float">
            <text:p>0.0405582206716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97470562581771" calcext:value-type="float">
            <text:p>0.0597470562581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305276929786" calcext:value-type="float">
            <text:p>0.100305276929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7466201482774" calcext:value-type="float">
            <text:p>0.167466201482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1351940689054" calcext:value-type="float">
            <text:p>0.301351940689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7692978630615" calcext:value-type="float">
            <text:p>0.527692978630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7147841255997" calcext:value-type="float">
            <text:p>0.777147841255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us_500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  <table:database-range table:name="__Anonymous_Sheet_DB__4" table:target-range-address="Sheet5.A1:Sheet5.B8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4:58:13.141847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6T15:52:41.865477271</dc:date>
    <meta:editing-duration>PT5H55M16S</meta:editing-duration>
    <meta:editing-cycles>14</meta:editing-cycles>
    <meta:generator>LibreOffice/5.3.1.2$Linux_X86_64 LibreOffice_project/30m0$Build-2</meta:generator>
    <meta:document-statistic meta:table-count="5" meta:cell-count="473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link-data-style-to-source="true"/>
      <style:graphic-properties draw:fill-color="#ff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5.06cm" svg:y="4.005cm" style:legend-expansion="high" chart:style-name="ch2"/>
        <chart:plot-area chart:style-name="ch3" table:cell-range-address="Sheet3.C3:Sheet3.D84 Sheet3.B1:Sheet3.B83" chart:data-source-has-labels="row" svg:x="1.279cm" svg:y="0.18cm" svg:width="13.461cm" svg:height="7.711cm">
          <chartooo:coordinate-region svg:x="2.456cm" svg:y="0.301cm" svg:width="12.284cm" svg:height="6.651cm"/>
          <chart:axis chart:dimension="x" chart:name="primary-x" chart:style-name="ch4">
            <chart:title svg:x="7.383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3.C3:Sheet3.C84 Sheet3.B1:Sheet3.B83" chart:label-cell-address="Sheet3.C3:Sheet3.C3" chart:class="chart:area">
            <chart:data-point chart:repeated="165"/>
          </chart:series>
          <chart:series chart:style-name="ch9" chart:values-cell-range-address="Sheet3.D3:Sheet3.D84" chart:label-cell-address="Sheet3.D3:Sheet3.D3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3.C3:Sheet3.C3</svg:desc>
                </draw:g>
              </table:table-cell>
              <table:table-cell office:value-type="string">
                <text:p>0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3:Sheet3.C84 Sheet3.B1:Sheet3.B83</svg:desc>
                </draw:g>
              </table:table-cell>
              <table:table-cell office:value-type="float" office:value="0">
                <text:p>0</text:p>
                <draw:g>
                  <svg:desc>Sheet3.D3:Sheet3.D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88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88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76">
                <text:p>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76">
                <text:p>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66">
                <text:p>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66">
                <text:p>3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915">
                <text:p>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15">
                <text:p>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24">
                <text:p>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24">
                <text:p>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323">
                <text:p>7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323">
                <text:p>7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59">
                <text:p>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59">
                <text:p>8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42">
                <text:p>1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42">
                <text:p>10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819">
                <text:p>1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19">
                <text:p>1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68">
                <text:p>1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568">
                <text:p>1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68">
                <text:p>1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68">
                <text:p>1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53">
                <text:p>1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553">
                <text:p>17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692">
                <text:p>1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692">
                <text:p>19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062">
                <text:p>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062">
                <text:p>2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442">
                <text:p>2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442">
                <text:p>24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967">
                <text:p>2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967">
                <text:p>2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24">
                <text:p>2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724">
                <text:p>29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468">
                <text:p>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468">
                <text:p>3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326">
                <text:p>35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326">
                <text:p>35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417">
                <text:p>38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417">
                <text:p>38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501">
                <text:p>4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1501">
                <text:p>4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717">
                <text:p>4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4717">
                <text:p>44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167">
                <text:p>4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167">
                <text:p>48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388">
                <text:p>5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388">
                <text:p>5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677">
                <text:p>5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677">
                <text:p>5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119">
                <text:p>58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119">
                <text:p>58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2.A1:Sheet2.B83 Sheet2.D1:Sheet2.F83" chart:data-source-has-labels="row" svg:x="1.331cm" svg:y="0.18cm" svg:width="10.782cm" svg:height="7.659cm">
          <chartooo:coordinate-region svg:x="2.058cm" svg:y="0.38cm" svg:width="9.868cm" svg:height="6.812cm"/>
          <chart:axis chart:dimension="x" chart:name="primary-x" chart:style-name="ch4">
            <chart:title svg:x="6.096cm" svg:y="8.019cm" chart:style-name="ch5">
              <text:p>Minutes</text:p>
            </chart:title>
          </chart:axis>
          <chart:axis chart:dimension="y" chart:name="primary-y" chart:style-name="ch4">
            <chart:title svg:x="0.451cm" svg:y="5.178cm" chart:style-name="ch6">
              <text:p>CPU-Utilization</text:p>
            </chart:title>
            <chart:grid chart:style-name="ch7" chart:class="major"/>
          </chart:axis>
          <chart:series chart:style-name="ch8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9" chart:values-cell-range-address="Sheet2.D2:Sheet2.D83" chart:label-cell-address="Sheet2.D1:Sheet2.D1" chart:class="chart:scatter">
            <chart:data-point chart:repeated="82"/>
          </chart:series>
          <chart:series chart:style-name="ch10" chart:values-cell-range-address="Sheet2.E2:Sheet2.E83" chart:label-cell-address="Sheet2.E1:Sheet2.E1" chart:class="chart:scatter">
            <chart:data-point chart:repeated="82"/>
          </chart:series>
          <chart:series chart:style-name="ch11" chart:values-cell-range-address="Sheet2.F2:Sheet2.F83" chart:label-cell-address="Sheet2.F1:Sheet2.F1" chart:class="chart:scatter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1 0 2" chart:style-name="ch1">
        <chart:legend chart:legend-position="end" svg:x="13.499cm" svg:y="3.782cm" style:legend-expansion="high" chart:style-name="ch2"/>
        <chart:plot-area chart:style-name="ch3" table:cell-range-address="Sheet3.B1:Sheet3.D83" chart:data-source-has-labels="row" svg:x="1.279cm" svg:y="0.18cm" svg:width="11.9cm" svg:height="7.711cm">
          <chartooo:coordinate-region svg:x="2.456cm" svg:y="0.353cm" svg:width="10.723cm" svg:height="6.783cm"/>
          <chart:axis chart:dimension="x" chart:name="primary-x" chart:style-name="ch4">
            <chart:title svg:x="6.603cm" svg:y="8.071cm" chart:style-name="ch5">
              <text:p>Minutes</text:p>
            </chart:title>
          </chart:axis>
          <chart:axis chart:dimension="y" chart:name="primary-y" chart:style-name="ch4">
            <chart:title svg:x="0.451cm" svg:y="4.529cm" chart:style-name="ch6">
              <text:p>Count</text:p>
            </chart:title>
            <chart:grid chart:style-name="ch7" chart:class="major"/>
          </chart:axis>
          <chart:series chart:style-name="ch8" chart:values-cell-range-address="Sheet3.C2:Sheet3.C83" chart:label-cell-address="Sheet3.C1:Sheet3.C1" chart:class="chart:area">
            <chart:data-point chart:repeated="82"/>
          </chart:serie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dash" draw:stroke-dash="Ultrafine_20_Dashed"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63cm" svg:y="3.782cm" style:legend-expansion="high" chart:style-name="ch2"/>
        <chart:plot-area chart:style-name="ch3" table:cell-range-address="Sheet4.A2:Sheet4.D83 Sheet4.B1:Sheet4.D1" chart:data-source-has-labels="row" svg:x="1.279cm" svg:y="0.18cm" svg:width="9.664cm" svg:height="7.711cm">
          <chartooo:coordinate-region svg:x="2.006cm" svg:y="0.354cm" svg:width="8.75cm" svg:height="6.943cm"/>
          <chart:axis chart:dimension="x" chart:name="primary-x" chart:style-name="ch4">
            <chart:title svg:x="5.485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4.B2:Sheet4.B83" chart:label-cell-address="Sheet4.B1:Sheet4.B1" chart:class="chart:scatter">
            <chart:domain table:cell-range-address="Sheet4.A2:Sheet4.A83"/>
            <chart:data-point chart:repeated="82"/>
          </chart:series>
          <chart:series chart:style-name="ch9" chart:values-cell-range-address="Sheet4.C2:Sheet4.C83" chart:label-cell-address="Sheet4.C1:Sheet4.C1" chart:class="chart:scatter">
            <chart:data-point chart:repeated="82"/>
          </chart:series>
          <chart:series chart:style-name="ch10" chart:values-cell-range-address="Sheet4.D2:Sheet4.D83" chart:label-cell-address="Sheet4.D1:Sheet4.D1" chart:class="chart:scatter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diction Metric</text:p>
                <draw:g>
                  <svg:desc>Sheet4.B1:Sheet4.B1</svg:desc>
                </draw:g>
              </table:table-cell>
              <table:table-cell office:value-type="string">
                <text:p>cpu_middletier</text:p>
                <draw:g>
                  <svg:desc>Sheet4.C1:Sheet4.C1</svg:desc>
                </draw:g>
              </table:table-cell>
              <table:table-cell office:value-type="string">
                <text:p>Status_500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4.A2:Sheet4.A83</svg:desc>
                </draw:g>
              </table:table-cell>
              <table:table-cell office:value-type="float" office:value="0.98">
                <text:p>0.98</text:p>
                <draw:g>
                  <svg:desc>Sheet4.B2:Sheet4.B83</svg:desc>
                </draw:g>
              </table:table-cell>
              <table:table-cell office:value-type="float" office:value="0.993">
                <text:p>0.993</text:p>
                <draw:g>
                  <svg:desc>Sheet4.C2:Sheet4.C83</svg:desc>
                </draw:g>
              </table:table-cell>
              <table:table-cell office:value-type="float" office:value="1">
                <text:p>1</text:p>
                <draw:g>
                  <svg:desc>Sheet4.D2:Sheet4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8">
                <text:p>0.98</text:p>
              </table:table-cell>
              <table:table-cell office:value-type="float" office:value="0.993">
                <text:p>0.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777147841255997">
                <text:p>0.77714784125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9">
                <text:p>0.99</text:p>
              </table:table-cell>
              <table:table-cell office:value-type="float" office:value="0.527692978630615">
                <text:p>0.527692978630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51428571428571">
                <text:p>0.951428571428571</text:p>
              </table:table-cell>
              <table:table-cell office:value-type="float" office:value="0.983">
                <text:p>0.983</text:p>
              </table:table-cell>
              <table:table-cell office:value-type="float" office:value="0.301351940689054">
                <text:p>0.3013519406890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">
                <text:p>0.9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">
                <text:p>0.9</text:p>
              </table:table-cell>
              <table:table-cell office:value-type="float" office:value="0.965">
                <text:p>0.965</text:p>
              </table:table-cell>
              <table:table-cell office:value-type="float" office:value="0.167466201482774">
                <text:p>0.167466201482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777142857142857">
                <text:p>0.777142857142857</text:p>
              </table:table-cell>
              <table:table-cell office:value-type="float" office:value="0.922">
                <text:p>0.922</text:p>
              </table:table-cell>
              <table:table-cell office:value-type="float" office:value="0.100305276929786">
                <text:p>0.100305276929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51428571428571">
                <text:p>0.651428571428571</text:p>
              </table:table-cell>
              <table:table-cell office:value-type="float" office:value="0.878">
                <text:p>0.878</text:p>
              </table:table-cell>
              <table:table-cell office:value-type="float" office:value="0.0597470562581771">
                <text:p>0.0597470562581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34285714285714">
                <text:p>0.634285714285714</text:p>
              </table:table-cell>
              <table:table-cell office:value-type="float" office:value="0.872">
                <text:p>0.872</text:p>
              </table:table-cell>
              <table:table-cell office:value-type="float" office:value="0.0405582206716093">
                <text:p>0.0405582206716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05714285714285">
                <text:p>0.505714285714285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05714285714285">
                <text:p>0.505714285714285</text:p>
              </table:table-cell>
              <table:table-cell office:value-type="float" office:value="0.827">
                <text:p>0.827</text:p>
              </table:table-cell>
              <table:table-cell office:value-type="float" office:value="0.0170082860880942">
                <text:p>0.0170082860880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54285714285714">
                <text:p>0.454285714285714</text:p>
              </table:table-cell>
              <table:table-cell office:value-type="float" office:value="0.809">
                <text:p>0.809</text:p>
              </table:table-cell>
              <table:table-cell office:value-type="float" office:value="0.0104666375926734">
                <text:p>0.0104666375926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765">
                <text:p>0.765</text:p>
              </table:table-cell>
              <table:table-cell office:value-type="float" office:value="0.0056694286960314">
                <text:p>0.00566942869603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154285714285714">
                <text:p>0.154285714285714</text:p>
              </table:table-cell>
              <table:table-cell office:value-type="float" office:value="0.704">
                <text:p>0.704</text:p>
              </table:table-cell>
              <table:table-cell office:value-type="float" office:value="0.00261665939816834">
                <text:p>0.00261665939816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145714285714286">
                <text:p>0.145714285714286</text:p>
              </table:table-cell>
              <table:table-cell office:value-type="float" office:value="0.701">
                <text:p>0.701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0542857142857143">
                <text:p>0.0542857142857143</text:p>
              </table:table-cell>
              <table:table-cell office:value-type="float" office:value="0.669">
                <text:p>0.669</text:p>
              </table:table-cell>
              <table:table-cell office:value-type="float" office:value="0.00218054949847362">
                <text:p>0.00218054949847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627">
                <text:p>0.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606">
                <text:p>0.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481">
                <text:p>0.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471">
                <text:p>0.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33">
                <text:p>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351">
                <text:p>0.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96">
                <text:p>0.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ott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87cm" svg:y="4.005cm" style:legend-expansion="high" chart:style-name="ch2"/>
        <chart:plot-area chart:style-name="ch3" table:cell-range-address="Sheet3.F1:Sheet3.G83" chart:data-source-has-labels="row" svg:x="1.279cm" svg:y="0.18cm" svg:width="8.288cm" svg:height="7.711cm">
          <chartooo:coordinate-region svg:x="2.006cm" svg:y="0.354cm" svg:width="7.561cm" svg:height="6.782cm"/>
          <chart:axis chart:dimension="x" chart:name="primary-x" chart:style-name="ch4">
            <chart:title svg:x="4.797cm" svg:y="8.071cm" chart:style-name="ch5">
              <text:p>Minutes</text:p>
            </chart:title>
          </chart:axis>
          <chart:axis chart:dimension="y" chart:name="primary-y" chart:style-name="ch4">
            <chart:title svg:x="0.451cm" svg:y="4.926cm" chart:style-name="ch6">
              <text:p>Percentage</text:p>
            </chart:title>
            <chart:grid chart:style-name="ch7" chart:class="major"/>
          </chart:axis>
          <chart:series chart:style-name="ch8" chart:values-cell-range-address="Sheet3.F2:Sheet3.F83" chart:label-cell-address="Sheet3.F1:Sheet3.F1" chart:class="chart:line">
            <chart:data-point chart:repeated="82"/>
          </chart:series>
          <chart:series chart:style-name="ch9" chart:values-cell-range-address="Sheet3.G2:Sheet3.G83" chart:label-cell-address="Sheet3.G1:Sheet3.G1" chart:class="chart:line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 Percentage</text:p>
                <draw:g>
                  <svg:desc>Sheet3.F1:Sheet3.F1</svg:desc>
                </draw:g>
              </table:table-cell>
              <table:table-cell office:value-type="string">
                <text:p>Binary Failure Percentage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F2:Sheet3.F83</svg:desc>
                </draw:g>
              </table:table-cell>
              <table:table-cell office:value-type="float" office:value="0">
                <text:p>0</text:p>
                <draw:g>
                  <svg:desc>Sheet3.G2:Sheet3.G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5384576331421">
                <text:p>0.0002538457633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5384576331421">
                <text:p>0.0002538457633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26582680019939">
                <text:p>0.000226582680019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26582680019939">
                <text:p>0.000226582680019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5418848167539">
                <text:p>0.000245418848167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5418848167539">
                <text:p>0.000245418848167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481838398813936">
                <text:p>0.000481838398813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481838398813936">
                <text:p>0.000481838398813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806776926179911">
                <text:p>0.000806776926179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806776926179911">
                <text:p>0.000806776926179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9974159411819">
                <text:p>0.0011997415941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9974159411819">
                <text:p>0.00119974159411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62570936503007">
                <text:p>0.0026257093650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62570936503007">
                <text:p>0.00262570936503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55345748819837">
                <text:p>0.00355345748819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55345748819837">
                <text:p>0.00355345748819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551149025904004">
                <text:p>0.0055114902590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51149025904004">
                <text:p>0.00551149025904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51422363140507">
                <text:p>0.00851422363140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851422363140507">
                <text:p>0.00851422363140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41632043226427">
                <text:p>0.0141632043226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1632043226427">
                <text:p>0.0141632043226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3041825095057">
                <text:p>0.02304182509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3041825095057">
                <text:p>0.02304182509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6141829903298">
                <text:p>0.0316141829903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141829903298">
                <text:p>0.0316141829903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80356522170912">
                <text:p>0.0380356522170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0356522170912">
                <text:p>0.03803565221709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Sheet2.A2:Sheet2.B83 Sheet2.B1:Sheet2.B1 Sheet2.D1:Sheet2.F83" chart:data-source-has-labels="row" svg:x="0.67cm" svg:y="1.645cm" svg:width="10.781cm" svg:height="6.563cm">
          <chartooo:coordinate-region svg:x="1.397cm" svg:y="1.845cm" svg:width="9.867cm" svg:height="5.716cm"/>
          <chart:axis chart:dimension="x" chart:name="primary-x" chart:style-name="ch4">
            <chart:title svg:x="5.434cm" svg:y="8.388cm" chart:style-name="ch5">
              <text:p>Minutes</text:p>
            </chart:title>
          </chart:axis>
          <chart:axis chart:dimension="y" chart:name="primary-y" chart:style-name="ch4">
            <chart:title svg:x="0cm" svg:y="5.817cm" chart:style-name="ch6">
              <text:p>Percentage</text:p>
            </chart:title>
            <chart:grid chart:style-name="ch7" chart:class="major"/>
          </chart:axis>
          <chart:series chart:style-name="ch8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9" chart:values-cell-range-address="Sheet2.D2:Sheet2.D83" chart:label-cell-address="Sheet2.D1:Sheet2.D1" chart:class="chart:scatter">
            <chart:data-point chart:repeated="82"/>
          </chart:series>
          <chart:series chart:style-name="ch10" chart:values-cell-range-address="Sheet2.E2:Sheet2.E83" chart:label-cell-address="Sheet2.E1:Sheet2.E1" chart:class="chart:scatter">
            <chart:data-point chart:repeated="82"/>
          </chart:series>
          <chart:series chart:style-name="ch11" chart:values-cell-range-address="Sheet2.F2:Sheet2.F83" chart:label-cell-address="Sheet2.F1:Sheet2.F1" chart:class="chart:scatter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5cm" chart:style-name="ch2">
          <text:p>Request Statistics</text:p>
        </chart:title>
        <chart:legend chart:legend-position="end" svg:x="14.875cm" svg:y="3.782cm" style:legend-expansion="high" chart:style-name="ch3"/>
        <chart:plot-area chart:style-name="ch4" table:cell-range-address="Sheet3.B2:Sheet3.D83" chart:data-source-has-labels="row" svg:x="1.279cm" svg:y="1.248cm" svg:width="13.276cm" svg:height="6.643cm">
          <chartooo:coordinate-region svg:x="2.456cm" svg:y="1.421cm" svg:width="12.099cm" svg:height="5.715cm"/>
          <chart:axis chart:dimension="x" chart:name="primary-x" chart:style-name="ch5">
            <chart:title svg:x="7.291cm" svg:y="8.071cm" chart:style-name="ch6">
              <text:p>Minutes</text:p>
            </chart:title>
          </chart:axis>
          <chart:axis chart:dimension="y" chart:name="primary-y" chart:style-name="ch5">
            <chart:title svg:x="0.451cm" svg:y="5.711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C2:Sheet3.C83" chart:label-cell-address="Sheet3.C2:Sheet3.C2" chart:class="chart:area">
            <chart:data-point chart:repeated="82"/>
          </chart:series>
          <chart:series chart:style-name="ch10" chart:values-cell-range-address="Sheet3.B2:Sheet3.B83" chart:label-cell-address="Sheet3.B2:Sheet3.B2" chart:class="chart:area">
            <chart:data-point chart:repeated="82"/>
          </chart:series>
          <chart:series chart:style-name="ch11" chart:values-cell-range-address="Sheet3.D2:Sheet3.D83" chart:label-cell-address="Sheet3.D2:Sheet3.D2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3.C2:Sheet3.C2</svg:desc>
                </draw:g>
              </table:table-cell>
              <table:table-cell office:value-type="string">
                <text:p>28</text:p>
                <draw:g>
                  <svg:desc>Sheet3.B2:Sheet3.B2</svg:desc>
                </draw:g>
              </table:table-cell>
              <table:table-cell office:value-type="string">
                <text:p>0</text:p>
                <draw:g>
                  <svg:desc>Sheet3.D2:Shee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">
                <text:p>137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0">
                <text:p>230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4">
                <text:p>38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1">
                <text:p>691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0">
                <text:p>1210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82">
                <text:p>1782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3">
                <text:p>2293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5cm" chart:style-name="ch2">
          <text:p>Failure Statistics</text:p>
        </chart:title>
        <chart:legend chart:legend-position="end" svg:x="14.875cm" svg:y="4.005cm" style:legend-expansion="high" chart:style-name="ch3"/>
        <chart:plot-area chart:style-name="ch4" table:cell-range-address="Sheet3.B2:Sheet3.B83 Sheet3.D2:Sheet3.D83" chart:data-source-has-labels="row" svg:x="1.279cm" svg:y="1.248cm" svg:width="13.276cm" svg:height="6.643cm">
          <chartooo:coordinate-region svg:x="2.456cm" svg:y="1.421cm" svg:width="12.099cm" svg:height="5.715cm"/>
          <chart:axis chart:dimension="x" chart:name="primary-x" chart:style-name="ch5">
            <chart:title svg:x="7.291cm" svg:y="8.071cm" chart:style-name="ch6">
              <text:p>Minutes</text:p>
            </chart:title>
          </chart:axis>
          <chart:axis chart:dimension="y" chart:name="primary-y" chart:style-name="ch5">
            <chart:title svg:x="0.451cm" svg:y="5.314cm" chart:style-name="ch7">
              <text:p>Requests</text:p>
            </chart:title>
            <chart:grid chart:style-name="ch8" chart:class="major"/>
          </chart:axis>
          <chart:series chart:style-name="ch9" chart:values-cell-range-address="Sheet3.B2:Sheet3.B83" chart:label-cell-address="Sheet3.B2:Sheet3.B2" chart:class="chart:area">
            <chart:data-point chart:repeated="82"/>
          </chart:series>
          <chart:series chart:style-name="ch10" chart:values-cell-range-address="Sheet3.D2:Sheet3.D83" chart:label-cell-address="Sheet3.D2:Sheet3.D2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  <draw:g>
                  <svg:desc>Sheet3.B2:Sheet3.B2</svg:desc>
                </draw:g>
              </table:table-cell>
              <table:table-cell office:value-type="string">
                <text:p>0</text:p>
                <draw:g>
                  <svg:desc>Sheet3.D2:Shee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692">
                <text:p>1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42">
                <text:p>2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67">
                <text:p>26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24">
                <text:p>2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468">
                <text:p>3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326">
                <text:p>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417">
                <text:p>38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501">
                <text:p>4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717">
                <text:p>4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67">
                <text:p>48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1388">
                <text:p>51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677">
                <text:p>54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119">
                <text:p>5811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heet2.A2:Sheet2.A83 Sheet2.S1:Sheet2.T83" chart:data-source-has-labels="row" svg:x="0.32cm" svg:y="0.18cm" svg:width="11.952cm" svg:height="8.64cm">
          <chartooo:coordinate-region svg:x="1.047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7" chart:values-cell-range-address="Sheet2.T2:Sheet2.T83" chart:label-cell-address="Sheet2.T1:Sheet2.T1" chart:class="chart:scatte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61964347782909">
                <text:p>0.961964347782909</text:p>
                <draw:g>
                  <svg:desc>Sheet2.S2:Sheet2.S83</svg:desc>
                </draw:g>
              </table:table-cell>
              <table:table-cell office:value-type="float" office:value="0.0380356522170912">
                <text:p>0.0380356522170912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61964347782909">
                <text:p>0.961964347782909</text:p>
              </table:table-cell>
              <table:table-cell office:value-type="float" office:value="0.0380356522170912">
                <text:p>0.0380356522170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